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200000002000309F1C.png" manifest:media-type=""/>
  <manifest:file-entry manifest:full-path="Pictures/10000201000003C4000000DD60ED5A73.png" manifest:media-type=""/>
  <manifest:file-entry manifest:full-path="Pictures/100002010000012C0000012CEEDE4DB9.png" manifest:media-type=""/>
  <manifest:file-entry manifest:full-path="Pictures/100002010000009B0000002C8E21A43E.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mily-generic="swiss"/>
    <style:font-face style:name="Arial1" svg:font-family="Arial" style:font-pitch="variable"/>
    <style:font-face style:name="Calibri1" svg:font-family="Calibri" style:font-pitch="variable"/>
    <style:font-face style:name="ＭＳ Ｐゴシック1"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Helvetica" svg:font-family="Helvetica" style:font-family-generic="swiss" style:font-pitch="variable"/>
    <style:font-face style:name="ＭＳ Ｐゴシック2" svg:font-family="'ＭＳ Ｐゴシック'"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solid" svg:stroke-width="0.071cm" svg:stroke-color="#aebf2f" svg:stroke-opacity="100%" draw:stroke-linejoin="round" draw:fill="none" draw:fill-color="#ffffff" draw:textarea-horizontal-align="left" draw:textarea-vertical-align="middle" draw:auto-grow-height="false" fo:padding-top="0.13cm" fo:padding-bottom="0.13cm" fo:padding-left="0.25cm" fo:padding-right="0.25cm" fo:wrap-option="wrap" draw:shadow="hidden" draw:shadow-offset-x="0cm" draw:shadow-offset-y="0cm" draw:shadow-color="#000000" draw:shadow-opacity="38%"/>
    </style:style>
    <style:style style:name="gr3"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4"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5"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6" style:family="graphic" style:parent-style-name="standard">
      <style:graphic-properties draw:stroke="none" draw:fill="none" draw:fill-color="#ffffff" draw:textarea-horizontal-align="justify" draw:textarea-vertical-align="top" draw:auto-grow-height="true" fo:min-height="0.764cm" fo:min-width="0.012cm" fo:padding-top="0.13cm" fo:padding-bottom="0.13cm" fo:padding-left="0.25cm" fo:padding-right="0.25cm" fo:wrap-option="no-wrap" draw:shadow="hidden" draw:shadow-offset-x="0cm" draw:shadow-offset-y="0cm"/>
    </style:style>
    <style:style style:name="gr7"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8"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9"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0" style:family="graphic" style:parent-style-name="standard">
      <style:graphic-properties draw:stroke="none" draw:fill="none" draw:fill-color="#ffffff" draw:textarea-horizontal-align="justify" draw:textarea-vertical-align="top" draw:auto-grow-height="true" fo:min-height="0.764cm" fo:min-width="0.013cm" fo:padding-top="0.13cm" fo:padding-bottom="0.13cm" fo:padding-left="0.25cm" fo:padding-right="0.25cm" fo:wrap-option="no-wrap" draw:shadow="hidden" draw:shadow-offset-x="0cm" draw:shadow-offset-y="0cm"/>
    </style:style>
    <style:style style:name="gr11" style:family="graphic" style:parent-style-name="standard">
      <style:graphic-properties draw:stroke="none" draw:fill="none" draw:fill-color="#ffffff" draw:textarea-horizontal-align="justify" draw:textarea-vertical-align="top" draw:auto-grow-height="true" fo:min-height="1.752cm" fo:padding-top="0.13cm" fo:padding-bottom="0.13cm" fo:padding-left="0.25cm" fo:padding-right="0.25cm" fo:wrap-option="wrap" draw:shadow="hidden" draw:shadow-offset-x="0cm" draw:shadow-offset-y="0cm"/>
    </style:style>
    <style:style style:name="gr12" style:family="graphic" style:parent-style-name="standard" style:list-style-name="L5">
      <style:graphic-properties draw:stroke="solid" svg:stroke-width="0.026cm" svg:stroke-color="#00cdb8" draw:stroke-linejoin="miter" svg:stroke-linecap="square" draw:fill="solid" draw:fill-color="#007ca2"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3" style:family="graphic" style:parent-style-name="standard">
      <style:graphic-properties draw:stroke="solid" svg:stroke-width="0.071cm" svg:stroke-color="#00685d" draw:marker-end="Arrowheads_20_58" draw:marker-end-width="0.319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cm" draw:shadow-offset-y="0cm" draw:shadow-opacity="38%" draw:start-line-spacing-horizontal="0cm" draw:start-line-spacing-vertical="0cm" draw:end-line-spacing-horizontal="0cm" draw:end-line-spacing-vertical="0cm"/>
    </style:style>
    <style:style style:name="gr14" style:family="graphic" style:parent-style-name="standard">
      <style:graphic-properties draw:stroke="solid" svg:stroke-width="0.071cm" svg:stroke-color="#00685d" draw:marker-start="Arrowheads_20_59" draw:marker-start-width="0.319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cm" draw:shadow-offset-y="0cm" draw:shadow-opacity="38%" draw:start-line-spacing-horizontal="0cm" draw:start-line-spacing-vertical="0cm" draw:end-line-spacing-horizontal="0cm" draw:end-line-spacing-vertical="0cm"/>
    </style:style>
    <style:style style:name="gr15" style:family="graphic" style:parent-style-name="standard">
      <style:graphic-properties draw:stroke="solid" svg:stroke-width="0.071cm" svg:stroke-color="#00685d" draw:marker-start="Arrowheads_20_64" draw:marker-start-width="0.319cm" draw:marker-start-center="false" draw:marker-end="Arrowheads_20_65" draw:marker-end-width="0.319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cm" draw:shadow-offset-y="0cm" draw:shadow-opacity="38%" draw:start-line-spacing-horizontal="0cm" draw:start-line-spacing-vertical="0cm" draw:end-line-spacing-horizontal="0cm" draw:end-line-spacing-vertical="0cm"/>
    </style:style>
    <style:style style:name="gr16" style:family="graphic" style:parent-style-name="standard">
      <style:graphic-properties draw:stroke="none" draw:fill="none" draw:fill-color="#ffffff" draw:textarea-horizontal-align="justify" draw:textarea-vertical-align="top" draw:auto-grow-height="true" fo:min-height="0.763cm" fo:min-width="4.98cm" fo:padding-top="0.13cm" fo:padding-bottom="0.13cm" fo:padding-left="0.25cm" fo:padding-right="0.25cm" fo:wrap-option="no-wrap" draw:shadow="hidden" draw:shadow-offset-x="0cm" draw:shadow-offset-y="0cm"/>
    </style:style>
    <style:style style:name="gr17" style:family="graphic" style:parent-style-name="standard">
      <style:graphic-properties draw:textarea-vertical-align="middle"/>
    </style:style>
    <style:style style:name="gr18"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9"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20"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21"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22"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23"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24"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25"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26"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27"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28"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29"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30"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31"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32"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33"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34"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35"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36" style:family="graphic" style:parent-style-name="standard">
      <style:graphic-properties draw:fill="solid" draw:fill-color="#e6e6e6" draw:textarea-horizontal-align="justify" draw:textarea-vertical-align="middle" draw:auto-grow-height="false" fo:min-height="0cm" fo:min-width="0cm" fo:wrap-option="no-wrap"/>
    </style:style>
    <style:style style:name="gr37"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38"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39"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40"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41"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42"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43" style:family="graphic" style:parent-style-name="standard" style:list-style-name="L5">
      <style:graphic-properties draw:stroke="solid" svg:stroke-width="0.026cm" svg:stroke-color="#00cdb8" draw:stroke-linejoin="miter" svg:stroke-linecap="square" draw:fill="solid" draw:fill-color="#007ca2"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44" style:family="graphic" style:parent-style-name="standard">
      <style:graphic-properties draw:stroke="none" draw:fill="none" draw:fill-color="#ffffff" draw:textarea-horizontal-align="justify" draw:textarea-vertical-align="top" draw:auto-grow-height="true" fo:min-height="2.287cm" fo:min-width="4.98cm" fo:padding-top="0.13cm" fo:padding-bottom="0.13cm" fo:padding-left="0.25cm" fo:padding-right="0.25cm" fo:wrap-option="no-wrap" draw:shadow="hidden" draw:shadow-offset-x="0cm" draw:shadow-offset-y="0cm"/>
    </style:style>
    <style:style style:name="gr45"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46"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47"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48"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49"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50"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51"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52"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53"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54"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55"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56"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57"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58"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59"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60"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61"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62"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63" style:family="graphic" style:parent-style-name="standard">
      <style:graphic-properties draw:fill="solid" draw:fill-color="#ffffcc" draw:textarea-horizontal-align="justify" draw:textarea-vertical-align="middle" draw:auto-grow-height="false"/>
    </style:style>
    <style:style style:name="gr64"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65"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66"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67" style:family="graphic" style:parent-style-name="standard" style:list-style-name="L8">
      <style:graphic-properties draw:stroke="solid" svg:stroke-width="0.026cm" svg:stroke-color="#ff0000"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68" style:family="graphic" style:parent-style-name="standard">
      <style:graphic-properties draw:stroke="solid" svg:stroke-width="0.071cm" svg:stroke-color="#ff0000" svg:stroke-opacity="100%" draw:stroke-linejoin="round" draw:fill="none" draw:fill-color="#ffffff" draw:textarea-horizontal-align="left" draw:textarea-vertical-align="middle" draw:auto-grow-height="false" fo:padding-top="0.13cm" fo:padding-bottom="0.13cm" fo:padding-left="0.25cm" fo:padding-right="0.25cm" fo:wrap-option="wrap" draw:shadow="hidden" draw:shadow-offset-x="0cm" draw:shadow-offset-y="0cm" draw:shadow-color="#000000" draw:shadow-opacity="38%"/>
    </style:style>
    <style:style style:name="gr69" style:family="graphic" style:parent-style-name="standard" style:list-style-name="L8">
      <style:graphic-properties draw:stroke="solid" svg:stroke-width="0.026cm" svg:stroke-color="#ff0000"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70" style:family="graphic" style:parent-style-name="standard" style:list-style-name="L8">
      <style:graphic-properties draw:stroke="solid" svg:stroke-width="0.026cm" svg:stroke-color="#ff0000"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71" style:family="graphic" style:parent-style-name="standard" style:list-style-name="L5">
      <style:graphic-properties draw:stroke="solid" svg:stroke-width="0.026cm" svg:stroke-color="#00cdb8" draw:stroke-linejoin="miter" svg:stroke-linecap="square" draw:fill="solid" draw:fill-color="#007ca2"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72"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73"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74"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75"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76"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77"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78"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79"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80"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81"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82"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83"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84"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85"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86"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8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8" style:family="graphic" style:parent-style-name="standard" style:list-style-name="L8">
      <style:graphic-properties draw:stroke="solid" svg:stroke-width="0.026cm" svg:stroke-color="#ff0000"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89" style:family="graphic" style:parent-style-name="standard" style:list-style-name="L8">
      <style:graphic-properties draw:stroke="solid" svg:stroke-width="0.026cm" svg:stroke-color="#ff0000"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90" style:family="graphic" style:parent-style-name="standard" style:list-style-name="L8">
      <style:graphic-properties draw:stroke="solid" svg:stroke-width="0.026cm" svg:stroke-color="#ff0000"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91" style:family="graphic" style:parent-style-name="standard">
      <style:graphic-properties draw:stroke="solid" svg:stroke-width="0.071cm" svg:stroke-color="#ff0000" draw:marker-start="Arrowheads_20_64" draw:marker-start-width="0.319cm" draw:marker-start-center="false" draw:marker-end="Arrowheads_20_65" draw:marker-end-width="0.319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cm" draw:shadow-offset-y="0cm" draw:shadow-opacity="38%" draw:start-line-spacing-horizontal="0cm" draw:start-line-spacing-vertical="0cm" draw:end-line-spacing-horizontal="0cm" draw:end-line-spacing-vertical="0cm"/>
    </style:style>
    <style:style style:name="gr92" style:family="graphic" style:parent-style-name="standard" style:list-style-name="L8">
      <style:graphic-properties draw:stroke="solid" svg:stroke-width="0.026cm" svg:stroke-color="#ff0000"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93" style:family="graphic" style:parent-style-name="standard" style:list-style-name="L8">
      <style:graphic-properties draw:stroke="solid" svg:stroke-width="0.026cm" svg:stroke-color="#ff0000"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94" style:family="graphic" style:parent-style-name="standard" style:list-style-name="L8">
      <style:graphic-properties draw:stroke="solid" svg:stroke-width="0.026cm" svg:stroke-color="#ff0000"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95" style:family="graphic" style:parent-style-name="standard" style:list-style-name="L5">
      <style:graphic-properties draw:stroke="solid" svg:stroke-width="0.026cm" svg:stroke-color="#00cdb8" draw:stroke-linejoin="miter" svg:stroke-linecap="square" draw:fill="solid" draw:fill-color="#007ca2"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96"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97"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98"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99"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00"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01"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02"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03"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04"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05"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06"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07"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08" style:family="graphic" style:parent-style-name="standard" style:list-style-name="L8">
      <style:graphic-properties draw:stroke="solid" svg:stroke-width="0.026cm" svg:stroke-color="#ff0000"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09" style:family="graphic" style:parent-style-name="standard" style:list-style-name="L8">
      <style:graphic-properties draw:stroke="solid" svg:stroke-width="0.026cm" svg:stroke-color="#ff0000"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10" style:family="graphic" style:parent-style-name="standard" style:list-style-name="L8">
      <style:graphic-properties draw:stroke="solid" svg:stroke-width="0.026cm" svg:stroke-color="#ff0000"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11" style:family="graphic" style:parent-style-name="standard" style:list-style-name="L8">
      <style:graphic-properties draw:stroke="solid" svg:stroke-width="0.026cm" svg:stroke-color="#ff0000"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12" style:family="graphic" style:parent-style-name="standard" style:list-style-name="L8">
      <style:graphic-properties draw:stroke="solid" svg:stroke-width="0.026cm" svg:stroke-color="#ff0000"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13" style:family="graphic" style:parent-style-name="standard" style:list-style-name="L8">
      <style:graphic-properties draw:stroke="solid" svg:stroke-width="0.026cm" svg:stroke-color="#ff0000"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14" style:family="graphic" style:parent-style-name="standard" style:list-style-name="L8">
      <style:graphic-properties draw:stroke="solid" svg:stroke-width="0.026cm" svg:stroke-color="#ff0000"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15" style:family="graphic" style:parent-style-name="standard" style:list-style-name="L8">
      <style:graphic-properties draw:stroke="solid" svg:stroke-width="0.026cm" svg:stroke-color="#ff0000"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16" style:family="graphic" style:parent-style-name="standard" style:list-style-name="L8">
      <style:graphic-properties draw:stroke="solid" svg:stroke-width="0.026cm" svg:stroke-color="#ff0000"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17"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18"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19"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20"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21"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22"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23" style:family="graphic" style:parent-style-name="standard" style:list-style-name="L5">
      <style:graphic-properties draw:stroke="solid" svg:stroke-width="0.026cm" svg:stroke-color="#00cdb8" draw:stroke-linejoin="miter" svg:stroke-linecap="square" draw:fill="solid" draw:fill-color="#007ca2"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24"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25"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26"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27"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28"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29"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30"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31"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32"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33"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34"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35"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36"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37"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38"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39"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40"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41"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42" style:family="graphic" style:parent-style-name="standard">
      <style:graphic-properties draw:fill="solid" draw:fill-color="#00ffff" draw:textarea-horizontal-align="justify" draw:textarea-vertical-align="middle" draw:auto-grow-height="false"/>
    </style:style>
    <style:style style:name="gr143" style:family="graphic" style:parent-style-name="standard">
      <style:graphic-properties draw:fill="solid" draw:fill-color="#00dcff" draw:textarea-horizontal-align="justify" draw:textarea-vertical-align="middle" draw:auto-grow-height="false"/>
    </style:style>
    <style:style style:name="gr144"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45"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46"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47"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48"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49"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50" style:family="graphic" style:parent-style-name="standard" style:list-style-name="L5">
      <style:graphic-properties draw:stroke="solid" svg:stroke-width="0.026cm" svg:stroke-color="#00cdb8" draw:stroke-linejoin="miter" svg:stroke-linecap="square" draw:fill="solid" draw:fill-color="#007ca2"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51"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52"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53"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54"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55"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56"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57"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58"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59"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60"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61"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62"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63"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64"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65"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66" style:family="graphic" style:parent-style-name="standard" style:list-style-name="L8">
      <style:graphic-properties draw:stroke="solid" svg:stroke-width="0.026cm" svg:stroke-color="#00cdb8" draw:stroke-linejoin="miter" svg:stroke-linecap="square" draw:fill="solid" draw:fill-color="#ffffff"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67"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68" style:family="graphic" style:parent-style-name="standard" style:list-style-name="L8">
      <style:graphic-properties draw:stroke="solid" svg:stroke-width="0.026cm" svg:stroke-color="#adbe2a" draw:stroke-linejoin="miter" svg:stroke-linecap="square" draw:fill="gradient" draw:fill-color="#8c9d10" draw:fill-gradient-name="Gradient_20_9" draw:textarea-horizontal-align="justify" draw:textarea-vertical-align="middle" draw:auto-grow-height="false" fo:padding-top="0.13cm" fo:padding-bottom="0.13cm" fo:padding-left="0.25cm" fo:padding-right="0.25cm" fo:wrap-option="wrap" draw:shadow="hidden" draw:shadow-offset-x="0cm" draw:shadow-offset-y="0cm" draw:shadow-opacity="35%"/>
    </style:style>
    <style:style style:name="gr169" style:family="graphic" style:parent-style-name="standard">
      <style:graphic-properties draw:fill="solid" draw:fill-color="#e6e6e6" draw:textarea-horizontal-align="justify" draw:textarea-vertical-align="middle" draw:auto-grow-height="false"/>
    </style:style>
    <style:style style:name="pr1" style:family="presentation" style:parent-style-name="Title1-title">
      <style:graphic-properties draw:stroke="none" draw:fill="none" draw:fill-color="#ffffff" draw:textarea-horizontal-align="left" draw:textarea-vertical-align="bottom" draw:auto-grow-height="true" draw:auto-grow-width="false" fo:min-height="2.797cm" fo:min-width="0cm" fo:padding-top="0cm" fo:padding-bottom="0cm" fo:padding-left="0cm" fo:padding-right="0cm" fo:wrap-option="wrap" draw:shadow-color="#808080"/>
    </style:style>
    <style:style style:name="pr2" style:family="presentation" style:parent-style-name="Title1-notes">
      <style:graphic-properties draw:fill-color="#ffffff" draw:auto-grow-height="true" fo:min-height="11.429cm"/>
    </style:style>
    <style:style style:name="pr3" style:family="presentation" style:parent-style-name="Default-title">
      <style:graphic-properties draw:auto-grow-height="true" fo:min-height="2.915cm"/>
    </style:style>
    <style:style style:name="pr4" style:family="presentation" style:parent-style-name="Default-outline1">
      <style:graphic-properties draw:auto-grow-height="true" fo:min-height="12.312cm"/>
    </style:style>
    <style:style style:name="pr5" style:family="presentation" style:parent-style-name="Default-notes">
      <style:graphic-properties draw:fill-color="#ffffff" draw:auto-grow-height="true" fo:min-height="11.429cm"/>
    </style:style>
    <style:style style:name="pr6" style:family="presentation" style:parent-style-name="Default-title">
      <style:graphic-properties fo:min-height="2.915cm"/>
    </style:style>
    <style:style style:name="pr7" style:family="presentation" style:parent-style-name="Default-outline1">
      <style:graphic-properties fo:min-height="12.312cm"/>
    </style:style>
    <style:style style:name="pr8" style:family="presentation" style:parent-style-name="Default-notes">
      <style:graphic-properties draw:fill-color="#ffffff" fo:min-height="11.429cm"/>
    </style:style>
    <style:style style:name="pr9" style:family="presentation" style:parent-style-name="Default-title">
      <style:graphic-properties draw:auto-grow-height="true" fo:min-height="1.772cm"/>
    </style:style>
    <style:style style:name="pr10" style:family="presentation" style:parent-style-name="Title2-title">
      <style:graphic-properties draw:stroke="none" draw:fill="none" draw:fill-color="#ffffff" draw:textarea-horizontal-align="left" draw:textarea-vertical-align="bottom" draw:auto-grow-height="true" draw:auto-grow-width="false" fo:min-height="1.725cm" fo:min-width="0cm" fo:padding-top="0cm" fo:padding-bottom="0cm" fo:padding-left="0cm" fo:padding-right="0cm" fo:wrap-option="wrap" draw:shadow-color="#808080"/>
    </style:style>
    <style:style style:name="pr11" style:family="presentation" style:parent-style-name="Title2-subtitle">
      <style:graphic-properties draw:stroke="none" draw:fill="none" draw:fill-color="#ffffff" draw:textarea-horizontal-align="left" draw:textarea-vertical-align="top" draw:auto-grow-height="false" draw:auto-grow-width="false" fo:min-height="5.284cm" fo:min-width="0cm" fo:padding-top="0cm" fo:padding-bottom="0cm" fo:padding-left="0cm" fo:padding-right="0cm" fo:wrap-option="wrap" draw:shadow-color="#808080"/>
    </style:style>
    <style:style style:name="pr12" style:family="presentation" style:parent-style-name="Title2-notes">
      <style:graphic-properties draw:fill-color="#ffffff" draw:auto-grow-height="true" fo:min-height="11.429cm"/>
    </style:style>
    <style:style style:name="P1" style:family="paragraph">
      <style:paragraph-properties fo:margin-left="0cm" fo:margin-right="0cm" fo:line-height="90%" fo:text-indent="0cm"/>
    </style:style>
    <style:style style:name="P2" style:family="paragraph">
      <style:paragraph-properties style:writing-mode="lr-tb" style:font-independent-line-spacing="true"/>
    </style:style>
    <style:style style:name="P3" style:family="paragraph">
      <style:text-properties fo:font-size="12pt"/>
    </style:style>
    <style:style style:name="P4" style:family="paragraph">
      <style:text-properties fo:font-weight="normal" style:font-weight-asian="normal" style:font-weight-complex="normal"/>
    </style:style>
    <style:style style:name="P5" style:family="paragraph">
      <style:paragraph-properties fo:margin-left="0cm" fo:margin-right="0cm" fo:text-align="center" fo:text-indent="0cm" style:punctuation-wrap="hanging" style:line-break="strict" style:writing-mode="lr-tb" style:font-independent-line-spacing="true"/>
    </style:style>
    <style:style style:name="P6" style:family="paragraph">
      <style:paragraph-properties fo:margin-left="0cm" fo:margin-right="0cm" fo:text-indent="0cm" style:punctuation-wrap="hanging" style:line-break="strict" style:writing-mode="lr-tb" style:font-independent-line-spacing="true"/>
    </style:style>
    <style:style style:name="P7" style:family="paragraph">
      <style:paragraph-properties fo:margin-left="0cm" fo:margin-right="0cm" fo:text-indent="0cm" style:punctuation-wrap="hanging" style:line-break="strict"/>
    </style:style>
    <style:style style:name="P8" style:family="paragraph">
      <style:paragraph-properties fo:margin-left="0cm" fo:margin-right="0cm" fo:text-indent="0cm" style:punctuation-wrap="hanging" style:line-break="strict" style:writing-mode="lr-tb" style:font-independent-line-spacing="true"/>
      <style:text-properties fo:font-size="18pt"/>
    </style:style>
    <style:style style:name="P9" style:family="paragraph">
      <style:paragraph-properties fo:margin-left="0cm" fo:margin-right="0cm" fo:text-align="center" fo:text-indent="0cm" style:punctuation-wrap="hanging" style:line-break="strict"/>
    </style:style>
    <style:style style:name="P10" style:family="paragraph">
      <style:paragraph-properties fo:margin-left="0cm" fo:margin-right="0cm" fo:text-align="center" fo:text-indent="0cm" style:punctuation-wrap="hanging" style:line-break="strict" style:writing-mode="lr-tb" style:font-independent-line-spacing="true"/>
      <style:text-properties fo:color="#ffffff" fo:font-size="18pt"/>
    </style:style>
    <style:style style:name="P11" style:family="paragraph">
      <style:paragraph-properties fo:text-align="center" style:writing-mode="lr-tb"/>
    </style:style>
    <style:style style:name="P12" style:family="paragraph">
      <style:paragraph-properties fo:text-align="center"/>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8pt"/>
    </style:style>
    <style:style style:name="P15" style:family="paragraph">
      <style:text-properties fo:color="#ff0000" fo:font-size="88pt" fo:text-shadow="none" style:font-size-asian="88pt" style:font-size-complex="88pt"/>
    </style:style>
    <style:style style:name="P16" style:family="paragraph">
      <style:text-properties fo:color="#000000" fo:font-size="88pt" fo:text-shadow="none" style:font-size-asian="88pt" style:font-size-complex="88pt"/>
    </style:style>
    <style:style style:name="P17" style:family="paragraph">
      <style:paragraph-properties fo:text-align="center"/>
      <style:text-properties fo:font-size="16pt" style:font-size-asian="16pt" style:font-size-complex="16pt"/>
    </style:style>
    <style:style style:name="P18" style:family="paragraph">
      <style:paragraph-properties fo:margin-left="0cm" fo:margin-right="0cm" fo:margin-top="0.211cm" fo:margin-bottom="0cm" fo:text-align="start" fo:text-indent="0cm"/>
    </style:style>
    <style:style style:name="P19" style:family="paragraph">
      <style:paragraph-properties fo:margin-left="0cm" fo:margin-right="0cm" fo:margin-top="0.211cm" fo:margin-bottom="0cm" fo:text-align="start" fo:text-indent="0cm" style:writing-mode="lr-tb" style:font-independent-line-spacing="true"/>
      <style:text-properties fo:font-size="24pt"/>
    </style:style>
    <style:style style:name="T1" style:family="text">
      <style:text-properties fo:color="#f16f3b" fo:font-size="36pt" fo:font-weight="bold" style:font-size-asian="36pt" style:font-weight-asian="bold" style:font-size-complex="36pt" style:font-weight-complex="bold"/>
    </style:style>
    <style:style style:name="T2" style:family="text">
      <style:text-properties style:font-name="Arial1" fo:font-weight="normal" style:font-name-asian="Arial1" style:font-weight-asian="normal" style:font-name-complex="Arial1" style:font-weight-complex="normal"/>
    </style:style>
    <style:style style:name="T3" style:family="text">
      <style:text-properties fo:font-size="18pt" fo:language="en" fo:country="US" style:font-size-asian="18pt" style:font-size-complex="18pt"/>
    </style:style>
    <style:style style:name="T4" style:family="text">
      <style:text-properties fo:color="#ffffff" fo:font-size="18pt" style:font-size-asian="18pt" style:font-size-complex="18pt"/>
    </style:style>
    <style:style style:name="T5" style:family="text">
      <style:text-properties fo:font-size="14pt" style:font-size-asian="14pt" style:font-size-complex="14pt"/>
    </style:style>
    <style:style style:name="T6" style:family="text">
      <style:text-properties fo:font-size="12pt"/>
    </style:style>
    <style:style style:name="T7" style:family="text">
      <style:text-properties fo:color="#ff0000" fo:font-size="88pt" fo:text-shadow="none" style:font-size-asian="88pt" style:font-size-complex="88pt"/>
    </style:style>
    <style:style style:name="T8" style:family="text">
      <style:text-properties fo:color="#000000" fo:font-size="88pt" fo:text-shadow="none" style:font-size-asian="88pt" style:font-size-complex="88pt"/>
    </style:style>
    <style:style style:name="T9" style:family="text">
      <style:text-properties fo:font-size="16pt" style:font-size-asian="16pt" style:font-size-complex="16pt"/>
    </style:style>
    <style:style style:name="T10" style:family="text">
      <style:text-properties fo:font-size="18pt"/>
    </style:style>
    <style:style style:name="T11" style:family="text">
      <style:text-properties style:text-underline-style="solid" style:text-underline-width="auto" style:text-underline-color="font-color"/>
    </style:style>
    <style:style style:name="T12" style:family="text">
      <style:text-properties fo:color="#008881" fo:font-size="44pt" style:font-size-asian="44pt" style:font-size-complex="44pt"/>
    </style:style>
    <style:style style:name="T13" style:family="text">
      <style:text-properties fo:font-size="28pt" style:font-name-asian="Arial1" style:font-size-asian="28pt" style:font-name-complex="Arial1" style:font-size-complex="28pt"/>
    </style:style>
    <text:list-style style:name="L1">
      <text:list-level-style-number text:level="1" style:num-format="">
        <style:list-level-properties/>
        <style:text-properties fo:color="#f16f3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Arial2" fo:color="#33928a" fo:font-size="100%"/>
      </text:list-level-style-bullet>
      <text:list-level-style-bullet text:level="2" text:bullet-char="–">
        <style:list-level-properties text:space-before="1.27cm" text:min-label-width="0.793cm"/>
        <style:text-properties style:font-name="Arial2" fo:color="#33928a" fo:font-size="100%"/>
      </text:list-level-style-bullet>
      <text:list-level-style-bullet text:level="3" text:bullet-char="•">
        <style:list-level-properties text:space-before="2.54cm" text:min-label-width="0.635cm"/>
        <style:text-properties style:font-name="Arial2" fo:color="#33928a" fo:font-size="100%"/>
      </text:list-level-style-bullet>
      <text:list-level-style-bullet text:level="4" text:bullet-char="–">
        <style:list-level-properties text:space-before="3.81cm" text:min-label-width="0.635cm"/>
        <style:text-properties style:font-name="Arial2" fo:color="#33928a" fo:font-size="100%"/>
      </text:list-level-style-bullet>
      <text:list-level-style-bullet text:level="5" text:bullet-char="»">
        <style:list-level-properties text:space-before="5.08cm" text:min-label-width="0.635cm"/>
        <style:text-properties style:font-name="Arial2" fo:color="#33928a" fo:font-size="100%"/>
      </text:list-level-style-bullet>
      <text:list-level-style-bullet text:level="6" text:bullet-char="»">
        <style:list-level-properties text:space-before="5.08cm" text:min-label-width="0.635cm"/>
        <style:text-properties style:font-name="Arial2" fo:color="#33928a" fo:font-size="100%"/>
      </text:list-level-style-bullet>
      <text:list-level-style-bullet text:level="7" text:bullet-char="»">
        <style:list-level-properties text:space-before="5.08cm" text:min-label-width="0.635cm"/>
        <style:text-properties style:font-name="Arial2" fo:color="#33928a" fo:font-size="100%"/>
      </text:list-level-style-bullet>
      <text:list-level-style-bullet text:level="8" text:bullet-char="»">
        <style:list-level-properties text:space-before="5.08cm" text:min-label-width="0.635cm"/>
        <style:text-properties style:font-name="Arial2" fo:color="#33928a" fo:font-size="100%"/>
      </text:list-level-style-bullet>
      <text:list-level-style-bullet text:level="9" text:bullet-char="»">
        <style:list-level-properties text:space-before="5.08cm" text:min-label-width="0.635cm"/>
        <style:text-properties style:font-name="Arial2" fo:color="#33928a" fo:font-size="100%"/>
      </text:list-level-style-bullet>
      <text:list-level-style-bullet text:level="10" text:bullet-char="»">
        <style:list-level-properties text:space-before="5.08cm" text:min-label-width="0.635cm"/>
        <style:text-properties style:font-name="Arial2" fo:color="#33928a" fo:font-size="100%"/>
      </text:list-level-style-bullet>
    </text:list-style>
    <text:list-style style:name="L4">
      <text:list-level-style-number text:level="1" style:num-format="">
        <style:list-level-properties/>
        <style:text-properties fo:color="#4d4d4d" fo:font-size="100%"/>
      </text:list-level-style-number>
      <text:list-level-style-bullet text:level="2" text:bullet-char="•">
        <style:list-level-properties text:space-before="1.27cm"/>
        <style:text-properties style:font-name="Arial2" fo:color="#4d4d4d" fo:font-size="100%"/>
      </text:list-level-style-bullet>
      <text:list-level-style-bullet text:level="3" text:bullet-char="•">
        <style:list-level-properties text:space-before="2.54cm"/>
        <style:text-properties style:font-name="Arial2" fo:color="#4d4d4d" fo:font-size="100%"/>
      </text:list-level-style-bullet>
      <text:list-level-style-bullet text:level="4" text:bullet-char="•">
        <style:list-level-properties text:space-before="3.81cm"/>
        <style:text-properties style:font-name="Arial2" fo:color="#4d4d4d" fo:font-size="100%"/>
      </text:list-level-style-bullet>
      <text:list-level-style-bullet text:level="5" text:bullet-char="•">
        <style:list-level-properties text:space-before="5.08cm"/>
        <style:text-properties style:font-name="Arial2" fo:color="#4d4d4d" fo:font-size="100%"/>
      </text:list-level-style-bullet>
      <text:list-level-style-bullet text:level="6" text:bullet-char="•">
        <style:list-level-properties text:space-before="5.08cm"/>
        <style:text-properties style:font-name="Arial2" fo:color="#4d4d4d" fo:font-size="100%"/>
      </text:list-level-style-bullet>
      <text:list-level-style-bullet text:level="7" text:bullet-char="•">
        <style:list-level-properties text:space-before="5.08cm"/>
        <style:text-properties style:font-name="Arial2" fo:color="#4d4d4d" fo:font-size="100%"/>
      </text:list-level-style-bullet>
      <text:list-level-style-bullet text:level="8" text:bullet-char="•">
        <style:list-level-properties text:space-before="5.08cm"/>
        <style:text-properties style:font-name="Arial2" fo:color="#4d4d4d" fo:font-size="100%"/>
      </text:list-level-style-bullet>
      <text:list-level-style-bullet text:level="9" text:bullet-char="•">
        <style:list-level-properties text:space-before="5.08cm"/>
        <style:text-properties style:font-name="Arial2" fo:color="#4d4d4d" fo:font-size="100%"/>
      </text:list-level-style-bullet>
      <text:list-level-style-bullet text:level="10" text:bullet-char="•">
        <style:list-level-properties text:space-before="5.08cm"/>
        <style:text-properties style:font-name="Arial2" fo:color="#4d4d4d"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685d" fo:font-size="100%"/>
      </text:list-level-style-bullet>
      <text:list-level-style-bullet text:level="3" text:bullet-char="•">
        <style:list-level-properties text:space-before="2.54cm"/>
        <style:text-properties style:font-name="Arial2" fo:color="#00685d" fo:font-size="100%"/>
      </text:list-level-style-bullet>
      <text:list-level-style-bullet text:level="4" text:bullet-char="•">
        <style:list-level-properties text:space-before="3.81cm"/>
        <style:text-properties style:font-name="Arial2" fo:color="#00685d" fo:font-size="100%"/>
      </text:list-level-style-bullet>
      <text:list-level-style-bullet text:level="5" text:bullet-char="•">
        <style:list-level-properties text:space-before="5.08cm"/>
        <style:text-properties style:font-name="Arial2" fo:color="#00685d" fo:font-size="100%"/>
      </text:list-level-style-bullet>
      <text:list-level-style-bullet text:level="6" text:bullet-char="•">
        <style:list-level-properties text:space-before="5.08cm"/>
        <style:text-properties style:font-name="Arial2" fo:color="#00685d" fo:font-size="100%"/>
      </text:list-level-style-bullet>
      <text:list-level-style-bullet text:level="7" text:bullet-char="•">
        <style:list-level-properties text:space-before="5.08cm"/>
        <style:text-properties style:font-name="Arial2" fo:color="#00685d" fo:font-size="100%"/>
      </text:list-level-style-bullet>
      <text:list-level-style-bullet text:level="8" text:bullet-char="•">
        <style:list-level-properties text:space-before="5.08cm"/>
        <style:text-properties style:font-name="Arial2" fo:color="#00685d" fo:font-size="100%"/>
      </text:list-level-style-bullet>
      <text:list-level-style-bullet text:level="9" text:bullet-char="•">
        <style:list-level-properties text:space-before="5.08cm"/>
        <style:text-properties style:font-name="Arial2" fo:color="#00685d" fo:font-size="100%"/>
      </text:list-level-style-bullet>
      <text:list-level-style-bullet text:level="10" text:bullet-char="•">
        <style:list-level-properties text:space-before="5.08cm"/>
        <style:text-properties style:font-name="Arial2" fo:color="#00685d"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7">
      <text:list-level-style-number text:level="1" style:num-format="">
        <style:list-level-properties/>
        <style:text-properties fo:color="#33928a" fo:font-size="100%"/>
      </text:list-level-style-number>
      <text:list-level-style-bullet text:level="2" text:bullet-char="–">
        <style:list-level-properties text:space-before="1.27cm"/>
        <style:text-properties style:font-name="Arial2" fo:color="#33928a" fo:font-size="100%"/>
      </text:list-level-style-bullet>
      <text:list-level-style-bullet text:level="3" text:bullet-char="•">
        <style:list-level-properties text:space-before="2.54cm"/>
        <style:text-properties style:font-name="Arial2" fo:color="#33928a" fo:font-size="100%"/>
      </text:list-level-style-bullet>
      <text:list-level-style-bullet text:level="4" text:bullet-char="–">
        <style:list-level-properties text:space-before="3.81cm"/>
        <style:text-properties style:font-name="Arial2" fo:color="#33928a" fo:font-size="100%"/>
      </text:list-level-style-bullet>
      <text:list-level-style-bullet text:level="5" text:bullet-char="»">
        <style:list-level-properties text:space-before="5.08cm"/>
        <style:text-properties style:font-name="Arial2" fo:color="#33928a" fo:font-size="100%"/>
      </text:list-level-style-bullet>
      <text:list-level-style-bullet text:level="6" text:bullet-char="»">
        <style:list-level-properties text:space-before="5.08cm"/>
        <style:text-properties style:font-name="Arial2" fo:color="#33928a" fo:font-size="100%"/>
      </text:list-level-style-bullet>
      <text:list-level-style-bullet text:level="7" text:bullet-char="»">
        <style:list-level-properties text:space-before="5.08cm"/>
        <style:text-properties style:font-name="Arial2" fo:color="#33928a" fo:font-size="100%"/>
      </text:list-level-style-bullet>
      <text:list-level-style-bullet text:level="8" text:bullet-char="»">
        <style:list-level-properties text:space-before="5.08cm"/>
        <style:text-properties style:font-name="Arial2" fo:color="#33928a" fo:font-size="100%"/>
      </text:list-level-style-bullet>
      <text:list-level-style-bullet text:level="9" text:bullet-char="»">
        <style:list-level-properties text:space-before="5.08cm"/>
        <style:text-properties style:font-name="Arial2" fo:color="#33928a" fo:font-size="100%"/>
      </text:list-level-style-bullet>
      <text:list-level-style-bullet text:level="10" text:bullet-char="»">
        <style:list-level-properties text:space-before="5.08cm"/>
        <style:text-properties style:font-name="Arial2" fo:color="#33928a" fo:font-size="100%"/>
      </text:list-level-style-bullet>
    </text:list-style>
    <text:list-style style:name="L8">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2" fo:color="#00685d" fo:font-size="100%"/>
      </text:list-level-style-bullet>
      <text:list-level-style-bullet text:level="3" text:bullet-char="•">
        <style:list-level-properties text:space-before="2.54cm"/>
        <style:text-properties style:font-name="Arial2" fo:color="#00685d" fo:font-size="100%"/>
      </text:list-level-style-bullet>
      <text:list-level-style-bullet text:level="4" text:bullet-char="•">
        <style:list-level-properties text:space-before="3.81cm"/>
        <style:text-properties style:font-name="Arial2" fo:color="#00685d" fo:font-size="100%"/>
      </text:list-level-style-bullet>
      <text:list-level-style-bullet text:level="5" text:bullet-char="•">
        <style:list-level-properties text:space-before="5.08cm"/>
        <style:text-properties style:font-name="Arial2" fo:color="#00685d" fo:font-size="100%"/>
      </text:list-level-style-bullet>
      <text:list-level-style-bullet text:level="6" text:bullet-char="•">
        <style:list-level-properties text:space-before="5.08cm"/>
        <style:text-properties style:font-name="Arial2" fo:color="#00685d" fo:font-size="100%"/>
      </text:list-level-style-bullet>
      <text:list-level-style-bullet text:level="7" text:bullet-char="•">
        <style:list-level-properties text:space-before="5.08cm"/>
        <style:text-properties style:font-name="Arial2" fo:color="#00685d" fo:font-size="100%"/>
      </text:list-level-style-bullet>
      <text:list-level-style-bullet text:level="8" text:bullet-char="•">
        <style:list-level-properties text:space-before="5.08cm"/>
        <style:text-properties style:font-name="Arial2" fo:color="#00685d" fo:font-size="100%"/>
      </text:list-level-style-bullet>
      <text:list-level-style-bullet text:level="9" text:bullet-char="•">
        <style:list-level-properties text:space-before="5.08cm"/>
        <style:text-properties style:font-name="Arial2" fo:color="#00685d" fo:font-size="100%"/>
      </text:list-level-style-bullet>
      <text:list-level-style-bullet text:level="10" text:bullet-char="•">
        <style:list-level-properties text:space-before="5.08cm"/>
        <style:text-properties style:font-name="Arial2" fo:color="#00685d" fo:font-size="100%"/>
      </text:list-level-style-bullet>
    </text:list-style>
  </office:automatic-styles>
  <office:body>
    <office:presentation>
      <presentation:date-time-decl presentation:name="dtd1" presentation:source="current-date" style:data-style-name="D3"/>
      <draw:page draw:name="Title in Upper &amp; LC Bold Type" draw:style-name="dp1" draw:master-page-name="Title1" presentation:presentation-page-layout-name="AL1T0" presentation:use-date-time-name="dtd1">
        <office:forms form:automatic-focus="false" form:apply-design-mode="false"/>
        <draw:frame presentation:style-name="pr1" draw:text-style-name="P2" draw:layer="layout" svg:width="15.885cm" svg:height="2.797cm" svg:x="2.474cm" svg:y="6.869cm" presentation:class="title" presentation:user-transformed="true">
          <draw:text-box>
            <text:list text:style-name="L1">
              <text:list-header>
                <text:p text:style-name="P1"><text:span text:style-name="T1">Pivotal Cloud Foundry and Session Management</text:span></text:p>
              </text:list-header>
            </text:list>
          </draw:text-box>
        </draw:frame>
        <presentation:notes draw:style-name="dp2">
          <draw:page-thumbnail draw:style-name="gr1" draw:layer="layout" svg:width="13cm" svg:height="9.75cm" svg:x="3.08cm" svg:y="1.83cm" draw:page-number="1" presentation:class="page"/>
          <draw:frame presentation:style-name="pr2" draw:text-style-name="P3" draw:layer="layout" svg:width="15.239cm" svg:height="11.429cm" svg:x="1.905cm" svg:y="12.065cm" presentation:class="notes" presentation:placeholder="true">
            <draw:text-box/>
          </draw:frame>
        </presentation:notes>
      </draw:page>
      <draw:page draw:name="page2" draw:style-name="dp1" draw:master-page-name="Default" presentation:presentation-page-layout-name="AL2T1" presentation:use-date-time-name="dtd1">
        <office:forms form:automatic-focus="false" form:apply-design-mode="false"/>
        <draw:frame presentation:style-name="pr3" draw:layer="layout" svg:width="22.86cm" svg:height="3.175cm" svg:x="1.27cm" svg:y="0.762cm" presentation:class="title">
          <draw:text-box>
            <text:p>Overview</text:p>
          </draw:text-box>
        </draw:frame>
        <draw:frame presentation:style-name="pr4" draw:layer="layout" svg:width="22.86cm" svg:height="12.572cm" svg:x="1.27cm" svg:y="4.445cm" presentation:class="outline" presentation:user-transformed="true">
          <draw:text-box>
            <text:list text:style-name="L3">
              <text:list-item>
                <text:p>Issues with Session Management in Cloud Foundry</text:p>
                <text:p/>
              </text:list-item>
              <text:list-item>
                <text:p>How to solve them</text:p>
              </text:list-item>
            </text:list>
          </draw:text-box>
        </draw:frame>
        <presentation:notes draw:style-name="dp2">
          <draw:page-thumbnail draw:style-name="gr1" draw:layer="layout" svg:width="13cm" svg:height="9.75cm" svg:x="3.08cm" svg:y="1.83cm" draw:page-number="2" presentation:class="page"/>
          <draw:frame presentation:style-name="pr5" draw:layer="layout" svg:width="15.239cm" svg:height="11.429cm" svg:x="1.905cm" svg:y="12.065cm" presentation:class="notes" presentation:placeholder="true">
            <draw:text-box/>
          </draw:frame>
        </presentation:notes>
      </draw:page>
      <draw:page draw:name="page3" draw:style-name="dp1" draw:master-page-name="Default" presentation:presentation-page-layout-name="AL2T1" presentation:use-date-time-name="dtd1">
        <office:forms form:automatic-focus="false" form:apply-design-mode="false"/>
        <draw:frame presentation:style-name="pr6" draw:layer="layout" svg:width="22.86cm" svg:height="3.175cm" svg:x="1.27cm" svg:y="0.762cm" presentation:class="title">
          <draw:text-box>
            <text:p>Session Management – The Problem</text:p>
          </draw:text-box>
        </draw:frame>
        <draw:frame presentation:style-name="pr7" draw:text-style-name="P4" draw:layer="layout" svg:width="22.86cm" svg:height="12.572cm" svg:x="1.27cm" svg:y="4.445cm" presentation:class="outline">
          <draw:text-box>
            <text:list text:style-name="L3">
              <text:list-item>
                <text:p><text:span text:style-name="T2">Existing JEE Apps often use Session</text:span></text:p>
                <text:p><text:span text:style-name="T2"/></text:p>
              </text:list-item>
              <text:list-item>
                <text:p><text:span text:style-name="T2">CF Handles Sessions ... on the surface...</text:span></text:p>
              </text:list-item>
            </text:list>
          </draw:text-box>
        </draw:frame>
        <presentation:notes draw:style-name="dp2">
          <draw:page-thumbnail draw:style-name="gr1" draw:layer="layout" svg:width="13cm" svg:height="9.75cm" svg:x="3.08cm" svg:y="1.83cm" draw:page-number="3" presentation:class="page"/>
          <draw:frame presentation:style-name="pr8" draw:text-style-name="P3" draw:layer="layout" svg:width="15.239cm" svg:height="11.429cm" svg:x="1.905cm" svg:y="12.065cm" presentation:class="notes" presentation:placeholder="true">
            <draw:text-box/>
          </draw:frame>
        </presentation:notes>
      </draw:page>
      <draw:page draw:name="page4" draw:style-name="dp1" draw:master-page-name="Default" presentation:presentation-page-layout-name="AL2T1" presentation:use-date-time-name="dtd1">
        <office:forms form:automatic-focus="false" form:apply-design-mode="false"/>
        <draw:frame presentation:style-name="pr9" draw:layer="layout" svg:width="22.86cm" svg:height="2.032cm" svg:x="1.27cm" svg:y="0.762cm" presentation:class="title" presentation:user-transformed="true">
          <draw:text-box>
            <text:p>Session Management – The Problem</text:p>
          </draw:text-box>
        </draw:frame>
        <draw:custom-shape draw:name="Freeform 12" draw:style-name="gr2" draw:text-style-name="P2" draw:layer="layout" svg:width="22.961cm" svg:height="1.12cm" svg:x="1.34cm" svg:y="8.7cm">
          <text:p/>
          <draw:enhanced-geometry svg:viewBox="0 0 8266546 402167" draw:glue-points="0 275891 715780 183284 1593189 380073 2609136 183284 3221013 322194 3994517 44374 4641029 264315 5483803 21223 6557474 391649 7504152 90678 8266112 287466" draw:type="non-primitive" draw:enhanced-path="M 0 275167 C 225136 220326 450273 165485 715818 182803 981363 200121 1277697 379076 1593273 379076 1908849 379076 2337955 192424 2609273 182803 2880591 173182 2990273 344440 3221182 321349 3452091 298258 3758045 53879 3994727 44258 4231409 34637 4393046 267469 4641273 263621 4889500 259773 5164667 0 5484091 21167 5803515 42334 6221075 379075 6557818 390621 6894561 402167 7219758 107758 7504546 90440 7789334 73122 8266546 286712 8266546 286712 N">
            <draw:equation draw:name="f0" draw:formula="13023-4"/>
            <draw:equation draw:name="f1" draw:formula=""/>
            <draw:equation draw:name="f2" draw:formula=""/>
            <draw:equation draw:name="f3" draw:formula=""/>
            <draw:equation draw:name="f4" draw:formula=""/>
            <draw:equation draw:name="f5" draw:formula="*/5"/>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g draw:name="Group 78">
          <draw:custom-shape draw:name="Oval 79" draw:style-name="gr3" draw:text-style-name="P5" draw:layer="layout" svg:width="1.481cm" svg:height="1.478cm" svg:x="12.124cm" svg:y="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0" draw:style-name="gr2" draw:text-style-name="P2" draw:layer="layout" svg:width="0.71cm" svg:height="0.317cm" svg:x="12.521cm" svg:y="4.525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1" draw:style-name="gr4" draw:text-style-name="P5" draw:layer="layout" svg:width="0.127cm" svg:height="0.211cm" svg:x="12.613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5" draw:text-style-name="P5" draw:layer="layout" svg:width="0.127cm" svg:height="0.211cm" svg:x="12.992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3" draw:style-name="gr6" draw:text-style-name="P6" draw:layer="layout" svg:width="0.512cm" svg:height="1.024cm" svg:x="11.767cm" svg:y="4.829cm">
            <text:p/>
            <draw:enhanced-geometry svg:viewBox="0 0 21600 21600" draw:type="mso-spt202" draw:enhanced-path="M 0 0 L 21600 0 21600 21600 0 21600 0 0 Z N"/>
          </draw:custom-shape>
        </draw:g>
        <draw:g draw:name="Group 84">
          <draw:custom-shape draw:name="Oval 85" draw:style-name="gr7" draw:text-style-name="P5" draw:layer="layout" svg:width="1.482cm" svg:height="1.478cm" svg:x="11.2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2" draw:text-style-name="P2" draw:layer="layout" svg:width="0.71cm" svg:height="0.317cm" svg:x="11.639cm" svg:y="6.053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8" draw:text-style-name="P5" draw:layer="layout" svg:width="0.127cm" svg:height="0.211cm" svg:x="11.7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9" draw:text-style-name="P5" draw:layer="layout" svg:width="0.127cm" svg:height="0.211cm" svg:x="12.1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9" draw:style-name="gr10" draw:text-style-name="P6" draw:layer="layout" svg:width="0.513cm" svg:height="1.024cm" svg:x="10.885cm" svg:y="6.357cm">
            <text:p/>
            <draw:enhanced-geometry svg:viewBox="0 0 21600 21600" draw:type="mso-spt202" draw:enhanced-path="M 0 0 L 21600 0 21600 21600 0 21600 0 0 Z N"/>
          </draw:custom-shape>
        </draw:g>
        <draw:custom-shape draw:name="TextBox 96" draw:style-name="gr11" draw:text-style-name="P8" draw:layer="layout" svg:width="3.431cm" svg:height="2.012cm" svg:x="2.919cm" svg:y="4.572cm">
          <text:list text:style-name="L4">
            <text:list-header>
              <text:p text:style-name="P7"><text:span text:style-name="T3">Users /</text:span></text:p>
            </text:list-header>
            <text:list-item>
              <text:p text:style-name="P7"><text:span text:style-name="T3">Browsers</text:span></text:p>
            </text:list-item>
          </text:list>
          <draw:enhanced-geometry svg:viewBox="0 0 21600 21600" draw:type="mso-spt202" draw:enhanced-path="M 0 0 L 21600 0 21600 21600 0 21600 0 0 Z N"/>
        </draw:custom-shape>
        <draw:custom-shape draw:name="Rectangle 13" draw:style-name="gr12" draw:text-style-name="P10" xml:id="id1" draw:id="id1" draw:layer="layout" svg:width="3.387cm" svg:height="1.693cm" svg:x="9.652cm" svg:y="10.785cm">
          <text:list text:style-name="L5">
            <text:list-header>
              <text:p text:style-name="P9"><text:span text:style-name="T4">Router</text:span></text:p>
            </text:list-header>
          </text:list>
          <draw:enhanced-geometry svg:viewBox="0 0 21600 21600" draw:type="rectangle" draw:enhanced-path="M 0 0 L 21600 0 21600 21600 0 21600 0 0 Z N"/>
        </draw:custom-shape>
        <draw:connector draw:name="Straight Arrow Connector 105" draw:style-name="gr13" draw:text-style-name="P11" draw:layer="layout" draw:type="line" svg:x1="10.99cm" svg:y1="10.618cm" svg:x2="10.898cm" svg:y2="6.629cm" svg:d="m10990 10618-92-3989" svg:viewBox="0 0 93 3990">
          <text:p/>
        </draw:connector>
        <draw:connector draw:name="Straight Arrow Connector 106" draw:style-name="gr14" draw:text-style-name="P11" draw:layer="layout" draw:type="line" svg:x1="11.314cm" svg:y1="10.646cm" svg:x2="11.134cm" svg:y2="6.99cm" svg:d="m11314 10646-180-3656" svg:viewBox="0 0 181 3657">
          <text:p/>
        </draw:connector>
        <draw:connector draw:name="Curved Connector 103" draw:style-name="gr15" draw:text-style-name="P11" draw:layer="layout" draw:type="curve" svg:x1="9.652cm" svg:y1="11.631cm" svg:x2="5.798cm" svg:y2="13.716cm" draw:start-shape="id1" draw:start-glue-point="3" draw:end-shape="id2" draw:end-glue-point="0" svg:d="m9652 11631c-2570 0-3854 695-3854 2085" svg:viewBox="0 0 3855 2086">
          <text:p/>
        </draw:connector>
        <draw:connector draw:name="Curved Connector 103" draw:style-name="gr15" draw:text-style-name="P11" draw:layer="layout" draw:type="curve" svg:x1="11.345cm" svg:y1="12.478cm" svg:x2="13.801cm" svg:y2="13.716cm" draw:start-shape="id1" draw:end-shape="id3" svg:d="m11345 12478c0 937 2456 319 2456 1238" svg:viewBox="0 0 2457 1239">
          <text:p/>
        </draw:connector>
        <draw:custom-shape draw:name="TextBox 11" draw:style-name="gr16" draw:text-style-name="P8" draw:layer="layout" svg:width="5.48cm" svg:height="2.547cm" svg:x="16.618cm" svg:y="16.07cm">
          <text:p/>
          <draw:enhanced-geometry svg:viewBox="0 0 21600 21600" draw:type="mso-spt202" draw:enhanced-path="M 0 0 L 21600 0 21600 21600 0 21600 0 0 Z N"/>
        </draw:custom-shape>
        <draw:rect draw:style-name="gr17" draw:text-style-name="P13" xml:id="id2" draw:id="id2" draw:layer="layout" svg:width="3.436cm" svg:height="3.302cm" svg:x="4.08cm" svg:y="13.716cm">
          <text:p text:style-name="P12"><text:span text:style-name="T5">Instance</text:span></text:p>
          <text:p text:style-name="P12"><text:span text:style-name="T5"/></text:p>
          <text:p text:style-name="P12"><text:span text:style-name="T5"/></text:p>
        </draw:rect>
        <draw:rect draw:style-name="gr17" draw:text-style-name="P12" xml:id="id4" draw:id="id4" draw:layer="layout" svg:width="3.436cm" svg:height="3.302cm" svg:x="16.092cm" svg:y="13.716cm">
          <text:p text:style-name="P12"><text:span text:style-name="T5">Instance</text:span></text:p>
          <text:p text:style-name="P12"><text:span text:style-name="T5"/></text:p>
          <text:p text:style-name="P12"><text:span text:style-name="T5"/></text:p>
        </draw:rect>
        <draw:rect draw:style-name="gr17" draw:text-style-name="P12" draw:layer="layout" svg:width="3.436cm" svg:height="3.302cm" svg:x="8.089cm" svg:y="13.716cm">
          <text:p text:style-name="P12"><text:span text:style-name="T5">Instance</text:span></text:p>
          <text:p text:style-name="P12"><text:span text:style-name="T5"/></text:p>
          <text:p text:style-name="P12"><text:span text:style-name="T5"/></text:p>
        </draw:rect>
        <draw:rect draw:style-name="gr17" draw:text-style-name="P12" xml:id="id3" draw:id="id3" draw:layer="layout" svg:width="3.436cm" svg:height="3.302cm" svg:x="12.083cm" svg:y="13.716cm">
          <text:p text:style-name="P12"><text:span text:style-name="T5">Instance</text:span></text:p>
          <text:p text:style-name="P12"><text:span text:style-name="T5"/></text:p>
          <text:p text:style-name="P12"><text:span text:style-name="T5"/></text:p>
        </draw:rect>
        <draw:connector draw:name="Curved Connector 103" draw:style-name="gr15" draw:text-style-name="P11" draw:layer="layout" draw:type="curve" svg:x1="13.039cm" svg:y1="11.631cm" svg:x2="17.81cm" svg:y2="13.716cm" draw:start-shape="id1" draw:start-glue-point="1" draw:end-shape="id4" draw:end-glue-point="0" svg:d="m13039 11631c3181 0 4771 695 4771 2085" svg:viewBox="0 0 4772 2086">
          <text:p/>
        </draw:connector>
        <draw:g draw:name="Group 78">
          <draw:custom-shape draw:name="Oval 79" draw:style-name="gr18" draw:text-style-name="P5" draw:layer="layout" svg:width="1.481cm" svg:height="1.478cm" svg:x="13.924cm" svg:y="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0" draw:style-name="gr2" draw:text-style-name="P2" draw:layer="layout" svg:width="0.71cm" svg:height="0.317cm" svg:x="14.321cm" svg:y="4.525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1" draw:style-name="gr19" draw:text-style-name="P5" draw:layer="layout" svg:width="0.127cm" svg:height="0.211cm" svg:x="14.413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20" draw:text-style-name="P5" draw:layer="layout" svg:width="0.127cm" svg:height="0.211cm" svg:x="14.792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3" draw:style-name="gr6" draw:text-style-name="P6" draw:layer="layout" svg:width="0.512cm" svg:height="1.024cm" svg:x="13.567cm" svg:y="4.829cm">
            <text:p/>
            <draw:enhanced-geometry svg:viewBox="0 0 21600 21600" draw:type="mso-spt202" draw:enhanced-path="M 0 0 L 21600 0 21600 21600 0 21600 0 0 Z N"/>
          </draw:custom-shape>
        </draw:g>
        <draw:g draw:name="Group 84">
          <draw:custom-shape draw:name="Oval 85" draw:style-name="gr21" draw:text-style-name="P5" draw:layer="layout" svg:width="1.482cm" svg:height="1.478cm" svg:x="13.0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2" draw:text-style-name="P2" draw:layer="layout" svg:width="0.71cm" svg:height="0.317cm" svg:x="13.439cm" svg:y="6.053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22" draw:text-style-name="P5" draw:layer="layout" svg:width="0.127cm" svg:height="0.211cm" svg:x="13.5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23" draw:text-style-name="P5" draw:layer="layout" svg:width="0.127cm" svg:height="0.211cm" svg:x="13.9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9" draw:style-name="gr10" draw:text-style-name="P6" draw:layer="layout" svg:width="0.513cm" svg:height="1.024cm" svg:x="12.685cm" svg:y="6.357cm">
            <text:p/>
            <draw:enhanced-geometry svg:viewBox="0 0 21600 21600" draw:type="mso-spt202" draw:enhanced-path="M 0 0 L 21600 0 21600 21600 0 21600 0 0 Z N"/>
          </draw:custom-shape>
        </draw:g>
        <draw:g draw:name="Group 78">
          <draw:custom-shape draw:name="Oval 79" draw:style-name="gr24" draw:text-style-name="P5" draw:layer="layout" svg:width="1.481cm" svg:height="1.478cm" svg:x="10.324cm" svg:y="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0" draw:style-name="gr2" draw:text-style-name="P2" draw:layer="layout" svg:width="0.71cm" svg:height="0.317cm" svg:x="10.721cm" svg:y="4.525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1" draw:style-name="gr25" draw:text-style-name="P5" draw:layer="layout" svg:width="0.127cm" svg:height="0.211cm" svg:x="10.813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26" draw:text-style-name="P5" draw:layer="layout" svg:width="0.127cm" svg:height="0.211cm" svg:x="11.192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3" draw:style-name="gr6" draw:text-style-name="P6" draw:layer="layout" svg:width="0.512cm" svg:height="1.024cm" svg:x="9.967cm" svg:y="4.829cm">
            <text:p/>
            <draw:enhanced-geometry svg:viewBox="0 0 21600 21600" draw:type="mso-spt202" draw:enhanced-path="M 0 0 L 21600 0 21600 21600 0 21600 0 0 Z N"/>
          </draw:custom-shape>
        </draw:g>
        <draw:g draw:name="Group 84">
          <draw:custom-shape draw:name="Oval 85" draw:style-name="gr27" draw:text-style-name="P5" draw:layer="layout" svg:width="1.482cm" svg:height="1.478cm" svg:x="9.4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2" draw:text-style-name="P2" draw:layer="layout" svg:width="0.71cm" svg:height="0.317cm" svg:x="9.839cm" svg:y="6.053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28" draw:text-style-name="P5" draw:layer="layout" svg:width="0.127cm" svg:height="0.211cm" svg:x="9.9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29" draw:text-style-name="P5" draw:layer="layout" svg:width="0.127cm" svg:height="0.211cm" svg:x="10.3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9" draw:style-name="gr10" draw:text-style-name="P6" draw:layer="layout" svg:width="0.513cm" svg:height="1.024cm" svg:x="9.085cm" svg:y="6.357cm">
            <text:p/>
            <draw:enhanced-geometry svg:viewBox="0 0 21600 21600" draw:type="mso-spt202" draw:enhanced-path="M 0 0 L 21600 0 21600 21600 0 21600 0 0 Z N"/>
          </draw:custom-shape>
        </draw:g>
        <draw:g draw:name="Group 78">
          <draw:custom-shape draw:name="Oval 79" draw:style-name="gr30" draw:text-style-name="P5" draw:layer="layout" svg:width="1.481cm" svg:height="1.478cm" svg:x="8.524cm" svg:y="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0" draw:style-name="gr2" draw:text-style-name="P2" draw:layer="layout" svg:width="0.71cm" svg:height="0.317cm" svg:x="8.921cm" svg:y="4.525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1" draw:style-name="gr31" draw:text-style-name="P5" draw:layer="layout" svg:width="0.127cm" svg:height="0.211cm" svg:x="9.013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32" draw:text-style-name="P5" draw:layer="layout" svg:width="0.127cm" svg:height="0.211cm" svg:x="9.392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3" draw:style-name="gr6" draw:text-style-name="P6" draw:layer="layout" svg:width="0.512cm" svg:height="1.024cm" svg:x="8.167cm" svg:y="4.829cm">
            <text:p/>
            <draw:enhanced-geometry svg:viewBox="0 0 21600 21600" draw:type="mso-spt202" draw:enhanced-path="M 0 0 L 21600 0 21600 21600 0 21600 0 0 Z N"/>
          </draw:custom-shape>
        </draw:g>
        <draw:g draw:name="Group 84">
          <draw:custom-shape draw:name="Oval 85" draw:style-name="gr33" draw:text-style-name="P5" draw:layer="layout" svg:width="1.482cm" svg:height="1.478cm" svg:x="7.6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2" draw:text-style-name="P2" draw:layer="layout" svg:width="0.71cm" svg:height="0.317cm" svg:x="8.039cm" svg:y="6.053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34" draw:text-style-name="P5" draw:layer="layout" svg:width="0.127cm" svg:height="0.211cm" svg:x="8.1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35" draw:text-style-name="P5" draw:layer="layout" svg:width="0.127cm" svg:height="0.211cm" svg:x="8.5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9" draw:style-name="gr10" draw:text-style-name="P6" draw:layer="layout" svg:width="0.513cm" svg:height="1.024cm" svg:x="7.285cm" svg:y="6.357cm">
            <text:p/>
            <draw:enhanced-geometry svg:viewBox="0 0 21600 21600" draw:type="mso-spt202" draw:enhanced-path="M 0 0 L 21600 0 21600 21600 0 21600 0 0 Z N"/>
          </draw:custom-shape>
        </draw:g>
        <draw:custom-shape draw:style-name="gr36" draw:text-style-name="P12" xml:id="id24" draw:id="id24" draw:layer="layout" svg:width="5.542cm" svg:height="2.032cm" svg:x="15.494cm" svg:y="8.128cm">
          <text:p text:style-name="P12">Handles</text:p>
          <text:p text:style-name="P12">“Sticky Sessions”</text:p>
          <draw:enhanced-geometry svg:viewBox="0 0 21600 21600" draw:text-areas="800 800 20800 20800" draw:type="round-rectangular-callout" draw:modifiers="-7762.43911239401 33393.40875553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1" draw:layer="layout" svg:width="13cm" svg:height="9.75cm" svg:x="3.08cm" svg:y="1.83cm" draw:page-number="4" presentation:class="page"/>
          <draw:frame presentation:style-name="pr8" draw:text-style-name="P3" draw:layer="layout" svg:width="15.239cm" svg:height="11.429cm" svg:x="1.905cm" svg:y="12.065cm" presentation:class="notes">
            <draw:text-box>
              <text:p><text:span text:style-name="T6">Let's say we have an existing app, and it was pushed to CF like this. <text:s/>We have 4 instances and a war pushed. <text:s/>Notice the route being pushed is “always-reliable”</text:span></text:p>
              <text:p><text:span text:style-name="T6"/></text:p>
              <text:p><text:span text:style-name="T6">The result is when users hit </text:span><text:span text:style-name="T6"><text:a xlink:href="http://always-reliable.cfapps.io/" xlink:type="simple">http://always-reliable.cfapps.io</text:a></text:span><text:span text:style-name="T6">, the router routes traffic to one of the instances. <text:s/>Great.</text:span></text:p>
            </draw:text-box>
          </draw:frame>
        </presentation:notes>
      </draw:page>
      <draw:page draw:name="page5" draw:style-name="dp1" draw:master-page-name="Default" presentation:presentation-page-layout-name="AL2T1" presentation:use-date-time-name="dtd1">
        <office:forms form:automatic-focus="false" form:apply-design-mode="false"/>
        <draw:frame presentation:style-name="pr9" draw:layer="layout" svg:width="22.86cm" svg:height="2.032cm" svg:x="1.27cm" svg:y="0.762cm" presentation:class="title" presentation:user-transformed="true">
          <draw:text-box>
            <text:p>Session Management – The Problem</text:p>
          </draw:text-box>
        </draw:frame>
        <draw:custom-shape draw:name="Freeform 12" draw:style-name="gr2" draw:text-style-name="P2" draw:layer="layout" svg:width="22.961cm" svg:height="1.12cm" svg:x="1.34cm" svg:y="8.7cm">
          <text:p/>
          <draw:enhanced-geometry svg:viewBox="0 0 8266546 402167" draw:glue-points="0 275891 715780 183284 1593189 380073 2609136 183284 3221013 322194 3994517 44374 4641029 264315 5483803 21223 6557474 391649 7504152 90678 8266112 287466" draw:type="non-primitive" draw:enhanced-path="M 0 275167 C 225136 220326 450273 165485 715818 182803 981363 200121 1277697 379076 1593273 379076 1908849 379076 2337955 192424 2609273 182803 2880591 173182 2990273 344440 3221182 321349 3452091 298258 3758045 53879 3994727 44258 4231409 34637 4393046 267469 4641273 263621 4889500 259773 5164667 0 5484091 21167 5803515 42334 6221075 379075 6557818 390621 6894561 402167 7219758 107758 7504546 90440 7789334 73122 8266546 286712 8266546 286712 N">
            <draw:equation draw:name="f0" draw:formula="13023-4"/>
            <draw:equation draw:name="f1" draw:formula=""/>
            <draw:equation draw:name="f2" draw:formula=""/>
            <draw:equation draw:name="f3" draw:formula=""/>
            <draw:equation draw:name="f4" draw:formula=""/>
            <draw:equation draw:name="f5" draw:formula="*/5"/>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g draw:name="Group 78">
          <draw:custom-shape draw:name="Oval 79" draw:style-name="gr37" draw:text-style-name="P5" draw:layer="layout" svg:width="1.481cm" svg:height="1.478cm" svg:x="12.124cm" svg:y="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0" draw:style-name="gr2" draw:text-style-name="P2" draw:layer="layout" svg:width="0.71cm" svg:height="0.317cm" svg:x="12.521cm" svg:y="4.525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1" draw:style-name="gr38" draw:text-style-name="P5" draw:layer="layout" svg:width="0.127cm" svg:height="0.211cm" svg:x="12.613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39" draw:text-style-name="P5" draw:layer="layout" svg:width="0.127cm" svg:height="0.211cm" svg:x="12.992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3" draw:style-name="gr6" draw:text-style-name="P6" draw:layer="layout" svg:width="0.512cm" svg:height="1.024cm" svg:x="11.767cm" svg:y="4.829cm">
            <text:p/>
            <draw:enhanced-geometry svg:viewBox="0 0 21600 21600" draw:type="mso-spt202" draw:enhanced-path="M 0 0 L 21600 0 21600 21600 0 21600 0 0 Z N"/>
          </draw:custom-shape>
        </draw:g>
        <draw:g draw:name="Group 84">
          <draw:custom-shape draw:name="Oval 85" draw:style-name="gr40" draw:text-style-name="P5" draw:layer="layout" svg:width="1.482cm" svg:height="1.478cm" svg:x="11.2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2" draw:text-style-name="P2" draw:layer="layout" svg:width="0.71cm" svg:height="0.317cm" svg:x="11.639cm" svg:y="6.053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41" draw:text-style-name="P5" draw:layer="layout" svg:width="0.127cm" svg:height="0.211cm" svg:x="11.7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42" draw:text-style-name="P5" draw:layer="layout" svg:width="0.127cm" svg:height="0.211cm" svg:x="12.1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9" draw:style-name="gr10" draw:text-style-name="P6" draw:layer="layout" svg:width="0.513cm" svg:height="1.024cm" svg:x="10.885cm" svg:y="6.357cm">
            <text:p/>
            <draw:enhanced-geometry svg:viewBox="0 0 21600 21600" draw:type="mso-spt202" draw:enhanced-path="M 0 0 L 21600 0 21600 21600 0 21600 0 0 Z N"/>
          </draw:custom-shape>
        </draw:g>
        <draw:custom-shape draw:name="TextBox 96" draw:style-name="gr11" draw:text-style-name="P8" draw:layer="layout" svg:width="3.431cm" svg:height="2.012cm" svg:x="2.919cm" svg:y="4.572cm">
          <text:list text:style-name="L4">
            <text:list-header>
              <text:p text:style-name="P7"><text:span text:style-name="T3">Users /</text:span></text:p>
            </text:list-header>
            <text:list-item>
              <text:p text:style-name="P7"><text:span text:style-name="T3">Browsers</text:span></text:p>
            </text:list-item>
          </text:list>
          <draw:enhanced-geometry svg:viewBox="0 0 21600 21600" draw:type="mso-spt202" draw:enhanced-path="M 0 0 L 21600 0 21600 21600 0 21600 0 0 Z N"/>
        </draw:custom-shape>
        <draw:custom-shape draw:name="Rectangle 13" draw:style-name="gr43" draw:text-style-name="P10" xml:id="id5" draw:id="id5" draw:layer="layout" svg:width="3.387cm" svg:height="1.693cm" svg:x="9.652cm" svg:y="10.785cm">
          <text:list text:style-name="L5">
            <text:list-header>
              <text:p text:style-name="P9"><text:span text:style-name="T4">Router</text:span></text:p>
            </text:list-header>
          </text:list>
          <draw:enhanced-geometry svg:viewBox="0 0 21600 21600" draw:type="rectangle" draw:enhanced-path="M 0 0 L 21600 0 21600 21600 0 21600 0 0 Z N"/>
        </draw:custom-shape>
        <draw:connector draw:name="Straight Arrow Connector 105" draw:style-name="gr13" draw:text-style-name="P11" draw:layer="layout" draw:type="line" svg:x1="10.99cm" svg:y1="10.618cm" svg:x2="10.898cm" svg:y2="6.629cm" svg:d="m10990 10618-92-3989" svg:viewBox="0 0 93 3990">
          <text:p/>
        </draw:connector>
        <draw:connector draw:name="Straight Arrow Connector 106" draw:style-name="gr14" draw:text-style-name="P11" draw:layer="layout" draw:type="line" svg:x1="11.314cm" svg:y1="10.646cm" svg:x2="11.134cm" svg:y2="6.99cm" svg:d="m11314 10646-180-3656" svg:viewBox="0 0 181 3657">
          <text:p/>
        </draw:connector>
        <draw:connector draw:name="Curved Connector 103" draw:style-name="gr15" draw:text-style-name="P11" draw:layer="layout" draw:type="curve" svg:x1="9.652cm" svg:y1="11.631cm" svg:x2="5.798cm" svg:y2="13.716cm" draw:start-shape="id5" draw:start-glue-point="3" draw:end-shape="id6" draw:end-glue-point="0" svg:d="m9652 11631c-2570 0-3854 695-3854 2085" svg:viewBox="0 0 3855 2086">
          <text:p/>
        </draw:connector>
        <draw:connector draw:name="Curved Connector 103" draw:style-name="gr15" draw:text-style-name="P11" draw:layer="layout" draw:type="curve" svg:x1="11.345cm" svg:y1="12.478cm" svg:x2="13.801cm" svg:y2="13.716cm" draw:start-shape="id5" draw:end-shape="id7" svg:d="m11345 12478c0 937 2456 319 2456 1238" svg:viewBox="0 0 2457 1239">
          <text:p/>
        </draw:connector>
        <draw:custom-shape draw:name="TextBox 11" draw:style-name="gr44" draw:text-style-name="P8" draw:layer="layout" svg:width="5.48cm" svg:height="2.547cm" svg:x="16.618cm" svg:y="16.07cm">
          <text:p/>
          <draw:enhanced-geometry svg:viewBox="0 0 21600 21600" draw:type="mso-spt202" draw:enhanced-path="M 0 0 L 21600 0 21600 21600 0 21600 0 0 Z N"/>
        </draw:custom-shape>
        <draw:rect draw:style-name="gr17" draw:text-style-name="P13" xml:id="id6" draw:id="id6" draw:layer="layout" svg:width="3.436cm" svg:height="3.302cm" svg:x="4.08cm" svg:y="13.716cm">
          <text:p text:style-name="P12"><text:span text:style-name="T5">Instance</text:span></text:p>
          <text:p text:style-name="P12"><text:span text:style-name="T5"/></text:p>
          <text:p text:style-name="P12"><text:span text:style-name="T5"/></text:p>
        </draw:rect>
        <draw:rect draw:style-name="gr17" draw:text-style-name="P14" xml:id="id8" draw:id="id8" draw:layer="layout" svg:width="3.436cm" svg:height="3.302cm" svg:x="16.092cm" svg:y="13.716cm">
          <text:p text:style-name="P12"><text:span text:style-name="T5">Instance</text:span></text:p>
          <text:p text:style-name="P12"><text:span text:style-name="T5"/></text:p>
          <text:p text:style-name="P12"><text:span text:style-name="T5"/></text:p>
        </draw:rect>
        <draw:rect draw:style-name="gr17" draw:text-style-name="P14" draw:layer="layout" svg:width="3.436cm" svg:height="3.302cm" svg:x="8.089cm" svg:y="13.716cm">
          <text:p text:style-name="P12"><text:span text:style-name="T5">Instance</text:span></text:p>
          <text:p text:style-name="P12"><text:span text:style-name="T5"/></text:p>
          <text:p text:style-name="P12"><text:span text:style-name="T5"/></text:p>
        </draw:rect>
        <draw:rect draw:style-name="gr17" draw:text-style-name="P14" xml:id="id7" draw:id="id7" draw:layer="layout" svg:width="3.436cm" svg:height="3.302cm" svg:x="12.083cm" svg:y="13.716cm">
          <text:p text:style-name="P12"><text:span text:style-name="T5">Instance</text:span></text:p>
          <text:p text:style-name="P12"><text:span text:style-name="T5"/></text:p>
          <text:p text:style-name="P12"><text:span text:style-name="T5"/></text:p>
        </draw:rect>
        <draw:connector draw:name="Curved Connector 103" draw:style-name="gr15" draw:text-style-name="P11" draw:layer="layout" draw:type="curve" svg:x1="13.039cm" svg:y1="11.631cm" svg:x2="17.81cm" svg:y2="13.716cm" draw:start-shape="id5" draw:start-glue-point="1" draw:end-shape="id8" draw:end-glue-point="0" svg:d="m13039 11631c3181 0 4771 695 4771 2085" svg:viewBox="0 0 4772 2086">
          <text:p/>
        </draw:connector>
        <draw:g draw:name="Group 78">
          <draw:custom-shape draw:name="Oval 79" draw:style-name="gr45" draw:text-style-name="P5" draw:layer="layout" svg:width="1.481cm" svg:height="1.478cm" svg:x="13.924cm" svg:y="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0" draw:style-name="gr2" draw:text-style-name="P2" draw:layer="layout" svg:width="0.71cm" svg:height="0.317cm" svg:x="14.321cm" svg:y="4.525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1" draw:style-name="gr46" draw:text-style-name="P5" draw:layer="layout" svg:width="0.127cm" svg:height="0.211cm" svg:x="14.413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47" draw:text-style-name="P5" draw:layer="layout" svg:width="0.127cm" svg:height="0.211cm" svg:x="14.792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3" draw:style-name="gr6" draw:text-style-name="P6" draw:layer="layout" svg:width="0.512cm" svg:height="1.024cm" svg:x="13.567cm" svg:y="4.829cm">
            <text:p/>
            <draw:enhanced-geometry svg:viewBox="0 0 21600 21600" draw:type="mso-spt202" draw:enhanced-path="M 0 0 L 21600 0 21600 21600 0 21600 0 0 Z N"/>
          </draw:custom-shape>
        </draw:g>
        <draw:g draw:name="Group 84">
          <draw:custom-shape draw:name="Oval 85" draw:style-name="gr48" draw:text-style-name="P5" draw:layer="layout" svg:width="1.482cm" svg:height="1.478cm" svg:x="13.0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2" draw:text-style-name="P2" draw:layer="layout" svg:width="0.71cm" svg:height="0.317cm" svg:x="13.439cm" svg:y="6.053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49" draw:text-style-name="P5" draw:layer="layout" svg:width="0.127cm" svg:height="0.211cm" svg:x="13.5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50" draw:text-style-name="P5" draw:layer="layout" svg:width="0.127cm" svg:height="0.211cm" svg:x="13.9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9" draw:style-name="gr10" draw:text-style-name="P6" draw:layer="layout" svg:width="0.513cm" svg:height="1.024cm" svg:x="12.685cm" svg:y="6.357cm">
            <text:p/>
            <draw:enhanced-geometry svg:viewBox="0 0 21600 21600" draw:type="mso-spt202" draw:enhanced-path="M 0 0 L 21600 0 21600 21600 0 21600 0 0 Z N"/>
          </draw:custom-shape>
        </draw:g>
        <draw:g draw:name="Group 78">
          <draw:custom-shape draw:name="Oval 79" draw:style-name="gr51" draw:text-style-name="P5" draw:layer="layout" svg:width="1.481cm" svg:height="1.478cm" svg:x="10.324cm" svg:y="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0" draw:style-name="gr2" draw:text-style-name="P2" draw:layer="layout" svg:width="0.71cm" svg:height="0.317cm" svg:x="10.721cm" svg:y="4.525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1" draw:style-name="gr52" draw:text-style-name="P5" draw:layer="layout" svg:width="0.127cm" svg:height="0.211cm" svg:x="10.813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53" draw:text-style-name="P5" draw:layer="layout" svg:width="0.127cm" svg:height="0.211cm" svg:x="11.192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3" draw:style-name="gr6" draw:text-style-name="P6" draw:layer="layout" svg:width="0.512cm" svg:height="1.024cm" svg:x="9.967cm" svg:y="4.829cm">
            <text:p/>
            <draw:enhanced-geometry svg:viewBox="0 0 21600 21600" draw:type="mso-spt202" draw:enhanced-path="M 0 0 L 21600 0 21600 21600 0 21600 0 0 Z N"/>
          </draw:custom-shape>
        </draw:g>
        <draw:g draw:name="Group 84">
          <draw:custom-shape draw:name="Oval 85" draw:style-name="gr54" draw:text-style-name="P5" draw:layer="layout" svg:width="1.482cm" svg:height="1.478cm" svg:x="9.4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2" draw:text-style-name="P2" draw:layer="layout" svg:width="0.71cm" svg:height="0.317cm" svg:x="9.839cm" svg:y="6.053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55" draw:text-style-name="P5" draw:layer="layout" svg:width="0.127cm" svg:height="0.211cm" svg:x="9.9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56" draw:text-style-name="P5" draw:layer="layout" svg:width="0.127cm" svg:height="0.211cm" svg:x="10.3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9" draw:style-name="gr10" draw:text-style-name="P6" draw:layer="layout" svg:width="0.513cm" svg:height="1.024cm" svg:x="9.085cm" svg:y="6.357cm">
            <text:p/>
            <draw:enhanced-geometry svg:viewBox="0 0 21600 21600" draw:type="mso-spt202" draw:enhanced-path="M 0 0 L 21600 0 21600 21600 0 21600 0 0 Z N"/>
          </draw:custom-shape>
        </draw:g>
        <draw:g draw:name="Group 78">
          <draw:custom-shape draw:name="Oval 79" draw:style-name="gr57" draw:text-style-name="P5" draw:layer="layout" svg:width="1.481cm" svg:height="1.478cm" svg:x="8.524cm" svg:y="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0" draw:style-name="gr2" draw:text-style-name="P2" draw:layer="layout" svg:width="0.71cm" svg:height="0.317cm" svg:x="8.921cm" svg:y="4.525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1" draw:style-name="gr58" draw:text-style-name="P5" draw:layer="layout" svg:width="0.127cm" svg:height="0.211cm" svg:x="9.013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59" draw:text-style-name="P5" draw:layer="layout" svg:width="0.127cm" svg:height="0.211cm" svg:x="9.392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3" draw:style-name="gr6" draw:text-style-name="P6" draw:layer="layout" svg:width="0.512cm" svg:height="1.024cm" svg:x="8.167cm" svg:y="4.829cm">
            <text:p/>
            <draw:enhanced-geometry svg:viewBox="0 0 21600 21600" draw:type="mso-spt202" draw:enhanced-path="M 0 0 L 21600 0 21600 21600 0 21600 0 0 Z N"/>
          </draw:custom-shape>
        </draw:g>
        <draw:g draw:name="Group 84">
          <draw:custom-shape draw:name="Oval 85" draw:style-name="gr60" draw:text-style-name="P5" draw:layer="layout" svg:width="1.482cm" svg:height="1.478cm" svg:x="7.6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2" draw:text-style-name="P2" draw:layer="layout" svg:width="0.71cm" svg:height="0.317cm" svg:x="8.039cm" svg:y="6.053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61" draw:text-style-name="P5" draw:layer="layout" svg:width="0.127cm" svg:height="0.211cm" svg:x="8.1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62" draw:text-style-name="P5" draw:layer="layout" svg:width="0.127cm" svg:height="0.211cm" svg:x="8.5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9" draw:style-name="gr10" draw:text-style-name="P6" draw:layer="layout" svg:width="0.513cm" svg:height="1.024cm" svg:x="7.285cm" svg:y="6.357cm">
            <text:p/>
            <draw:enhanced-geometry svg:viewBox="0 0 21600 21600" draw:type="mso-spt202" draw:enhanced-path="M 0 0 L 21600 0 21600 21600 0 21600 0 0 Z N"/>
          </draw:custom-shape>
        </draw:g>
        <draw:custom-shape draw:style-name="gr63" draw:text-style-name="P13" draw:layer="layout" svg:width="2.54cm" svg:height="1.27cm" svg:x="4.572cm" svg:y="15.494cm">
          <text:p text:style-name="P12"><text:span text:style-name="T5">HTTP</text:span></text:p>
          <text:p text:style-name="P12"><text:span text:style-name="T5">Sess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3" draw:layer="layout" svg:width="2.54cm" svg:height="1.27cm" svg:x="8.382cm" svg:y="15.494cm">
          <text:p text:style-name="P12"><text:span text:style-name="T5">HTTP</text:span></text:p>
          <text:p text:style-name="P12"><text:span text:style-name="T5">Sess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3" draw:layer="layout" svg:width="2.54cm" svg:height="1.27cm" svg:x="12.7cm" svg:y="15.494cm">
          <text:p text:style-name="P12"><text:span text:style-name="T5">HTTP</text:span></text:p>
          <text:p text:style-name="P12"><text:span text:style-name="T5">Sess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3" draw:layer="layout" svg:width="2.54cm" svg:height="1.27cm" svg:x="16.51cm" svg:y="15.494cm">
          <text:p text:style-name="P12"><text:span text:style-name="T5">HTTP</text:span></text:p>
          <text:p text:style-name="P12"><text:span text:style-name="T5">Sess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2" xml:id="id25" draw:id="id25" draw:layer="layout" svg:width="5.588cm" svg:height="2.794cm" svg:x="19.304cm" svg:y="10.414cm">
          <text:p text:style-name="P12">Session Data </text:p>
          <text:p text:style-name="P12">held in memory: </text:p>
          <text:p text:style-name="P12">volatile</text:p>
          <draw:enhanced-geometry svg:viewBox="0 0 21600 21600" draw:text-areas="800 800 20800 20800" draw:type="round-rectangular-callout" draw:modifiers="-1549.75845410628 41407.0840787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1" draw:layer="layout" svg:width="13cm" svg:height="9.75cm" svg:x="3.08cm" svg:y="1.83cm" draw:page-number="5" presentation:class="page"/>
          <draw:frame presentation:style-name="pr8" draw:text-style-name="P3" draw:layer="layout" svg:width="15.239cm" svg:height="11.429cm" svg:x="1.905cm" svg:y="12.065cm" presentation:class="notes">
            <draw:text-box>
              <text:p><text:span text:style-name="T6">Let's say we have an existing app, and it was pushed to CF like this. <text:s/>We have 4 instances and a war pushed. <text:s/>Notice the route being pushed is “always-reliable”</text:span></text:p>
              <text:p><text:span text:style-name="T6"/></text:p>
              <text:p><text:span text:style-name="T6">The result is when users hit </text:span><text:span text:style-name="T6"><text:a xlink:href="http://always-reliable.cfapps.io/" xlink:type="simple">http://always-reliable.cfapps.io</text:a></text:span><text:span text:style-name="T6">, the router routes traffic to one of the instances. <text:s/>Great.</text:span></text:p>
            </draw:text-box>
          </draw:frame>
        </presentation:notes>
      </draw:page>
      <draw:page draw:name="page6" draw:style-name="dp1" draw:master-page-name="Default" presentation:presentation-page-layout-name="AL2T1" presentation:use-date-time-name="dtd1">
        <office:forms form:automatic-focus="false" form:apply-design-mode="false"/>
        <draw:frame presentation:style-name="pr9" draw:layer="layout" svg:width="22.86cm" svg:height="2.032cm" svg:x="1.27cm" svg:y="0.762cm" presentation:class="title" presentation:user-transformed="true">
          <draw:text-box>
            <text:p>Session Management – Outage</text:p>
          </draw:text-box>
        </draw:frame>
        <draw:custom-shape draw:name="Freeform 12" draw:style-name="gr2" draw:text-style-name="P2" draw:layer="layout" svg:width="22.961cm" svg:height="1.12cm" svg:x="1.34cm" svg:y="8.7cm">
          <text:p/>
          <draw:enhanced-geometry svg:viewBox="0 0 8266546 402167" draw:glue-points="0 275891 715780 183284 1593189 380073 2609136 183284 3221013 322194 3994517 44374 4641029 264315 5483803 21223 6557474 391649 7504152 90678 8266112 287466" draw:type="non-primitive" draw:enhanced-path="M 0 275167 C 225136 220326 450273 165485 715818 182803 981363 200121 1277697 379076 1593273 379076 1908849 379076 2337955 192424 2609273 182803 2880591 173182 2990273 344440 3221182 321349 3452091 298258 3758045 53879 3994727 44258 4231409 34637 4393046 267469 4641273 263621 4889500 259773 5164667 0 5484091 21167 5803515 42334 6221075 379075 6557818 390621 6894561 402167 7219758 107758 7504546 90440 7789334 73122 8266546 286712 8266546 286712 N">
            <draw:equation draw:name="f0" draw:formula="13023-4"/>
            <draw:equation draw:name="f1" draw:formula=""/>
            <draw:equation draw:name="f2" draw:formula=""/>
            <draw:equation draw:name="f3" draw:formula=""/>
            <draw:equation draw:name="f4" draw:formula=""/>
            <draw:equation draw:name="f5" draw:formula="*/5"/>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g draw:name="Group 78">
          <draw:custom-shape draw:name="Oval 79" draw:style-name="gr64" draw:text-style-name="P5" draw:layer="layout" svg:width="1.481cm" svg:height="1.478cm" svg:x="12.124cm" svg:y="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0" draw:style-name="gr2" draw:text-style-name="P2" draw:layer="layout" svg:width="0.71cm" svg:height="0.317cm" svg:x="12.521cm" svg:y="4.525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1" draw:style-name="gr65" draw:text-style-name="P5" draw:layer="layout" svg:width="0.127cm" svg:height="0.211cm" svg:x="12.613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66" draw:text-style-name="P5" draw:layer="layout" svg:width="0.127cm" svg:height="0.211cm" svg:x="12.992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3" draw:style-name="gr6" draw:text-style-name="P6" draw:layer="layout" svg:width="0.512cm" svg:height="1.024cm" svg:x="11.767cm" svg:y="4.829cm">
            <text:p/>
            <draw:enhanced-geometry svg:viewBox="0 0 21600 21600" draw:type="mso-spt202" draw:enhanced-path="M 0 0 L 21600 0 21600 21600 0 21600 0 0 Z N"/>
          </draw:custom-shape>
        </draw:g>
        <draw:g>
          <draw:custom-shape draw:name="Oval 85" draw:style-name="gr67" draw:text-style-name="P5" draw:layer="layout" svg:width="1.482cm" svg:height="1.478cm" svg:x="11.2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68" draw:text-style-name="P2" draw:layer="layout" svg:width="0.71cm" svg:height="0.317cm" svg:x="11.639cm" svg:y="5.949cm">
            <text:p/>
            <draw:enhanced-geometry svg:viewBox="0 0 392981 267513" draw:mirror-vertical="true"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69" draw:text-style-name="P5" draw:layer="layout" svg:width="0.127cm" svg:height="0.211cm" svg:x="11.7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70" draw:text-style-name="P5" draw:layer="layout" svg:width="0.127cm" svg:height="0.211cm" svg:x="12.1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Box 89" draw:style-name="gr10" draw:text-style-name="P6" draw:layer="layout" svg:width="0.513cm" svg:height="1.024cm" svg:x="10.885cm" svg:y="6.357cm">
          <text:p/>
          <draw:enhanced-geometry svg:viewBox="0 0 21600 21600" draw:type="mso-spt202" draw:enhanced-path="M 0 0 L 21600 0 21600 21600 0 21600 0 0 Z N"/>
        </draw:custom-shape>
        <draw:custom-shape draw:name="TextBox 96" draw:style-name="gr11" draw:text-style-name="P8" draw:layer="layout" svg:width="3.431cm" svg:height="2.012cm" svg:x="2.919cm" svg:y="4.572cm">
          <text:list text:style-name="L4">
            <text:list-header>
              <text:p text:style-name="P7"><text:span text:style-name="T3">Users /</text:span></text:p>
            </text:list-header>
            <text:list-item>
              <text:p text:style-name="P7"><text:span text:style-name="T3">Browsers</text:span></text:p>
            </text:list-item>
          </text:list>
          <draw:enhanced-geometry svg:viewBox="0 0 21600 21600" draw:type="mso-spt202" draw:enhanced-path="M 0 0 L 21600 0 21600 21600 0 21600 0 0 Z N"/>
        </draw:custom-shape>
        <draw:custom-shape draw:name="Rectangle 13" draw:style-name="gr71" draw:text-style-name="P10" xml:id="id9" draw:id="id9" draw:layer="layout" svg:width="3.387cm" svg:height="1.693cm" svg:x="9.652cm" svg:y="10.785cm">
          <text:list text:style-name="L5">
            <text:list-header>
              <text:p text:style-name="P9"><text:span text:style-name="T4">Router</text:span></text:p>
            </text:list-header>
          </text:list>
          <draw:enhanced-geometry svg:viewBox="0 0 21600 21600" draw:type="rectangle" draw:enhanced-path="M 0 0 L 21600 0 21600 21600 0 21600 0 0 Z N"/>
        </draw:custom-shape>
        <draw:connector draw:name="Straight Arrow Connector 105" draw:style-name="gr13" draw:text-style-name="P11" draw:layer="layout" draw:type="line" svg:x1="10.99cm" svg:y1="10.618cm" svg:x2="10.898cm" svg:y2="6.629cm" svg:d="m10990 10618-92-3989" svg:viewBox="0 0 93 3990">
          <text:p/>
        </draw:connector>
        <draw:connector draw:name="Straight Arrow Connector 106" draw:style-name="gr14" draw:text-style-name="P11" draw:layer="layout" draw:type="line" svg:x1="11.314cm" svg:y1="10.646cm" svg:x2="11.134cm" svg:y2="6.99cm" svg:d="m11314 10646-180-3656" svg:viewBox="0 0 181 3657">
          <text:p/>
        </draw:connector>
        <draw:connector draw:name="Curved Connector 103" draw:style-name="gr15" draw:text-style-name="P11" draw:layer="layout" draw:type="curve" svg:x1="9.652cm" svg:y1="11.631cm" svg:x2="5.798cm" svg:y2="13.716cm" draw:start-shape="id9" draw:start-glue-point="3" draw:end-shape="id10" draw:end-glue-point="0" svg:d="m9652 11631c-2570 0-3854 695-3854 2085" svg:viewBox="0 0 3855 2086">
          <text:p/>
        </draw:connector>
        <draw:custom-shape draw:name="TextBox 11" draw:style-name="gr44" draw:text-style-name="P8" draw:layer="layout" svg:width="5.48cm" svg:height="2.547cm" svg:x="16.618cm" svg:y="16.07cm">
          <text:p/>
          <draw:enhanced-geometry svg:viewBox="0 0 21600 21600" draw:type="mso-spt202" draw:enhanced-path="M 0 0 L 21600 0 21600 21600 0 21600 0 0 Z N"/>
        </draw:custom-shape>
        <draw:rect draw:style-name="gr17" draw:text-style-name="P13" xml:id="id10" draw:id="id10" draw:layer="layout" svg:width="3.436cm" svg:height="3.302cm" svg:x="4.08cm" svg:y="13.716cm">
          <text:p text:style-name="P12"><text:span text:style-name="T5">Instance</text:span></text:p>
          <text:p text:style-name="P12"><text:span text:style-name="T5"/></text:p>
          <text:p text:style-name="P12"><text:span text:style-name="T5"/></text:p>
        </draw:rect>
        <draw:rect draw:style-name="gr17" draw:text-style-name="P14" xml:id="id11" draw:id="id11" draw:layer="layout" svg:width="3.436cm" svg:height="3.302cm" svg:x="16.092cm" svg:y="13.716cm">
          <text:p text:style-name="P12"><text:span text:style-name="T5">Instance</text:span></text:p>
          <text:p text:style-name="P12"><text:span text:style-name="T5"/></text:p>
          <text:p text:style-name="P12"><text:span text:style-name="T5"/></text:p>
        </draw:rect>
        <draw:rect draw:style-name="gr17" draw:text-style-name="P14" draw:layer="layout" svg:width="3.436cm" svg:height="3.302cm" svg:x="8.089cm" svg:y="13.716cm">
          <text:p text:style-name="P12"><text:span text:style-name="T5">Instance</text:span></text:p>
          <text:p text:style-name="P12"><text:span text:style-name="T5"/></text:p>
          <text:p text:style-name="P12"><text:span text:style-name="T5"/></text:p>
        </draw:rect>
        <draw:rect draw:style-name="gr17" draw:text-style-name="P14" draw:layer="layout" svg:width="3.436cm" svg:height="3.302cm" svg:x="12.083cm" svg:y="13.716cm">
          <text:p text:style-name="P12"><text:span text:style-name="T5">Instance</text:span></text:p>
          <text:p text:style-name="P12"><text:span text:style-name="T5"/></text:p>
          <text:p text:style-name="P12"><text:span text:style-name="T5"/></text:p>
        </draw:rect>
        <draw:connector draw:name="Curved Connector 103" draw:style-name="gr15" draw:text-style-name="P11" draw:layer="layout" draw:type="curve" svg:x1="13.039cm" svg:y1="11.631cm" svg:x2="17.81cm" svg:y2="13.716cm" draw:start-shape="id9" draw:start-glue-point="1" draw:end-shape="id11" draw:end-glue-point="0" svg:d="m13039 11631c3181 0 4771 695 4771 2085" svg:viewBox="0 0 4772 2086">
          <text:p/>
        </draw:connector>
        <draw:g draw:name="Group 78">
          <draw:custom-shape draw:name="Oval 79" draw:style-name="gr72" draw:text-style-name="P5" draw:layer="layout" svg:width="1.481cm" svg:height="1.478cm" svg:x="13.924cm" svg:y="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0" draw:style-name="gr2" draw:text-style-name="P2" draw:layer="layout" svg:width="0.71cm" svg:height="0.317cm" svg:x="14.321cm" svg:y="4.525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1" draw:style-name="gr73" draw:text-style-name="P5" draw:layer="layout" svg:width="0.127cm" svg:height="0.211cm" svg:x="14.413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74" draw:text-style-name="P5" draw:layer="layout" svg:width="0.127cm" svg:height="0.211cm" svg:x="14.792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3" draw:style-name="gr6" draw:text-style-name="P6" draw:layer="layout" svg:width="0.512cm" svg:height="1.024cm" svg:x="13.567cm" svg:y="4.829cm">
            <text:p/>
            <draw:enhanced-geometry svg:viewBox="0 0 21600 21600" draw:type="mso-spt202" draw:enhanced-path="M 0 0 L 21600 0 21600 21600 0 21600 0 0 Z N"/>
          </draw:custom-shape>
        </draw:g>
        <draw:g draw:name="Group 84">
          <draw:custom-shape draw:name="Oval 85" draw:style-name="gr75" draw:text-style-name="P5" draw:layer="layout" svg:width="1.482cm" svg:height="1.478cm" svg:x="13.0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2" draw:text-style-name="P2" draw:layer="layout" svg:width="0.71cm" svg:height="0.317cm" svg:x="13.439cm" svg:y="6.053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76" draw:text-style-name="P5" draw:layer="layout" svg:width="0.127cm" svg:height="0.211cm" svg:x="13.5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77" draw:text-style-name="P5" draw:layer="layout" svg:width="0.127cm" svg:height="0.211cm" svg:x="13.9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9" draw:style-name="gr10" draw:text-style-name="P6" draw:layer="layout" svg:width="0.513cm" svg:height="1.024cm" svg:x="12.685cm" svg:y="6.357cm">
            <text:p/>
            <draw:enhanced-geometry svg:viewBox="0 0 21600 21600" draw:type="mso-spt202" draw:enhanced-path="M 0 0 L 21600 0 21600 21600 0 21600 0 0 Z N"/>
          </draw:custom-shape>
        </draw:g>
        <draw:g draw:name="Group 78">
          <draw:custom-shape draw:name="Oval 79" draw:style-name="gr78" draw:text-style-name="P5" draw:layer="layout" svg:width="1.481cm" svg:height="1.478cm" svg:x="10.324cm" svg:y="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0" draw:style-name="gr2" draw:text-style-name="P2" draw:layer="layout" svg:width="0.71cm" svg:height="0.317cm" svg:x="10.721cm" svg:y="4.525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1" draw:style-name="gr79" draw:text-style-name="P5" draw:layer="layout" svg:width="0.127cm" svg:height="0.211cm" svg:x="10.813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80" draw:text-style-name="P5" draw:layer="layout" svg:width="0.127cm" svg:height="0.211cm" svg:x="11.192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3" draw:style-name="gr6" draw:text-style-name="P6" draw:layer="layout" svg:width="0.512cm" svg:height="1.024cm" svg:x="9.967cm" svg:y="4.829cm">
            <text:p/>
            <draw:enhanced-geometry svg:viewBox="0 0 21600 21600" draw:type="mso-spt202" draw:enhanced-path="M 0 0 L 21600 0 21600 21600 0 21600 0 0 Z N"/>
          </draw:custom-shape>
        </draw:g>
        <draw:g draw:name="Group 84">
          <draw:custom-shape draw:name="Oval 85" draw:style-name="gr81" draw:text-style-name="P5" draw:layer="layout" svg:width="1.482cm" svg:height="1.478cm" svg:x="9.4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2" draw:text-style-name="P2" draw:layer="layout" svg:width="0.71cm" svg:height="0.317cm" svg:x="9.839cm" svg:y="6.053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82" draw:text-style-name="P5" draw:layer="layout" svg:width="0.127cm" svg:height="0.211cm" svg:x="9.9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83" draw:text-style-name="P5" draw:layer="layout" svg:width="0.127cm" svg:height="0.211cm" svg:x="10.3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9" draw:style-name="gr10" draw:text-style-name="P6" draw:layer="layout" svg:width="0.513cm" svg:height="1.024cm" svg:x="9.085cm" svg:y="6.357cm">
            <text:p/>
            <draw:enhanced-geometry svg:viewBox="0 0 21600 21600" draw:type="mso-spt202" draw:enhanced-path="M 0 0 L 21600 0 21600 21600 0 21600 0 0 Z N"/>
          </draw:custom-shape>
        </draw:g>
        <draw:g draw:name="Group 84">
          <draw:custom-shape draw:name="Oval 85" draw:style-name="gr84" draw:text-style-name="P5" draw:layer="layout" svg:width="1.482cm" svg:height="1.478cm" svg:x="7.6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2" draw:text-style-name="P2" draw:layer="layout" svg:width="0.71cm" svg:height="0.317cm" svg:x="8.039cm" svg:y="6.053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85" draw:text-style-name="P5" draw:layer="layout" svg:width="0.127cm" svg:height="0.211cm" svg:x="8.1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86" draw:text-style-name="P5" draw:layer="layout" svg:width="0.127cm" svg:height="0.211cm" svg:x="8.5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9" draw:style-name="gr10" draw:text-style-name="P6" draw:layer="layout" svg:width="0.513cm" svg:height="1.024cm" svg:x="7.285cm" svg:y="6.357cm">
            <text:p/>
            <draw:enhanced-geometry svg:viewBox="0 0 21600 21600" draw:type="mso-spt202" draw:enhanced-path="M 0 0 L 21600 0 21600 21600 0 21600 0 0 Z N"/>
          </draw:custom-shape>
        </draw:g>
        <draw:custom-shape draw:style-name="gr63" draw:text-style-name="P13" draw:layer="layout" svg:width="2.54cm" svg:height="1.27cm" svg:x="4.572cm" svg:y="15.494cm">
          <text:p text:style-name="P12"><text:span text:style-name="T5">HTTP</text:span></text:p>
          <text:p text:style-name="P12"><text:span text:style-name="T5">Sess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3" draw:layer="layout" svg:width="2.54cm" svg:height="1.27cm" svg:x="8.382cm" svg:y="15.494cm">
          <text:p text:style-name="P12"><text:span text:style-name="T5">HTTP</text:span></text:p>
          <text:p text:style-name="P12"><text:span text:style-name="T5">Sess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3" draw:layer="layout" svg:width="2.54cm" svg:height="1.27cm" svg:x="12.7cm" svg:y="15.494cm">
          <text:p text:style-name="P12"><text:span text:style-name="T5">HTTP</text:span></text:p>
          <text:p text:style-name="P12"><text:span text:style-name="T5">Sess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3" draw:layer="layout" svg:width="2.54cm" svg:height="1.27cm" svg:x="16.51cm" svg:y="15.494cm">
          <text:p text:style-name="P12"><text:span text:style-name="T5">HTTP</text:span></text:p>
          <text:p text:style-name="P12"><text:span text:style-name="T5">Sess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7" draw:text-style-name="P15" xml:id="id12" draw:id="id12" draw:layer="layout" svg:width="2.572cm" svg:height="3.975cm" svg:x="12.668cm" svg:y="13.462cm">
          <draw:text-box>
            <text:p><text:span text:style-name="T7">X</text:span></text:p>
          </draw:text-box>
        </draw:frame>
        <draw:g>
          <draw:custom-shape draw:name="Oval 85" draw:style-name="gr88" draw:text-style-name="P5" draw:layer="layout" svg:width="1.482cm" svg:height="1.478cm" svg:x="8.636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68" draw:text-style-name="P2" draw:layer="layout" svg:width="0.71cm" svg:height="0.317cm" svg:x="9.033cm" svg:y="4.404cm">
            <text:p/>
            <draw:enhanced-geometry svg:viewBox="0 0 392981 267513" draw:mirror-vertical="true"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89" draw:text-style-name="P5" draw:layer="layout" svg:width="0.127cm" svg:height="0.211cm" svg:x="9.126cm" svg:y="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90" draw:text-style-name="P5" draw:layer="layout" svg:width="0.127cm" svg:height="0.211cm" svg:x="9.505cm" svg:y="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onnector draw:name="Curved Connector 103" draw:style-name="gr91" draw:text-style-name="P11" draw:layer="layout" draw:type="curve" svg:x1="11.345cm" svg:y1="12.478cm" svg:x2="13.954cm" svg:y2="13.462cm" draw:start-shape="id9" draw:start-glue-point="2" draw:end-shape="id12" draw:end-glue-point="0" svg:d="m11345 12478c0 747 2609 255 2609 984" svg:viewBox="0 0 2610 985">
          <text:p/>
        </draw:connector>
        <presentation:notes draw:style-name="dp2">
          <draw:page-thumbnail draw:style-name="gr1" draw:layer="layout" svg:width="13cm" svg:height="9.75cm" svg:x="3.08cm" svg:y="1.83cm" draw:page-number="6" presentation:class="page"/>
          <draw:frame presentation:style-name="pr8" draw:text-style-name="P3" draw:layer="layout" svg:width="15.239cm" svg:height="11.429cm" svg:x="1.905cm" svg:y="12.065cm" presentation:class="notes">
            <draw:text-box>
              <text:p><text:span text:style-name="T6">Let's say we have an existing app, and it was pushed to CF like this. <text:s/>We have 4 instances and a war pushed. <text:s/>Notice the route being pushed is “always-reliable”</text:span></text:p>
              <text:p><text:span text:style-name="T6"/></text:p>
              <text:p><text:span text:style-name="T6">The result is when users hit </text:span><text:span text:style-name="T6"><text:a xlink:href="http://always-reliable.cfapps.io/" xlink:type="simple">http://always-reliable.cfapps.io</text:a></text:span><text:span text:style-name="T6">, the router routes traffic to one of the instances. <text:s/>Great.</text:span></text:p>
            </draw:text-box>
          </draw:frame>
        </presentation:notes>
      </draw:page>
      <draw:page draw:name="page7" draw:style-name="dp1" draw:master-page-name="Default" presentation:presentation-page-layout-name="AL2T1" presentation:use-date-time-name="dtd1">
        <office:forms form:automatic-focus="false" form:apply-design-mode="false"/>
        <draw:frame presentation:style-name="pr9" draw:layer="layout" svg:width="22.86cm" svg:height="2.032cm" svg:x="1.27cm" svg:y="0.762cm" presentation:class="title" presentation:user-transformed="true">
          <draw:text-box>
            <text:p>Session Management – Scale Down</text:p>
          </draw:text-box>
        </draw:frame>
        <draw:custom-shape draw:name="Freeform 12" draw:style-name="gr2" draw:text-style-name="P2" draw:layer="layout" svg:width="22.961cm" svg:height="1.12cm" svg:x="1.34cm" svg:y="8.7cm">
          <text:p/>
          <draw:enhanced-geometry svg:viewBox="0 0 8266546 402167" draw:glue-points="0 275891 715780 183284 1593189 380073 2609136 183284 3221013 322194 3994517 44374 4641029 264315 5483803 21223 6557474 391649 7504152 90678 8266112 287466" draw:type="non-primitive" draw:enhanced-path="M 0 275167 C 225136 220326 450273 165485 715818 182803 981363 200121 1277697 379076 1593273 379076 1908849 379076 2337955 192424 2609273 182803 2880591 173182 2990273 344440 3221182 321349 3452091 298258 3758045 53879 3994727 44258 4231409 34637 4393046 267469 4641273 263621 4889500 259773 5164667 0 5484091 21167 5803515 42334 6221075 379075 6557818 390621 6894561 402167 7219758 107758 7504546 90440 7789334 73122 8266546 286712 8266546 286712 N">
            <draw:equation draw:name="f0" draw:formula="13023-4"/>
            <draw:equation draw:name="f1" draw:formula=""/>
            <draw:equation draw:name="f2" draw:formula=""/>
            <draw:equation draw:name="f3" draw:formula=""/>
            <draw:equation draw:name="f4" draw:formula=""/>
            <draw:equation draw:name="f5" draw:formula="*/5"/>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g>
          <draw:custom-shape draw:name="Oval 85" draw:style-name="gr92" draw:text-style-name="P5" draw:layer="layout" svg:width="1.482cm" svg:height="1.478cm" svg:x="11.2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68" draw:text-style-name="P2" draw:layer="layout" svg:width="0.71cm" svg:height="0.317cm" svg:x="11.639cm" svg:y="5.949cm">
            <text:p/>
            <draw:enhanced-geometry svg:viewBox="0 0 392981 267513" draw:mirror-vertical="true"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93" draw:text-style-name="P5" draw:layer="layout" svg:width="0.127cm" svg:height="0.211cm" svg:x="11.7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94" draw:text-style-name="P5" draw:layer="layout" svg:width="0.127cm" svg:height="0.211cm" svg:x="12.1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TextBox 89" draw:style-name="gr10" draw:text-style-name="P6" draw:layer="layout" svg:width="0.513cm" svg:height="1.024cm" svg:x="10.885cm" svg:y="6.357cm">
          <text:p/>
          <draw:enhanced-geometry svg:viewBox="0 0 21600 21600" draw:type="mso-spt202" draw:enhanced-path="M 0 0 L 21600 0 21600 21600 0 21600 0 0 Z N"/>
        </draw:custom-shape>
        <draw:custom-shape draw:name="TextBox 96" draw:style-name="gr11" draw:text-style-name="P8" draw:layer="layout" svg:width="3.431cm" svg:height="2.012cm" svg:x="2.919cm" svg:y="4.572cm">
          <text:list text:style-name="L4">
            <text:list-header>
              <text:p text:style-name="P7"><text:span text:style-name="T3">Users /</text:span></text:p>
            </text:list-header>
            <text:list-item>
              <text:p text:style-name="P7"><text:span text:style-name="T3">Browsers</text:span></text:p>
            </text:list-item>
          </text:list>
          <draw:enhanced-geometry svg:viewBox="0 0 21600 21600" draw:type="mso-spt202" draw:enhanced-path="M 0 0 L 21600 0 21600 21600 0 21600 0 0 Z N"/>
        </draw:custom-shape>
        <draw:custom-shape draw:name="Rectangle 13" draw:style-name="gr95" draw:text-style-name="P10" xml:id="id13" draw:id="id13" draw:layer="layout" svg:width="3.387cm" svg:height="1.693cm" svg:x="9.652cm" svg:y="10.785cm">
          <text:list text:style-name="L5">
            <text:list-header>
              <text:p text:style-name="P9"><text:span text:style-name="T4">Router</text:span></text:p>
            </text:list-header>
          </text:list>
          <draw:enhanced-geometry svg:viewBox="0 0 21600 21600" draw:type="rectangle" draw:enhanced-path="M 0 0 L 21600 0 21600 21600 0 21600 0 0 Z N"/>
        </draw:custom-shape>
        <draw:connector draw:name="Straight Arrow Connector 105" draw:style-name="gr13" draw:text-style-name="P11" draw:layer="layout" draw:type="line" svg:x1="10.99cm" svg:y1="10.618cm" svg:x2="10.898cm" svg:y2="6.629cm" svg:d="m10990 10618-92-3989" svg:viewBox="0 0 93 3990">
          <text:p/>
        </draw:connector>
        <draw:connector draw:name="Straight Arrow Connector 106" draw:style-name="gr14" draw:text-style-name="P11" draw:layer="layout" draw:type="line" svg:x1="11.314cm" svg:y1="10.646cm" svg:x2="11.134cm" svg:y2="6.99cm" svg:d="m11314 10646-180-3656" svg:viewBox="0 0 181 3657">
          <text:p/>
        </draw:connector>
        <draw:connector draw:name="Curved Connector 103" draw:style-name="gr15" draw:text-style-name="P11" draw:layer="layout" draw:type="curve" svg:x1="11.345cm" svg:y1="12.478cm" svg:x2="9.807cm" svg:y2="13.716cm" draw:start-shape="id13" draw:start-glue-point="2" draw:end-shape="id14" draw:end-glue-point="0" svg:d="m11345 12478c0 937-1538 319-1538 1238" svg:viewBox="0 0 1539 1239">
          <text:p/>
        </draw:connector>
        <draw:custom-shape draw:name="TextBox 11" draw:style-name="gr44" draw:text-style-name="P8" draw:layer="layout" svg:width="5.48cm" svg:height="2.547cm" svg:x="16.618cm" svg:y="16.07cm">
          <text:p/>
          <draw:enhanced-geometry svg:viewBox="0 0 21600 21600" draw:type="mso-spt202" draw:enhanced-path="M 0 0 L 21600 0 21600 21600 0 21600 0 0 Z N"/>
        </draw:custom-shape>
        <draw:rect draw:style-name="gr17" draw:text-style-name="P14" xml:id="id14" draw:id="id14" draw:layer="layout" svg:width="3.436cm" svg:height="3.302cm" svg:x="8.089cm" svg:y="13.716cm">
          <text:p text:style-name="P12"><text:span text:style-name="T5">Instance</text:span></text:p>
          <text:p text:style-name="P12"><text:span text:style-name="T5"/></text:p>
          <text:p text:style-name="P12"><text:span text:style-name="T5"/></text:p>
        </draw:rect>
        <draw:rect draw:style-name="gr17" draw:text-style-name="P14" xml:id="id15" draw:id="id15" draw:layer="layout" svg:width="3.436cm" svg:height="3.302cm" svg:x="12.083cm" svg:y="13.716cm">
          <text:p text:style-name="P12"><text:span text:style-name="T5">Instance</text:span></text:p>
          <text:p text:style-name="P12"><text:span text:style-name="T5"/></text:p>
          <text:p text:style-name="P12"><text:span text:style-name="T5"/></text:p>
        </draw:rect>
        <draw:connector draw:name="Curved Connector 103" draw:style-name="gr15" draw:text-style-name="P11" draw:layer="layout" draw:type="curve" svg:x1="13.039cm" svg:y1="11.631cm" svg:x2="13.801cm" svg:y2="13.716cm" draw:start-shape="id13" draw:start-glue-point="1" draw:end-shape="id15" svg:d="m13039 11631c508 0 762 695 762 2085" svg:viewBox="0 0 763 2086">
          <text:p/>
        </draw:connector>
        <draw:g draw:name="Group 84">
          <draw:custom-shape draw:name="Oval 85" draw:style-name="gr96" draw:text-style-name="P5" draw:layer="layout" svg:width="1.482cm" svg:height="1.478cm" svg:x="13.0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2" draw:text-style-name="P2" draw:layer="layout" svg:width="0.71cm" svg:height="0.317cm" svg:x="13.439cm" svg:y="6.053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97" draw:text-style-name="P5" draw:layer="layout" svg:width="0.127cm" svg:height="0.211cm" svg:x="13.5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98" draw:text-style-name="P5" draw:layer="layout" svg:width="0.127cm" svg:height="0.211cm" svg:x="13.9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9" draw:style-name="gr10" draw:text-style-name="P6" draw:layer="layout" svg:width="0.513cm" svg:height="1.024cm" svg:x="12.685cm" svg:y="6.357cm">
            <text:p/>
            <draw:enhanced-geometry svg:viewBox="0 0 21600 21600" draw:type="mso-spt202" draw:enhanced-path="M 0 0 L 21600 0 21600 21600 0 21600 0 0 Z N"/>
          </draw:custom-shape>
        </draw:g>
        <draw:g draw:name="Group 78">
          <draw:custom-shape draw:name="Oval 79" draw:style-name="gr99" draw:text-style-name="P5" draw:layer="layout" svg:width="1.481cm" svg:height="1.478cm" svg:x="10.324cm" svg:y="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0" draw:style-name="gr2" draw:text-style-name="P2" draw:layer="layout" svg:width="0.71cm" svg:height="0.317cm" svg:x="10.721cm" svg:y="4.525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1" draw:style-name="gr100" draw:text-style-name="P5" draw:layer="layout" svg:width="0.127cm" svg:height="0.211cm" svg:x="10.813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101" draw:text-style-name="P5" draw:layer="layout" svg:width="0.127cm" svg:height="0.211cm" svg:x="11.192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3" draw:style-name="gr6" draw:text-style-name="P6" draw:layer="layout" svg:width="0.512cm" svg:height="1.024cm" svg:x="9.967cm" svg:y="4.829cm">
            <text:p/>
            <draw:enhanced-geometry svg:viewBox="0 0 21600 21600" draw:type="mso-spt202" draw:enhanced-path="M 0 0 L 21600 0 21600 21600 0 21600 0 0 Z N"/>
          </draw:custom-shape>
        </draw:g>
        <draw:g draw:name="Group 84">
          <draw:custom-shape draw:name="Oval 85" draw:style-name="gr102" draw:text-style-name="P5" draw:layer="layout" svg:width="1.482cm" svg:height="1.478cm" svg:x="9.4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2" draw:text-style-name="P2" draw:layer="layout" svg:width="0.71cm" svg:height="0.317cm" svg:x="9.839cm" svg:y="6.053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103" draw:text-style-name="P5" draw:layer="layout" svg:width="0.127cm" svg:height="0.211cm" svg:x="9.9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104" draw:text-style-name="P5" draw:layer="layout" svg:width="0.127cm" svg:height="0.211cm" svg:x="10.3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9" draw:style-name="gr10" draw:text-style-name="P6" draw:layer="layout" svg:width="0.513cm" svg:height="1.024cm" svg:x="9.085cm" svg:y="6.357cm">
            <text:p/>
            <draw:enhanced-geometry svg:viewBox="0 0 21600 21600" draw:type="mso-spt202" draw:enhanced-path="M 0 0 L 21600 0 21600 21600 0 21600 0 0 Z N"/>
          </draw:custom-shape>
        </draw:g>
        <draw:g draw:name="Group 84">
          <draw:custom-shape draw:name="Oval 85" draw:style-name="gr105" draw:text-style-name="P5" draw:layer="layout" svg:width="1.482cm" svg:height="1.478cm" svg:x="7.6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2" draw:text-style-name="P2" draw:layer="layout" svg:width="0.71cm" svg:height="0.317cm" svg:x="8.039cm" svg:y="6.053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106" draw:text-style-name="P5" draw:layer="layout" svg:width="0.127cm" svg:height="0.211cm" svg:x="8.1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107" draw:text-style-name="P5" draw:layer="layout" svg:width="0.127cm" svg:height="0.211cm" svg:x="8.5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9" draw:style-name="gr10" draw:text-style-name="P6" draw:layer="layout" svg:width="0.513cm" svg:height="1.024cm" svg:x="7.285cm" svg:y="6.357cm">
            <text:p/>
            <draw:enhanced-geometry svg:viewBox="0 0 21600 21600" draw:type="mso-spt202" draw:enhanced-path="M 0 0 L 21600 0 21600 21600 0 21600 0 0 Z N"/>
          </draw:custom-shape>
        </draw:g>
        <draw:custom-shape draw:style-name="gr63" draw:text-style-name="P13" draw:layer="layout" svg:width="2.54cm" svg:height="1.27cm" svg:x="8.382cm" svg:y="15.494cm">
          <text:p text:style-name="P12"><text:span text:style-name="T5">HTTP</text:span></text:p>
          <text:p text:style-name="P12"><text:span text:style-name="T5">Sess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3" draw:layer="layout" svg:width="2.54cm" svg:height="1.27cm" svg:x="12.7cm" svg:y="15.494cm">
          <text:p text:style-name="P12"><text:span text:style-name="T5">HTTP</text:span></text:p>
          <text:p text:style-name="P12"><text:span text:style-name="T5">Sess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name="Oval 85" draw:style-name="gr108" draw:text-style-name="P5" draw:layer="layout" svg:width="1.482cm" svg:height="1.478cm" svg:x="8.636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68" draw:text-style-name="P2" draw:layer="layout" svg:width="0.71cm" svg:height="0.317cm" svg:x="9.033cm" svg:y="4.404cm">
            <text:p/>
            <draw:enhanced-geometry svg:viewBox="0 0 392981 267513" draw:mirror-vertical="true"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109" draw:text-style-name="P5" draw:layer="layout" svg:width="0.127cm" svg:height="0.211cm" svg:x="9.126cm" svg:y="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110" draw:text-style-name="P5" draw:layer="layout" svg:width="0.127cm" svg:height="0.211cm" svg:x="9.505cm" svg:y="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Oval 85" draw:style-name="gr111" draw:text-style-name="P5" draw:layer="layout" svg:width="1.482cm" svg:height="1.478cm" svg:x="12.192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68" draw:text-style-name="P2" draw:layer="layout" svg:width="0.71cm" svg:height="0.317cm" svg:x="12.589cm" svg:y="4.404cm">
            <text:p/>
            <draw:enhanced-geometry svg:viewBox="0 0 392981 267513" draw:mirror-vertical="true"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112" draw:text-style-name="P5" draw:layer="layout" svg:width="0.127cm" svg:height="0.211cm" svg:x="12.682cm" svg:y="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113" draw:text-style-name="P5" draw:layer="layout" svg:width="0.127cm" svg:height="0.211cm" svg:x="13.061cm" svg:y="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name="Oval 85" draw:style-name="gr114" draw:text-style-name="P5" draw:layer="layout" svg:width="1.482cm" svg:height="1.478cm" svg:x="14.012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68" draw:text-style-name="P2" draw:layer="layout" svg:width="0.71cm" svg:height="0.317cm" svg:x="14.409cm" svg:y="4.404cm">
            <text:p/>
            <draw:enhanced-geometry svg:viewBox="0 0 392981 267513" draw:mirror-vertical="true"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115" draw:text-style-name="P5" draw:layer="layout" svg:width="0.127cm" svg:height="0.211cm" svg:x="14.502cm" svg:y="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116" draw:text-style-name="P5" draw:layer="layout" svg:width="0.127cm" svg:height="0.211cm" svg:x="14.881cm" svg:y="3.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7" draw:text-style-name="P16" draw:layer="layout" svg:width="2.572cm" svg:height="3.975cm" svg:x="16.668cm" svg:y="13.463cm">
          <draw:text-box>
            <text:p><text:span text:style-name="T8">X</text:span></text:p>
          </draw:text-box>
        </draw:frame>
        <draw:frame draw:style-name="gr87" draw:text-style-name="P16" draw:layer="layout" svg:width="2.572cm" svg:height="3.975cm" svg:x="4.268cm" svg:y="13.464cm">
          <draw:text-box>
            <text:p><text:span text:style-name="T8">X</text:span></text:p>
          </draw:text-box>
        </draw:frame>
        <presentation:notes draw:style-name="dp2">
          <draw:page-thumbnail draw:style-name="gr1" draw:layer="layout" svg:width="13cm" svg:height="9.75cm" svg:x="3.08cm" svg:y="1.83cm" draw:page-number="7" presentation:class="page"/>
          <draw:frame presentation:style-name="pr8" draw:text-style-name="P3" draw:layer="layout" svg:width="15.239cm" svg:height="11.429cm" svg:x="1.905cm" svg:y="12.065cm" presentation:class="notes">
            <draw:text-box>
              <text:p><text:span text:style-name="T6">Let's say we have an existing app, and it was pushed to CF like this. <text:s/>We have 4 instances and a war pushed. <text:s/>Notice the route being pushed is “always-reliable”</text:span></text:p>
              <text:p><text:span text:style-name="T6"/></text:p>
              <text:p><text:span text:style-name="T6">The result is when users hit </text:span><text:span text:style-name="T6"><text:a xlink:href="http://always-reliable.cfapps.io/" xlink:type="simple">http://always-reliable.cfapps.io</text:a></text:span><text:span text:style-name="T6">, the router routes traffic to one of the instances. <text:s/>Great.</text:span></text:p>
            </draw:text-box>
          </draw:frame>
        </presentation:notes>
      </draw:page>
      <draw:page draw:name="page8" draw:style-name="dp1" draw:master-page-name="Title1" presentation:presentation-page-layout-name="AL1T0" presentation:use-date-time-name="dtd1">
        <office:forms form:automatic-focus="false" form:apply-design-mode="false"/>
        <draw:frame presentation:style-name="pr1" draw:text-style-name="P2" draw:layer="layout" svg:width="19.37cm" svg:height="2.797cm" svg:x="2.474cm" svg:y="6.869cm" presentation:class="title" presentation:user-transformed="true">
          <draw:text-box>
            <text:list text:style-name="L1">
              <text:list-header>
                <text:p text:style-name="P1"><text:span text:style-name="T1">Demo:</text:span><text:span text:style-name="T1"><text:line-break/></text:span><text:span text:style-name="T1">Application Session Usage</text:span></text:p>
              </text:list-header>
            </text:list>
          </draw:text-box>
        </draw:frame>
        <presentation:notes draw:style-name="dp2">
          <draw:page-thumbnail draw:style-name="gr1" draw:layer="layout" svg:width="13cm" svg:height="9.75cm" svg:x="3.08cm" svg:y="1.83cm" draw:page-number="8" presentation:class="page"/>
          <draw:frame presentation:style-name="pr2" draw:text-style-name="P3" draw:layer="layout" svg:width="15.239cm" svg:height="11.429cm" svg:x="1.905cm" svg:y="12.065cm" presentation:class="notes" presentation:placeholder="true">
            <draw:text-box/>
          </draw:frame>
        </presentation:notes>
      </draw:page>
      <draw:page draw:name="page9" draw:style-name="dp1" draw:master-page-name="Default" presentation:presentation-page-layout-name="AL2T1" presentation:use-date-time-name="dtd1">
        <office:forms form:automatic-focus="false" form:apply-design-mode="false"/>
        <draw:frame presentation:style-name="pr9" draw:layer="layout" svg:width="22.86cm" svg:height="2.032cm" svg:x="1.27cm" svg:y="0.762cm" presentation:class="title" presentation:user-transformed="true">
          <draw:text-box>
            <text:p>Typical Solution – Non-Cloud</text:p>
          </draw:text-box>
        </draw:frame>
        <draw:custom-shape draw:name="Freeform 12" draw:style-name="gr2" draw:text-style-name="P2" draw:layer="layout" svg:width="22.961cm" svg:height="1.12cm" svg:x="1.34cm" svg:y="7.5cm">
          <text:p/>
          <draw:enhanced-geometry svg:viewBox="0 0 8266546 402167" draw:glue-points="0 275891 715780 183284 1593189 380073 2609136 183284 3221013 322194 3994517 44374 4641029 264315 5483803 21223 6557474 391649 7504152 90678 8266112 287466" draw:type="non-primitive" draw:enhanced-path="M 0 275167 C 225136 220326 450273 165485 715818 182803 981363 200121 1277697 379076 1593273 379076 1908849 379076 2337955 192424 2609273 182803 2880591 173182 2990273 344440 3221182 321349 3452091 298258 3758045 53879 3994727 44258 4231409 34637 4393046 267469 4641273 263621 4889500 259773 5164667 0 5484091 21167 5803515 42334 6221075 379075 6557818 390621 6894561 402167 7219758 107758 7504546 90440 7789334 73122 8266546 286712 8266546 286712 N">
            <draw:equation draw:name="f0" draw:formula="13023-4"/>
            <draw:equation draw:name="f1" draw:formula=""/>
            <draw:equation draw:name="f2" draw:formula=""/>
            <draw:equation draw:name="f3" draw:formula=""/>
            <draw:equation draw:name="f4" draw:formula=""/>
            <draw:equation draw:name="f5" draw:formula="*/5"/>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g draw:name="Group 78">
          <draw:custom-shape draw:name="Oval 79" draw:style-name="gr117" draw:text-style-name="P5" draw:layer="layout" svg:width="1.481cm" svg:height="1.478cm" svg:x="12.124cm" svg:y="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0" draw:style-name="gr2" draw:text-style-name="P2" draw:layer="layout" svg:width="0.71cm" svg:height="0.317cm" svg:x="12.521cm" svg:y="4.525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1" draw:style-name="gr118" draw:text-style-name="P5" draw:layer="layout" svg:width="0.127cm" svg:height="0.211cm" svg:x="12.613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119" draw:text-style-name="P5" draw:layer="layout" svg:width="0.127cm" svg:height="0.211cm" svg:x="12.992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3" draw:style-name="gr6" draw:text-style-name="P6" draw:layer="layout" svg:width="0.512cm" svg:height="1.024cm" svg:x="11.767cm" svg:y="4.829cm">
            <text:p/>
            <draw:enhanced-geometry svg:viewBox="0 0 21600 21600" draw:type="mso-spt202" draw:enhanced-path="M 0 0 L 21600 0 21600 21600 0 21600 0 0 Z N"/>
          </draw:custom-shape>
        </draw:g>
        <draw:g draw:name="Group 84">
          <draw:custom-shape draw:name="Oval 85" draw:style-name="gr120" draw:text-style-name="P5" draw:layer="layout" svg:width="1.482cm" svg:height="1.478cm" svg:x="11.2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2" draw:text-style-name="P2" draw:layer="layout" svg:width="0.71cm" svg:height="0.317cm" svg:x="11.639cm" svg:y="6.053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121" draw:text-style-name="P5" draw:layer="layout" svg:width="0.127cm" svg:height="0.211cm" svg:x="11.7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122" draw:text-style-name="P5" draw:layer="layout" svg:width="0.127cm" svg:height="0.211cm" svg:x="12.1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9" draw:style-name="gr10" draw:text-style-name="P6" draw:layer="layout" svg:width="0.513cm" svg:height="1.024cm" svg:x="10.885cm" svg:y="6.357cm">
            <text:p/>
            <draw:enhanced-geometry svg:viewBox="0 0 21600 21600" draw:type="mso-spt202" draw:enhanced-path="M 0 0 L 21600 0 21600 21600 0 21600 0 0 Z N"/>
          </draw:custom-shape>
        </draw:g>
        <draw:custom-shape draw:name="TextBox 96" draw:style-name="gr11" draw:text-style-name="P8" draw:layer="layout" svg:width="3.431cm" svg:height="2.012cm" svg:x="2.919cm" svg:y="4.572cm">
          <text:list text:style-name="L4">
            <text:list-header>
              <text:p text:style-name="P7"><text:span text:style-name="T3">Users /</text:span></text:p>
            </text:list-header>
            <text:list-item>
              <text:p text:style-name="P7"><text:span text:style-name="T3">Browsers</text:span></text:p>
            </text:list-item>
          </text:list>
          <draw:enhanced-geometry svg:viewBox="0 0 21600 21600" draw:type="mso-spt202" draw:enhanced-path="M 0 0 L 21600 0 21600 21600 0 21600 0 0 Z N"/>
        </draw:custom-shape>
        <draw:custom-shape draw:name="Rectangle 13" draw:style-name="gr123" draw:text-style-name="P10" xml:id="id16" draw:id="id16" draw:layer="layout" svg:width="3.387cm" svg:height="1.693cm" svg:x="9.652cm" svg:y="9.585cm">
          <text:list text:style-name="L5">
            <text:list-header>
              <text:p text:style-name="P9"><text:span text:style-name="T4">Load Balancer</text:span></text:p>
            </text:list-header>
          </text:list>
          <draw:enhanced-geometry svg:viewBox="0 0 21600 21600" draw:type="rectangle" draw:enhanced-path="M 0 0 L 21600 0 21600 21600 0 21600 0 0 Z N"/>
        </draw:custom-shape>
        <draw:connector draw:name="Straight Arrow Connector 105" draw:style-name="gr13" draw:text-style-name="P11" draw:layer="layout" draw:type="line" svg:x1="10.99cm" svg:y1="9.418cm" svg:x2="10.88cm" svg:y2="6.549cm" svg:d="m10990 9418-110-2869" svg:viewBox="0 0 111 2870">
          <text:p/>
        </draw:connector>
        <draw:connector draw:name="Straight Arrow Connector 106" draw:style-name="gr14" draw:text-style-name="P11" draw:layer="layout" draw:type="line" svg:x1="11.314cm" svg:y1="9.446cm" svg:x2="11.31cm" svg:y2="6.823cm" svg:d="m11314 9446-4-2623" svg:viewBox="0 0 5 2624">
          <text:p/>
        </draw:connector>
        <draw:connector draw:name="Curved Connector 103" draw:style-name="gr15" draw:text-style-name="P11" draw:layer="layout" draw:type="curve" svg:x1="9.652cm" svg:y1="10.431cm" svg:x2="5.798cm" svg:y2="12.393cm" draw:start-shape="id16" draw:start-glue-point="3" draw:end-shape="id17" draw:end-glue-point="0" svg:d="m9652 10431c-2570 0-3854 654-3854 1962" svg:viewBox="0 0 3855 1963">
          <text:p/>
        </draw:connector>
        <draw:connector draw:name="Curved Connector 103" draw:style-name="gr15" draw:text-style-name="P11" draw:layer="layout" draw:type="curve" svg:x1="11.345cm" svg:y1="11.278cm" svg:x2="13.801cm" svg:y2="12.393cm" draw:start-shape="id16" draw:start-glue-point="2" draw:end-shape="id18" svg:d="m11345 11278c0 844 2456 287 2456 1115" svg:viewBox="0 0 2457 1116">
          <text:p/>
        </draw:connector>
        <draw:custom-shape draw:name="TextBox 11" draw:style-name="gr44" draw:text-style-name="P8" draw:layer="layout" svg:width="5.48cm" svg:height="2.547cm" svg:x="16.618cm" svg:y="16.07cm">
          <text:p/>
          <draw:enhanced-geometry svg:viewBox="0 0 21600 21600" draw:type="mso-spt202" draw:enhanced-path="M 0 0 L 21600 0 21600 21600 0 21600 0 0 Z N"/>
        </draw:custom-shape>
        <draw:rect draw:style-name="gr17" draw:text-style-name="P13" xml:id="id17" draw:id="id17" draw:layer="layout" svg:width="3.436cm" svg:height="1.639cm" svg:x="4.08cm" svg:y="12.393cm">
          <text:p text:style-name="P12"><text:span text:style-name="T5">Tomcat</text:span></text:p>
          <text:p text:style-name="P12"><text:span text:style-name="T5"/></text:p>
        </draw:rect>
        <draw:rect draw:style-name="gr17" draw:text-style-name="P14" xml:id="id19" draw:id="id19" draw:layer="layout" svg:width="3.436cm" svg:height="1.639cm" svg:x="16.092cm" svg:y="12.393cm">
          <text:p text:style-name="P12"><text:span text:style-name="T5">Tomcat</text:span></text:p>
          <text:p text:style-name="P12"><text:span text:style-name="T5"/></text:p>
        </draw:rect>
        <draw:rect draw:style-name="gr17" draw:text-style-name="P14" draw:layer="layout" svg:width="3.436cm" svg:height="1.639cm" svg:x="8.089cm" svg:y="12.393cm">
          <text:p text:style-name="P12"><text:span text:style-name="T5">Tomcat</text:span></text:p>
          <text:p text:style-name="P12"><text:span text:style-name="T5"/></text:p>
        </draw:rect>
        <draw:rect draw:style-name="gr17" draw:text-style-name="P14" xml:id="id18" draw:id="id18" draw:layer="layout" svg:width="3.436cm" svg:height="1.639cm" svg:x="12.083cm" svg:y="12.393cm">
          <text:p text:style-name="P12"><text:span text:style-name="T5">Tomcat</text:span></text:p>
          <text:p text:style-name="P12"><text:span text:style-name="T5"/></text:p>
        </draw:rect>
        <draw:connector draw:name="Curved Connector 103" draw:style-name="gr15" draw:text-style-name="P11" draw:layer="layout" draw:type="curve" svg:x1="13.039cm" svg:y1="10.431cm" svg:x2="17.81cm" svg:y2="12.393cm" draw:start-shape="id16" draw:start-glue-point="1" draw:end-shape="id19" draw:end-glue-point="0" svg:d="m13039 10431c3181 0 4771 654 4771 1962" svg:viewBox="0 0 4772 1963">
          <text:p/>
        </draw:connector>
        <draw:g draw:name="Group 78">
          <draw:custom-shape draw:name="Oval 79" draw:style-name="gr124" draw:text-style-name="P5" draw:layer="layout" svg:width="1.481cm" svg:height="1.478cm" svg:x="13.924cm" svg:y="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0" draw:style-name="gr2" draw:text-style-name="P2" draw:layer="layout" svg:width="0.71cm" svg:height="0.317cm" svg:x="14.321cm" svg:y="4.525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1" draw:style-name="gr125" draw:text-style-name="P5" draw:layer="layout" svg:width="0.127cm" svg:height="0.211cm" svg:x="14.413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126" draw:text-style-name="P5" draw:layer="layout" svg:width="0.127cm" svg:height="0.211cm" svg:x="14.792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3" draw:style-name="gr6" draw:text-style-name="P6" draw:layer="layout" svg:width="0.512cm" svg:height="1.024cm" svg:x="13.567cm" svg:y="4.829cm">
            <text:p/>
            <draw:enhanced-geometry svg:viewBox="0 0 21600 21600" draw:type="mso-spt202" draw:enhanced-path="M 0 0 L 21600 0 21600 21600 0 21600 0 0 Z N"/>
          </draw:custom-shape>
        </draw:g>
        <draw:g draw:name="Group 84">
          <draw:custom-shape draw:name="Oval 85" draw:style-name="gr127" draw:text-style-name="P5" draw:layer="layout" svg:width="1.482cm" svg:height="1.478cm" svg:x="13.0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2" draw:text-style-name="P2" draw:layer="layout" svg:width="0.71cm" svg:height="0.317cm" svg:x="13.439cm" svg:y="6.053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128" draw:text-style-name="P5" draw:layer="layout" svg:width="0.127cm" svg:height="0.211cm" svg:x="13.5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129" draw:text-style-name="P5" draw:layer="layout" svg:width="0.127cm" svg:height="0.211cm" svg:x="13.9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9" draw:style-name="gr10" draw:text-style-name="P6" draw:layer="layout" svg:width="0.513cm" svg:height="1.024cm" svg:x="12.685cm" svg:y="6.357cm">
            <text:p/>
            <draw:enhanced-geometry svg:viewBox="0 0 21600 21600" draw:type="mso-spt202" draw:enhanced-path="M 0 0 L 21600 0 21600 21600 0 21600 0 0 Z N"/>
          </draw:custom-shape>
        </draw:g>
        <draw:g draw:name="Group 78">
          <draw:custom-shape draw:name="Oval 79" draw:style-name="gr130" draw:text-style-name="P5" draw:layer="layout" svg:width="1.481cm" svg:height="1.478cm" svg:x="10.324cm" svg:y="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0" draw:style-name="gr2" draw:text-style-name="P2" draw:layer="layout" svg:width="0.71cm" svg:height="0.317cm" svg:x="10.721cm" svg:y="4.525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1" draw:style-name="gr131" draw:text-style-name="P5" draw:layer="layout" svg:width="0.127cm" svg:height="0.211cm" svg:x="10.813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132" draw:text-style-name="P5" draw:layer="layout" svg:width="0.127cm" svg:height="0.211cm" svg:x="11.192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3" draw:style-name="gr6" draw:text-style-name="P6" draw:layer="layout" svg:width="0.512cm" svg:height="1.024cm" svg:x="9.967cm" svg:y="4.829cm">
            <text:p/>
            <draw:enhanced-geometry svg:viewBox="0 0 21600 21600" draw:type="mso-spt202" draw:enhanced-path="M 0 0 L 21600 0 21600 21600 0 21600 0 0 Z N"/>
          </draw:custom-shape>
        </draw:g>
        <draw:g draw:name="Group 84">
          <draw:custom-shape draw:name="Oval 85" draw:style-name="gr133" draw:text-style-name="P5" draw:layer="layout" svg:width="1.482cm" svg:height="1.478cm" svg:x="9.4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2" draw:text-style-name="P2" draw:layer="layout" svg:width="0.71cm" svg:height="0.317cm" svg:x="9.839cm" svg:y="6.053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134" draw:text-style-name="P5" draw:layer="layout" svg:width="0.127cm" svg:height="0.211cm" svg:x="9.9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135" draw:text-style-name="P5" draw:layer="layout" svg:width="0.127cm" svg:height="0.211cm" svg:x="10.3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9" draw:style-name="gr10" draw:text-style-name="P6" draw:layer="layout" svg:width="0.513cm" svg:height="1.024cm" svg:x="9.085cm" svg:y="6.357cm">
            <text:p/>
            <draw:enhanced-geometry svg:viewBox="0 0 21600 21600" draw:type="mso-spt202" draw:enhanced-path="M 0 0 L 21600 0 21600 21600 0 21600 0 0 Z N"/>
          </draw:custom-shape>
        </draw:g>
        <draw:g draw:name="Group 78">
          <draw:custom-shape draw:name="Oval 79" draw:style-name="gr136" draw:text-style-name="P5" draw:layer="layout" svg:width="1.481cm" svg:height="1.478cm" svg:x="8.524cm" svg:y="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0" draw:style-name="gr2" draw:text-style-name="P2" draw:layer="layout" svg:width="0.71cm" svg:height="0.317cm" svg:x="8.921cm" svg:y="4.525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1" draw:style-name="gr137" draw:text-style-name="P5" draw:layer="layout" svg:width="0.127cm" svg:height="0.211cm" svg:x="9.013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138" draw:text-style-name="P5" draw:layer="layout" svg:width="0.127cm" svg:height="0.211cm" svg:x="9.392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3" draw:style-name="gr6" draw:text-style-name="P6" draw:layer="layout" svg:width="0.512cm" svg:height="1.024cm" svg:x="8.167cm" svg:y="4.829cm">
            <text:p/>
            <draw:enhanced-geometry svg:viewBox="0 0 21600 21600" draw:type="mso-spt202" draw:enhanced-path="M 0 0 L 21600 0 21600 21600 0 21600 0 0 Z N"/>
          </draw:custom-shape>
        </draw:g>
        <draw:g draw:name="Group 84">
          <draw:custom-shape draw:name="Oval 85" draw:style-name="gr139" draw:text-style-name="P5" draw:layer="layout" svg:width="1.482cm" svg:height="1.478cm" svg:x="7.6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2" draw:text-style-name="P2" draw:layer="layout" svg:width="0.71cm" svg:height="0.317cm" svg:x="8.039cm" svg:y="6.053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140" draw:text-style-name="P5" draw:layer="layout" svg:width="0.127cm" svg:height="0.211cm" svg:x="8.1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141" draw:text-style-name="P5" draw:layer="layout" svg:width="0.127cm" svg:height="0.211cm" svg:x="8.5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9" draw:style-name="gr10" draw:text-style-name="P6" draw:layer="layout" svg:width="0.513cm" svg:height="1.024cm" svg:x="7.285cm" svg:y="6.357cm">
            <text:p/>
            <draw:enhanced-geometry svg:viewBox="0 0 21600 21600" draw:type="mso-spt202" draw:enhanced-path="M 0 0 L 21600 0 21600 21600 0 21600 0 0 Z N"/>
          </draw:custom-shape>
        </draw:g>
        <draw:custom-shape draw:style-name="gr142" draw:text-style-name="P12" draw:layer="layout" svg:width="17.018cm" svg:height="1.778cm" svg:x="3.302cm" svg:y="14.94cm">
          <text:p text:style-name="P12">Persistent Store (Redis, Gemfire, etc.)</text:p>
          <draw:enhanced-geometry svg:viewBox="0 0 21600 21600" draw:type="rectangle" draw:enhanced-path="M 0 0 L 21600 0 21600 21600 0 21600 0 0 Z N"/>
        </draw:custom-shape>
        <draw:custom-shape draw:style-name="gr143" draw:text-style-name="P12" draw:layer="layout" svg:width="1.524cm" svg:height="1.27cm" svg:x="5.08cm" svg:y="13.6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3" draw:text-style-name="P12" draw:layer="layout" svg:width="1.524cm" svg:height="1.27cm" svg:x="9.144cm" svg:y="13.6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3" draw:text-style-name="P12" draw:layer="layout" svg:width="1.524cm" svg:height="1.27cm" svg:x="12.954cm" svg:y="13.6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3" draw:text-style-name="P12" draw:layer="layout" svg:width="1.524cm" svg:height="1.27cm" svg:x="17.018cm" svg:y="13.67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6" draw:text-style-name="P17" draw:layer="layout" svg:width="5.334cm" svg:height="2.286cm" svg:x="19.304cm" svg:y="8.89cm">
          <text:p text:style-name="P12"><text:span text:style-name="T9">Manually Configure </text:span></text:p>
          <text:p text:style-name="P12"><text:span text:style-name="T9">Tomcat Session </text:span></text:p>
          <text:p text:style-name="P12"><text:span text:style-name="T9">Management</text:span></text:p>
          <draw:enhanced-geometry svg:viewBox="0 0 21600 21600" draw:text-areas="800 800 20800 20800" draw:type="round-rectangular-callout" draw:modifiers="-514.1893158388 41717.184083952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cm" svg:height="9.75cm" svg:x="3.08cm" svg:y="1.83cm" draw:page-number="9" presentation:class="page"/>
          <draw:frame presentation:style-name="pr8" draw:text-style-name="P3" draw:layer="layout" svg:width="15.239cm" svg:height="11.429cm" svg:x="1.905cm" svg:y="12.065cm" presentation:class="notes">
            <draw:text-box>
              <text:p><text:span text:style-name="T6">Let's say we have an existing app, and it was pushed to CF like this. <text:s/>We have 4 instances and a war pushed. <text:s/>Notice the route being pushed is “always-reliable”</text:span></text:p>
              <text:p><text:span text:style-name="T6"/></text:p>
              <text:p><text:span text:style-name="T6">The result is when users hit </text:span><text:span text:style-name="T6"><text:a xlink:href="http://always-reliable.cfapps.io/" xlink:type="simple">http://always-reliable.cfapps.io</text:a></text:span><text:span text:style-name="T6">, the router routes traffic to one of the instances. <text:s/>Great.</text:span></text:p>
            </draw:text-box>
          </draw:frame>
        </presentation:notes>
      </draw:page>
      <draw:page draw:name="page10" draw:style-name="dp1" draw:master-page-name="Default" presentation:presentation-page-layout-name="AL2T1" presentation:use-date-time-name="dtd1">
        <office:forms form:automatic-focus="false" form:apply-design-mode="false"/>
        <draw:frame presentation:style-name="pr9" draw:layer="layout" svg:width="22.86cm" svg:height="2.032cm" svg:x="1.27cm" svg:y="0.762cm" presentation:class="title" presentation:user-transformed="true">
          <draw:text-box>
            <text:p>Cloud Foundry – Container Out of Reach</text:p>
          </draw:text-box>
        </draw:frame>
        <draw:custom-shape draw:name="Freeform 12" draw:style-name="gr2" draw:text-style-name="P2" draw:layer="layout" svg:width="22.961cm" svg:height="1.12cm" svg:x="1.34cm" svg:y="8.7cm">
          <text:p/>
          <draw:enhanced-geometry svg:viewBox="0 0 8266546 402167" draw:glue-points="0 275891 715780 183284 1593189 380073 2609136 183284 3221013 322194 3994517 44374 4641029 264315 5483803 21223 6557474 391649 7504152 90678 8266112 287466" draw:type="non-primitive" draw:enhanced-path="M 0 275167 C 225136 220326 450273 165485 715818 182803 981363 200121 1277697 379076 1593273 379076 1908849 379076 2337955 192424 2609273 182803 2880591 173182 2990273 344440 3221182 321349 3452091 298258 3758045 53879 3994727 44258 4231409 34637 4393046 267469 4641273 263621 4889500 259773 5164667 0 5484091 21167 5803515 42334 6221075 379075 6557818 390621 6894561 402167 7219758 107758 7504546 90440 7789334 73122 8266546 286712 8266546 286712 N">
            <draw:equation draw:name="f0" draw:formula="13023-4"/>
            <draw:equation draw:name="f1" draw:formula=""/>
            <draw:equation draw:name="f2" draw:formula=""/>
            <draw:equation draw:name="f3" draw:formula=""/>
            <draw:equation draw:name="f4" draw:formula=""/>
            <draw:equation draw:name="f5" draw:formula="*/5"/>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g draw:name="Group 78">
          <draw:custom-shape draw:name="Oval 79" draw:style-name="gr144" draw:text-style-name="P5" draw:layer="layout" svg:width="1.481cm" svg:height="1.478cm" svg:x="12.124cm" svg:y="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0" draw:style-name="gr2" draw:text-style-name="P2" draw:layer="layout" svg:width="0.71cm" svg:height="0.317cm" svg:x="12.521cm" svg:y="4.525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1" draw:style-name="gr145" draw:text-style-name="P5" draw:layer="layout" svg:width="0.127cm" svg:height="0.211cm" svg:x="12.613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146" draw:text-style-name="P5" draw:layer="layout" svg:width="0.127cm" svg:height="0.211cm" svg:x="12.992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3" draw:style-name="gr6" draw:text-style-name="P6" draw:layer="layout" svg:width="0.512cm" svg:height="1.024cm" svg:x="11.767cm" svg:y="4.829cm">
            <text:p/>
            <draw:enhanced-geometry svg:viewBox="0 0 21600 21600" draw:type="mso-spt202" draw:enhanced-path="M 0 0 L 21600 0 21600 21600 0 21600 0 0 Z N"/>
          </draw:custom-shape>
        </draw:g>
        <draw:g draw:name="Group 84">
          <draw:custom-shape draw:name="Oval 85" draw:style-name="gr147" draw:text-style-name="P5" draw:layer="layout" svg:width="1.482cm" svg:height="1.478cm" svg:x="11.2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2" draw:text-style-name="P2" draw:layer="layout" svg:width="0.71cm" svg:height="0.317cm" svg:x="11.639cm" svg:y="6.053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148" draw:text-style-name="P5" draw:layer="layout" svg:width="0.127cm" svg:height="0.211cm" svg:x="11.7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149" draw:text-style-name="P5" draw:layer="layout" svg:width="0.127cm" svg:height="0.211cm" svg:x="12.1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9" draw:style-name="gr10" draw:text-style-name="P6" draw:layer="layout" svg:width="0.513cm" svg:height="1.024cm" svg:x="10.885cm" svg:y="6.357cm">
            <text:p/>
            <draw:enhanced-geometry svg:viewBox="0 0 21600 21600" draw:type="mso-spt202" draw:enhanced-path="M 0 0 L 21600 0 21600 21600 0 21600 0 0 Z N"/>
          </draw:custom-shape>
        </draw:g>
        <draw:custom-shape draw:name="TextBox 96" draw:style-name="gr11" draw:text-style-name="P8" draw:layer="layout" svg:width="3.431cm" svg:height="2.012cm" svg:x="2.919cm" svg:y="4.572cm">
          <text:list text:style-name="L4">
            <text:list-header>
              <text:p text:style-name="P7"><text:span text:style-name="T3">Users /</text:span></text:p>
            </text:list-header>
            <text:list-item>
              <text:p text:style-name="P7"><text:span text:style-name="T3">Browsers</text:span></text:p>
            </text:list-item>
          </text:list>
          <draw:enhanced-geometry svg:viewBox="0 0 21600 21600" draw:type="mso-spt202" draw:enhanced-path="M 0 0 L 21600 0 21600 21600 0 21600 0 0 Z N"/>
        </draw:custom-shape>
        <draw:custom-shape draw:name="Rectangle 13" draw:style-name="gr150" draw:text-style-name="P10" xml:id="id20" draw:id="id20" draw:layer="layout" svg:width="3.387cm" svg:height="1.693cm" svg:x="9.652cm" svg:y="10.785cm">
          <text:list text:style-name="L5">
            <text:list-header>
              <text:p text:style-name="P9"><text:span text:style-name="T4">Router</text:span></text:p>
            </text:list-header>
          </text:list>
          <draw:enhanced-geometry svg:viewBox="0 0 21600 21600" draw:type="rectangle" draw:enhanced-path="M 0 0 L 21600 0 21600 21600 0 21600 0 0 Z N"/>
        </draw:custom-shape>
        <draw:connector draw:name="Straight Arrow Connector 105" draw:style-name="gr13" draw:text-style-name="P11" draw:layer="layout" draw:type="line" svg:x1="10.99cm" svg:y1="10.618cm" svg:x2="10.898cm" svg:y2="6.629cm" svg:d="m10990 10618-92-3989" svg:viewBox="0 0 93 3990">
          <text:p/>
        </draw:connector>
        <draw:connector draw:name="Straight Arrow Connector 106" draw:style-name="gr14" draw:text-style-name="P11" draw:layer="layout" draw:type="line" svg:x1="11.314cm" svg:y1="10.646cm" svg:x2="11.134cm" svg:y2="6.99cm" svg:d="m11314 10646-180-3656" svg:viewBox="0 0 181 3657">
          <text:p/>
        </draw:connector>
        <draw:connector draw:name="Curved Connector 103" draw:style-name="gr15" draw:text-style-name="P11" draw:layer="layout" draw:type="curve" svg:x1="9.652cm" svg:y1="11.631cm" svg:x2="5.798cm" svg:y2="13.716cm" draw:start-shape="id20" draw:start-glue-point="3" draw:end-shape="id21" draw:end-glue-point="0" svg:d="m9652 11631c-2570 0-3854 695-3854 2085" svg:viewBox="0 0 3855 2086">
          <text:p/>
        </draw:connector>
        <draw:connector draw:name="Curved Connector 103" draw:style-name="gr15" draw:text-style-name="P11" draw:layer="layout" draw:type="curve" svg:x1="11.345cm" svg:y1="12.478cm" svg:x2="13.801cm" svg:y2="13.716cm" draw:start-shape="id20" draw:end-shape="id22" svg:d="m11345 12478c0 937 2456 319 2456 1238" svg:viewBox="0 0 2457 1239">
          <text:p/>
        </draw:connector>
        <draw:custom-shape draw:name="TextBox 11" draw:style-name="gr44" draw:text-style-name="P8" draw:layer="layout" svg:width="5.48cm" svg:height="2.547cm" svg:x="16.618cm" svg:y="16.07cm">
          <text:p/>
          <draw:enhanced-geometry svg:viewBox="0 0 21600 21600" draw:type="mso-spt202" draw:enhanced-path="M 0 0 L 21600 0 21600 21600 0 21600 0 0 Z N"/>
        </draw:custom-shape>
        <draw:rect draw:style-name="gr17" draw:text-style-name="P13" xml:id="id21" draw:id="id21" draw:layer="layout" svg:width="3.436cm" svg:height="3.302cm" svg:x="4.08cm" svg:y="13.716cm">
          <text:p text:style-name="P12"><text:span text:style-name="T5">Instance</text:span></text:p>
          <text:p text:style-name="P12"><text:span text:style-name="T5"/></text:p>
          <text:p text:style-name="P12"><text:span text:style-name="T5"/></text:p>
        </draw:rect>
        <draw:rect draw:style-name="gr17" draw:text-style-name="P14" xml:id="id23" draw:id="id23" draw:layer="layout" svg:width="3.436cm" svg:height="3.302cm" svg:x="16.092cm" svg:y="13.716cm">
          <text:p text:style-name="P12"><text:span text:style-name="T5">Instance</text:span></text:p>
          <text:p text:style-name="P12"><text:span text:style-name="T5"/></text:p>
          <text:p text:style-name="P12"><text:span text:style-name="T5"/></text:p>
        </draw:rect>
        <draw:rect draw:style-name="gr17" draw:text-style-name="P14" draw:layer="layout" svg:width="3.436cm" svg:height="3.302cm" svg:x="8.089cm" svg:y="13.716cm">
          <text:p text:style-name="P12"><text:span text:style-name="T5">Instance</text:span></text:p>
          <text:p text:style-name="P12"><text:span text:style-name="T5"/></text:p>
          <text:p text:style-name="P12"><text:span text:style-name="T5"/></text:p>
        </draw:rect>
        <draw:rect draw:style-name="gr17" draw:text-style-name="P14" xml:id="id22" draw:id="id22" draw:layer="layout" svg:width="3.436cm" svg:height="3.302cm" svg:x="12.083cm" svg:y="13.716cm">
          <text:p text:style-name="P12"><text:span text:style-name="T5">Instance</text:span></text:p>
          <text:p text:style-name="P12"><text:span text:style-name="T5"/></text:p>
          <text:p text:style-name="P12"><text:span text:style-name="T5"/></text:p>
        </draw:rect>
        <draw:connector draw:name="Curved Connector 103" draw:style-name="gr15" draw:text-style-name="P11" draw:layer="layout" draw:type="curve" svg:x1="13.039cm" svg:y1="11.631cm" svg:x2="17.81cm" svg:y2="13.716cm" draw:start-shape="id20" draw:start-glue-point="1" draw:end-shape="id23" draw:end-glue-point="0" svg:d="m13039 11631c3181 0 4771 695 4771 2085" svg:viewBox="0 0 4772 2086">
          <text:p/>
        </draw:connector>
        <draw:g draw:name="Group 78">
          <draw:custom-shape draw:name="Oval 79" draw:style-name="gr151" draw:text-style-name="P5" draw:layer="layout" svg:width="1.481cm" svg:height="1.478cm" svg:x="13.924cm" svg:y="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0" draw:style-name="gr2" draw:text-style-name="P2" draw:layer="layout" svg:width="0.71cm" svg:height="0.317cm" svg:x="14.321cm" svg:y="4.525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1" draw:style-name="gr152" draw:text-style-name="P5" draw:layer="layout" svg:width="0.127cm" svg:height="0.211cm" svg:x="14.413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153" draw:text-style-name="P5" draw:layer="layout" svg:width="0.127cm" svg:height="0.211cm" svg:x="14.792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3" draw:style-name="gr6" draw:text-style-name="P6" draw:layer="layout" svg:width="0.512cm" svg:height="1.024cm" svg:x="13.567cm" svg:y="4.829cm">
            <text:p/>
            <draw:enhanced-geometry svg:viewBox="0 0 21600 21600" draw:type="mso-spt202" draw:enhanced-path="M 0 0 L 21600 0 21600 21600 0 21600 0 0 Z N"/>
          </draw:custom-shape>
        </draw:g>
        <draw:g draw:name="Group 84">
          <draw:custom-shape draw:name="Oval 85" draw:style-name="gr154" draw:text-style-name="P5" draw:layer="layout" svg:width="1.482cm" svg:height="1.478cm" svg:x="13.0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2" draw:text-style-name="P2" draw:layer="layout" svg:width="0.71cm" svg:height="0.317cm" svg:x="13.439cm" svg:y="6.053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155" draw:text-style-name="P5" draw:layer="layout" svg:width="0.127cm" svg:height="0.211cm" svg:x="13.5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156" draw:text-style-name="P5" draw:layer="layout" svg:width="0.127cm" svg:height="0.211cm" svg:x="13.9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9" draw:style-name="gr10" draw:text-style-name="P6" draw:layer="layout" svg:width="0.513cm" svg:height="1.024cm" svg:x="12.685cm" svg:y="6.357cm">
            <text:p/>
            <draw:enhanced-geometry svg:viewBox="0 0 21600 21600" draw:type="mso-spt202" draw:enhanced-path="M 0 0 L 21600 0 21600 21600 0 21600 0 0 Z N"/>
          </draw:custom-shape>
        </draw:g>
        <draw:g draw:name="Group 78">
          <draw:custom-shape draw:name="Oval 79" draw:style-name="gr157" draw:text-style-name="P5" draw:layer="layout" svg:width="1.481cm" svg:height="1.478cm" svg:x="10.324cm" svg:y="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0" draw:style-name="gr2" draw:text-style-name="P2" draw:layer="layout" svg:width="0.71cm" svg:height="0.317cm" svg:x="10.721cm" svg:y="4.525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1" draw:style-name="gr158" draw:text-style-name="P5" draw:layer="layout" svg:width="0.127cm" svg:height="0.211cm" svg:x="10.813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159" draw:text-style-name="P5" draw:layer="layout" svg:width="0.127cm" svg:height="0.211cm" svg:x="11.192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3" draw:style-name="gr6" draw:text-style-name="P6" draw:layer="layout" svg:width="0.512cm" svg:height="1.024cm" svg:x="9.967cm" svg:y="4.829cm">
            <text:p/>
            <draw:enhanced-geometry svg:viewBox="0 0 21600 21600" draw:type="mso-spt202" draw:enhanced-path="M 0 0 L 21600 0 21600 21600 0 21600 0 0 Z N"/>
          </draw:custom-shape>
        </draw:g>
        <draw:g draw:name="Group 84">
          <draw:custom-shape draw:name="Oval 85" draw:style-name="gr160" draw:text-style-name="P5" draw:layer="layout" svg:width="1.482cm" svg:height="1.478cm" svg:x="9.4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2" draw:text-style-name="P2" draw:layer="layout" svg:width="0.71cm" svg:height="0.317cm" svg:x="9.839cm" svg:y="6.053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161" draw:text-style-name="P5" draw:layer="layout" svg:width="0.127cm" svg:height="0.211cm" svg:x="9.9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162" draw:text-style-name="P5" draw:layer="layout" svg:width="0.127cm" svg:height="0.211cm" svg:x="10.3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9" draw:style-name="gr10" draw:text-style-name="P6" draw:layer="layout" svg:width="0.513cm" svg:height="1.024cm" svg:x="9.085cm" svg:y="6.357cm">
            <text:p/>
            <draw:enhanced-geometry svg:viewBox="0 0 21600 21600" draw:type="mso-spt202" draw:enhanced-path="M 0 0 L 21600 0 21600 21600 0 21600 0 0 Z N"/>
          </draw:custom-shape>
        </draw:g>
        <draw:g draw:name="Group 78">
          <draw:custom-shape draw:name="Oval 79" draw:style-name="gr163" draw:text-style-name="P5" draw:layer="layout" svg:width="1.481cm" svg:height="1.478cm" svg:x="8.524cm" svg:y="3.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0" draw:style-name="gr2" draw:text-style-name="P2" draw:layer="layout" svg:width="0.71cm" svg:height="0.317cm" svg:x="8.921cm" svg:y="4.525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1" draw:style-name="gr164" draw:text-style-name="P5" draw:layer="layout" svg:width="0.127cm" svg:height="0.211cm" svg:x="9.013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2" draw:style-name="gr165" draw:text-style-name="P5" draw:layer="layout" svg:width="0.127cm" svg:height="0.211cm" svg:x="9.392cm" svg:y="3.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3" draw:style-name="gr6" draw:text-style-name="P6" draw:layer="layout" svg:width="0.512cm" svg:height="1.024cm" svg:x="8.167cm" svg:y="4.829cm">
            <text:p/>
            <draw:enhanced-geometry svg:viewBox="0 0 21600 21600" draw:type="mso-spt202" draw:enhanced-path="M 0 0 L 21600 0 21600 21600 0 21600 0 0 Z N"/>
          </draw:custom-shape>
        </draw:g>
        <draw:g draw:name="Group 84">
          <draw:custom-shape draw:name="Oval 85" draw:style-name="gr166" draw:text-style-name="P5" draw:layer="layout" svg:width="1.482cm" svg:height="1.478cm" svg:x="7.642cm" svg:y="5.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2" draw:text-style-name="P2" draw:layer="layout" svg:width="0.71cm" svg:height="0.317cm" svg:x="8.039cm" svg:y="6.053cm">
            <text:p/>
            <draw:enhanced-geometry svg:viewBox="0 0 392981 267513" draw:glue-points="0 0 255712 4102" draw:type="non-primitive" draw:enhanced-path="M 0 0 C 96009 149522 203519 267513 392981 9585 N">
              <draw:equation draw:name="f0" draw:formula=""/>
              <draw:equation draw:name="f1" draw:formula="*sin(*(pi/180))"/>
              <draw:equation draw:name="f2" draw:formula=""/>
              <draw:equation draw:name="f3" draw:formula=""/>
            </draw:enhanced-geometry>
          </draw:custom-shape>
          <draw:custom-shape draw:name="Oval 87" draw:style-name="gr167" draw:text-style-name="P5" draw:layer="layout" svg:width="0.127cm" svg:height="0.211cm" svg:x="8.132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8" draw:style-name="gr168" draw:text-style-name="P5" draw:layer="layout" svg:width="0.127cm" svg:height="0.211cm" svg:x="8.511cm" svg:y="5.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Box 89" draw:style-name="gr10" draw:text-style-name="P6" draw:layer="layout" svg:width="0.513cm" svg:height="1.024cm" svg:x="7.285cm" svg:y="6.357cm">
            <text:p/>
            <draw:enhanced-geometry svg:viewBox="0 0 21600 21600" draw:type="mso-spt202" draw:enhanced-path="M 0 0 L 21600 0 21600 21600 0 21600 0 0 Z N"/>
          </draw:custom-shape>
        </draw:g>
        <draw:custom-shape draw:style-name="gr63" draw:text-style-name="P13" draw:layer="layout" svg:width="2.54cm" svg:height="1.27cm" svg:x="4.572cm" svg:y="15.494cm">
          <text:p text:style-name="P12"><text:span text:style-name="T5">HTTP</text:span></text:p>
          <text:p text:style-name="P12"><text:span text:style-name="T5">Sess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3" draw:layer="layout" svg:width="2.54cm" svg:height="1.27cm" svg:x="8.382cm" svg:y="15.494cm">
          <text:p text:style-name="P12"><text:span text:style-name="T5">HTTP</text:span></text:p>
          <text:p text:style-name="P12"><text:span text:style-name="T5">Sess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3" draw:layer="layout" svg:width="2.54cm" svg:height="1.27cm" svg:x="12.7cm" svg:y="15.494cm">
          <text:p text:style-name="P12"><text:span text:style-name="T5">HTTP</text:span></text:p>
          <text:p text:style-name="P12"><text:span text:style-name="T5">Sess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3" draw:layer="layout" svg:width="2.54cm" svg:height="1.27cm" svg:x="16.51cm" svg:y="15.494cm">
          <text:p text:style-name="P12"><text:span text:style-name="T5">HTTP</text:span></text:p>
          <text:p text:style-name="P12"><text:span text:style-name="T5">Sess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 draw:text-style-name="P14" xml:id="id26" draw:id="id26" draw:layer="layout" svg:width="5.588cm" svg:height="2.794cm" svg:x="17.272cm" svg:y="6.35cm">
          <text:p text:style-name="P12"><text:span text:style-name="T10">How to Configure</text:span></text:p>
          <text:p text:style-name="P12"><text:span text:style-name="T10">Container in </text:span></text:p>
          <text:p text:style-name="P12"><text:span text:style-name="T10">Cloud Foundry?</text:span></text:p>
          <draw:enhanced-geometry svg:viewBox="0 0 21600 21600" draw:text-areas="800 800 20800 20800" draw:type="round-rectangular-callout" draw:modifiers="-7157.48792270531 57388.76565295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9" draw:text-style-name="P12" xml:id="id27" draw:id="id27" draw:layer="layout" svg:width="5.334cm" svg:height="2.794cm" svg:x="17.81cm" svg:y="10.16cm">
          <text:p text:style-name="P12"><text:span text:style-name="T11">APPLICATION</text:span></text:p>
          <text:p text:style-name="P12">Is the unit of </text:p>
          <text:p text:style-name="P12">deployment</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1" draw:layer="layout" svg:width="13cm" svg:height="9.75cm" svg:x="3.08cm" svg:y="1.83cm" draw:page-number="10" presentation:class="page"/>
          <draw:frame presentation:style-name="pr8" draw:text-style-name="P3" draw:layer="layout" svg:width="15.239cm" svg:height="11.429cm" svg:x="1.905cm" svg:y="12.065cm" presentation:class="notes">
            <draw:text-box>
              <text:p><text:span text:style-name="T6">Let's say we have an existing app, and it was pushed to CF like this. <text:s/>We have 4 instances and a war pushed. <text:s/>Notice the route being pushed is “always-reliable”</text:span></text:p>
              <text:p><text:span text:style-name="T6"/></text:p>
              <text:p><text:span text:style-name="T6">The result is when users hit </text:span><text:span text:style-name="T6"><text:a xlink:href="http://always-reliable.cfapps.io/" xlink:type="simple">http://always-reliable.cfapps.io</text:a></text:span><text:span text:style-name="T6">, the router routes traffic to one of the instances. <text:s/>Great.</text:span></text:p>
            </draw:text-box>
          </draw:frame>
        </presentation:notes>
      </draw:page>
      <draw:page draw:name="page11" draw:style-name="dp1" draw:master-page-name="Default" presentation:presentation-page-layout-name="AL2T1" presentation:use-date-time-name="dtd1">
        <office:forms form:automatic-focus="false" form:apply-design-mode="false"/>
        <draw:frame presentation:style-name="pr6" draw:layer="layout" svg:width="22.86cm" svg:height="3.175cm" svg:x="1.27cm" svg:y="0.762cm" presentation:class="title">
          <draw:text-box>
            <text:p>Session Management – The Problem</text:p>
          </draw:text-box>
        </draw:frame>
        <draw:frame presentation:style-name="pr7" draw:text-style-name="P4" draw:layer="layout" svg:width="22.86cm" svg:height="12.572cm" svg:x="1.27cm" svg:y="4.445cm" presentation:class="outline">
          <draw:text-box>
            <text:list text:style-name="L3">
              <text:list-item>
                <text:p><text:span text:style-name="T2">Session Data Volatile</text:span></text:p>
                <text:p><text:span text:style-name="T2"/></text:p>
              </text:list-item>
              <text:list-item>
                <text:p><text:span text:style-name="T2">Persistent Storage of Session Desired</text:span></text:p>
                <text:p><text:span text:style-name="T2"/></text:p>
              </text:list-item>
              <text:list-item>
                <text:p><text:span text:style-name="T2">Container Outside of our Control</text:span></text:p>
                <text:p><text:span text:style-name="T2"/></text:p>
              </text:list-item>
              <text:list-item>
                <text:p><text:span text:style-name="T2">No Time/Money to Rewrite Apps.</text:span></text:p>
              </text:list-item>
            </text:list>
          </draw:text-box>
        </draw:frame>
        <presentation:notes draw:style-name="dp2">
          <draw:page-thumbnail draw:style-name="gr1" draw:layer="layout" svg:width="13cm" svg:height="9.75cm" svg:x="3.08cm" svg:y="1.83cm" draw:page-number="11" presentation:class="page"/>
          <draw:frame presentation:style-name="pr8" draw:text-style-name="P3" draw:layer="layout" svg:width="15.239cm" svg:height="11.429cm" svg:x="1.905cm" svg:y="12.065cm" presentation:class="notes" presentation:placeholder="true">
            <draw:text-box/>
          </draw:frame>
        </presentation:notes>
      </draw:page>
      <draw:page draw:name="page12" draw:style-name="dp1" draw:master-page-name="Default" presentation:presentation-page-layout-name="AL2T1" presentation:use-date-time-name="dtd1">
        <office:forms form:automatic-focus="false" form:apply-design-mode="false"/>
        <draw:frame presentation:style-name="pr6" draw:layer="layout" svg:width="22.86cm" svg:height="3.175cm" svg:x="1.27cm" svg:y="0.762cm" presentation:class="title">
          <draw:text-box>
            <text:p>Solution – Session Replication with Redis </text:p>
          </draw:text-box>
        </draw:frame>
        <draw:frame presentation:style-name="pr7" draw:text-style-name="P4" draw:layer="layout" svg:width="22.86cm" svg:height="12.572cm" svg:x="1.27cm" svg:y="4.445cm" presentation:class="outline">
          <draw:text-box>
            <text:list text:style-name="L3">
              <text:list-item>
                <text:p><text:span text:style-name="T2">Solution Available Pivotal CF / Pivotal WS</text:span></text:p>
                <text:p><text:span text:style-name="T2"/></text:p>
              </text:list-item>
              <text:list-item>
                <text:p><text:span text:style-name="T2">Redis-Based Session Replication</text:span></text:p>
                <text:p><text:span text:style-name="T2"/></text:p>
              </text:list-item>
              <text:list-item>
                <text:p><text:span text:style-name="T2">Easily Configured</text:span></text:p>
                <text:list>
                  <text:list-item>
                    <text:p><text:span text:style-name="T2">Create Redis Service</text:span></text:p>
                  </text:list-item>
                  <text:list-item>
                    <text:p><text:span text:style-name="T2">Bind to Application</text:span></text:p>
                  </text:list-item>
                  <text:list-item>
                    <text:p><text:span text:style-name="T2">Java BuildPack Detects and Implements </text:span></text:p>
                  </text:list-item>
                </text:list>
              </text:list-item>
            </text:list>
          </draw:text-box>
        </draw:frame>
        <presentation:notes draw:style-name="dp2">
          <draw:page-thumbnail draw:style-name="gr1" draw:layer="layout" svg:width="13cm" svg:height="9.75cm" svg:x="3.08cm" svg:y="1.83cm" draw:page-number="12" presentation:class="page"/>
          <draw:frame presentation:style-name="pr8" draw:text-style-name="P3" draw:layer="layout" svg:width="15.239cm" svg:height="11.429cm" svg:x="1.905cm" svg:y="12.065cm" presentation:class="notes" presentation:placeholder="true">
            <draw:text-box/>
          </draw:frame>
        </presentation:notes>
      </draw:page>
      <draw:page draw:name="page13" draw:style-name="dp1" draw:master-page-name="Title1" presentation:presentation-page-layout-name="AL1T0" presentation:use-date-time-name="dtd1">
        <office:forms form:automatic-focus="false" form:apply-design-mode="false"/>
        <draw:frame presentation:style-name="pr1" draw:text-style-name="P2" draw:layer="layout" svg:width="22.672cm" svg:height="5.485cm" svg:x="2.474cm" svg:y="4.181cm" presentation:class="title" presentation:user-transformed="true">
          <draw:text-box>
            <text:list text:style-name="L1">
              <text:list-header>
                <text:p text:style-name="P1"><text:span text:style-name="T1">Demo:</text:span><text:span text:style-name="T1"><text:line-break/></text:span><text:span text:style-name="T1">Automatic, Redis-Based</text:span><text:span text:style-name="T1"><text:line-break/></text:span><text:span text:style-name="T1">Session Replication </text:span><text:span text:style-name="T1"><text:line-break/></text:span><text:span text:style-name="T1">in Pivotal WS</text:span></text:p>
              </text:list-header>
            </text:list>
          </draw:text-box>
        </draw:frame>
        <presentation:notes draw:style-name="dp2">
          <draw:page-thumbnail draw:style-name="gr1" draw:layer="layout" svg:width="13cm" svg:height="9.75cm" svg:x="3.08cm" svg:y="1.83cm" draw:page-number="13" presentation:class="page"/>
          <draw:frame presentation:style-name="pr2" draw:text-style-name="P3" draw:layer="layout" svg:width="15.239cm" svg:height="11.429cm" svg:x="1.905cm" svg:y="12.065cm" presentation:class="notes" presentation:placeholder="true">
            <draw:text-box/>
          </draw:frame>
        </presentation:notes>
      </draw:page>
      <draw:page draw:name="page14" draw:style-name="dp1" draw:master-page-name="Default" presentation:presentation-page-layout-name="AL2T1" presentation:use-date-time-name="dtd1">
        <office:forms form:automatic-focus="false" form:apply-design-mode="false"/>
        <draw:frame presentation:style-name="pr6" draw:layer="layout" svg:width="22.86cm" svg:height="3.175cm" svg:x="1.27cm" svg:y="0.762cm" presentation:class="title">
          <draw:text-box>
            <text:p>Summary</text:p>
          </draw:text-box>
        </draw:frame>
        <draw:frame presentation:style-name="pr7" draw:layer="layout" svg:width="22.86cm" svg:height="12.572cm" svg:x="1.27cm" svg:y="4.445cm" presentation:class="outline">
          <draw:text-box>
            <text:list text:style-name="L3">
              <text:list-item>
                <text:p>We Like Stateless Apps, but Not Always Feasible</text:p>
                <text:list>
                  <text:list-item>
                    <text:p>Existing apps, time, budget, etc.</text:p>
                    <text:p/>
                  </text:list-item>
                </text:list>
              </text:list-item>
              <text:list-item>
                <text:p>PCF / PWS Allows Near-Effortless Session Management via Redis</text:p>
                <text:list>
                  <text:list-item>
                    <text:p>Create Service</text:p>
                  </text:list-item>
                  <text:list-item>
                    <text:p>Bind to App</text:p>
                  </text:list-item>
                  <text:list-item>
                    <text:p>Enjoy the Benefits </text:p>
                  </text:list-item>
                </text:list>
              </text:list-item>
            </text:list>
          </draw:text-box>
        </draw:frame>
        <presentation:notes draw:style-name="dp2">
          <draw:page-thumbnail draw:style-name="gr1" draw:layer="layout" svg:width="13cm" svg:height="9.75cm" svg:x="3.08cm" svg:y="1.83cm" draw:page-number="14" presentation:class="page"/>
          <draw:frame presentation:style-name="pr8" draw:layer="layout" svg:width="15.239cm" svg:height="11.429cm" svg:x="1.905cm" svg:y="12.065cm" presentation:class="notes" presentation:placeholder="true">
            <draw:text-box/>
          </draw:frame>
        </presentation:notes>
      </draw:page>
      <draw:page draw:name="page15" draw:style-name="dp1" draw:master-page-name="Title2" presentation:use-date-time-name="dtd1">
        <office:forms form:automatic-focus="false" form:apply-design-mode="false"/>
        <draw:frame presentation:style-name="pr10" draw:text-style-name="P2" draw:layer="layout" svg:width="16.801cm" svg:height="1.725cm" svg:x="7.579cm" svg:y="7.831cm" presentation:class="title" presentation:user-transformed="true">
          <draw:text-box>
            <text:list text:style-name="L2">
              <text:list-header>
                <text:p text:style-name="P1"><text:span text:style-name="T12">Learn More</text:span></text:p>
              </text:list-header>
            </text:list>
          </draw:text-box>
        </draw:frame>
        <draw:frame presentation:style-name="pr11" draw:text-style-name="P19" draw:layer="layout" svg:width="16.801cm" svg:height="5.283cm" svg:x="7.579cm" svg:y="10.194cm">
          <draw:text-box>
            <text:list text:style-name="L7">
              <text:list-header>
                <text:p text:style-name="P18"><text:span text:style-name="T13"><text:a xlink:href="http://gopivotal.com/" xlink:type="simple">http://gopivotal.com</text:a></text:span></text:p>
              </text:list-header>
              <text:list-item>
                <text:p text:style-name="P18"><text:span text:style-name="T13"/></text:p>
              </text:list-item>
            </text:list>
          </draw:text-box>
        </draw:frame>
        <presentation:notes draw:style-name="dp2">
          <draw:page-thumbnail draw:style-name="gr1" draw:layer="layout" svg:width="13cm" svg:height="9.75cm" svg:x="3.08cm" svg:y="1.83cm" draw:page-number="15" presentation:class="page"/>
          <draw:frame presentation:style-name="pr12" draw:text-style-name="P3"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elvetica1" svg:font-family="Helvetica" style:font-family-generic="swiss"/>
    <style:font-face style:name="Arial1" svg:font-family="Arial" style:font-pitch="variable"/>
    <style:font-face style:name="Calibri1" svg:font-family="Calibri" style:font-pitch="variable"/>
    <style:font-face style:name="ＭＳ Ｐゴシック1" svg:font-family="'ＭＳ Ｐゴシック'" style:font-pitch="variable"/>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Helvetica" svg:font-family="Helvetica" style:font-family-generic="swiss" style:font-pitch="variable"/>
    <style:font-face style:name="ＭＳ Ｐゴシック2" svg:font-family="'ＭＳ Ｐゴシック'"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gradient draw:name="Gradient_20_10" draw:display-name="Gradient 10" draw:style="linear" draw:start-color="#808080" draw:end-color="#ffffff" draw:start-intensity="100%" draw:end-intensity="100%" draw:angle="0" draw:border="0%"/>
    <draw:gradient draw:name="Gradient_20_7" draw:display-name="Gradient 7" draw:style="linear" draw:start-color="#bfbfbf" draw:end-color="#ffffff" draw:start-intensity="100%" draw:end-intensity="100%" draw:angle="0" draw:border="0%"/>
    <draw:gradient draw:name="Gradient_20_9" draw:display-name="Gradient 9" draw:style="linear" draw:start-color="#bcd215" draw:end-color="#8c9d10" draw:start-intensity="100%" draw:end-intensity="100%" draw:angle="0" draw:border="0%"/>
    <draw:hatch draw:name="Hatch_20_1" draw:display-name="Hatch 1" draw:style="single" draw:color="#808080" draw:distance="0.02cm" draw:rotation="0"/>
    <draw:fill-image draw:name="Bitmape_20_1" draw:display-name="Bitmape 1" xlink:href="Pictures/10000000000000200000002000309F1C.png" xlink:type="simple" xlink:show="embed" xlink:actuate="onLoad"/>
    <draw:opacity draw:name="Transparency_20_1" draw:display-name="Transparency 1" draw:style="linear" draw:start="61%" draw:end="100%" draw:angle="0" draw:border="0%"/>
    <draw:marker draw:name="Arrow" svg:viewBox="0 0 20 30" svg:d="m10 0-10 30h20z"/>
    <draw:marker draw:name="Arrowheads_20_58" draw:display-name="Arrowheads 58" svg:viewBox="0 0 320 320" svg:d="m160 0 160 291-48 29-112-205-112 205-48-29z"/>
    <draw:marker draw:name="Arrowheads_20_59" draw:display-name="Arrowheads 59" svg:viewBox="0 0 320 320" svg:d="m160 0 160 291-48 29-112-205-112 205-48-29z"/>
    <draw:marker draw:name="Arrowheads_20_64" draw:display-name="Arrowheads 64" svg:viewBox="0 0 320 320" svg:d="m160 0 160 291-48 29-112-205-112 205-48-29z"/>
    <draw:marker draw:name="Arrowheads_20_65" draw:display-name="Arrowheads 65" svg:viewBox="0 0 320 320" svg:d="m160 0 160 291-48 29-112-205-112 205-48-29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4d4d4d" fo:font-size="100%"/>
          </text:list-level-style-number>
          <text:list-level-style-bullet text:level="2" text:bullet-char="•">
            <style:list-level-properties text:space-before="1.27cm"/>
            <style:text-properties style:font-name="Arial2" fo:color="#4d4d4d" fo:font-size="100%"/>
          </text:list-level-style-bullet>
          <text:list-level-style-bullet text:level="3" text:bullet-char="•">
            <style:list-level-properties text:space-before="2.54cm"/>
            <style:text-properties style:font-name="Arial2" fo:color="#4d4d4d" fo:font-size="100%"/>
          </text:list-level-style-bullet>
          <text:list-level-style-bullet text:level="4" text:bullet-char="•">
            <style:list-level-properties text:space-before="3.81cm"/>
            <style:text-properties style:font-name="Arial2" fo:color="#4d4d4d" fo:font-size="100%"/>
          </text:list-level-style-bullet>
          <text:list-level-style-bullet text:level="5" text:bullet-char="•">
            <style:list-level-properties text:space-before="5.08cm"/>
            <style:text-properties style:font-name="Arial2" fo:color="#4d4d4d" fo:font-size="100%"/>
          </text:list-level-style-bullet>
          <text:list-level-style-bullet text:level="6" text:bullet-char="•">
            <style:list-level-properties text:space-before="5.08cm"/>
            <style:text-properties style:font-name="Arial2" fo:color="#4d4d4d" fo:font-size="100%"/>
          </text:list-level-style-bullet>
          <text:list-level-style-bullet text:level="7" text:bullet-char="•">
            <style:list-level-properties text:space-before="5.08cm"/>
            <style:text-properties style:font-name="Arial2" fo:color="#4d4d4d" fo:font-size="100%"/>
          </text:list-level-style-bullet>
          <text:list-level-style-bullet text:level="8" text:bullet-char="•">
            <style:list-level-properties text:space-before="5.08cm"/>
            <style:text-properties style:font-name="Arial2" fo:color="#4d4d4d" fo:font-size="100%"/>
          </text:list-level-style-bullet>
          <text:list-level-style-bullet text:level="9" text:bullet-char="•">
            <style:list-level-properties text:space-before="5.08cm"/>
            <style:text-properties style:font-name="Arial2" fo:color="#4d4d4d" fo:font-size="100%"/>
          </text:list-level-style-bullet>
          <text:list-level-style-bullet text:level="10" text:bullet-char="•">
            <style:list-level-properties text:space-before="5.08cm"/>
            <style:text-properties style:font-name="Arial2"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style:font-name="Arial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8080" draw:fill="none" draw:fill-gradient-name="Gradient_20_10" draw:fill-hatch-name="Hatch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style:font-name="Arial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style:font-name="Calibri1" fo:font-size="12pt" fo:font-style="normal" fo:text-shadow="none" style:text-underline-style="none" fo:font-weight="normal" style:font-name-asian="ＭＳ Ｐゴシック1" style:font-size-asian="12pt" style:font-style-asian="normal" style:font-weight-asian="normal" style:font-name-complex="ＭＳ Ｐゴシック1"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style:font-name="Arial2" fo:color="#33928a" fo:font-size="100%"/>
          </text:list-level-style-bullet>
          <text:list-level-style-bullet text:level="2" text:bullet-char="–">
            <style:list-level-properties text:space-before="1.27cm" text:min-label-width="0.793cm"/>
            <style:text-properties style:font-name="Arial2" fo:color="#33928a" fo:font-size="100%"/>
          </text:list-level-style-bullet>
          <text:list-level-style-bullet text:level="3" text:bullet-char="•">
            <style:list-level-properties text:space-before="2.54cm" text:min-label-width="0.635cm"/>
            <style:text-properties style:font-name="Arial2" fo:color="#33928a" fo:font-size="100%"/>
          </text:list-level-style-bullet>
          <text:list-level-style-bullet text:level="4" text:bullet-char="–">
            <style:list-level-properties text:space-before="3.81cm" text:min-label-width="0.635cm"/>
            <style:text-properties style:font-name="Arial2" fo:color="#33928a" fo:font-size="100%"/>
          </text:list-level-style-bullet>
          <text:list-level-style-bullet text:level="5" text:bullet-char="»">
            <style:list-level-properties text:space-before="5.08cm" text:min-label-width="0.635cm"/>
            <style:text-properties style:font-name="Arial2" fo:color="#33928a" fo:font-size="100%"/>
          </text:list-level-style-bullet>
          <text:list-level-style-bullet text:level="6" text:bullet-char="»">
            <style:list-level-properties text:space-before="5.08cm" text:min-label-width="0.635cm"/>
            <style:text-properties style:font-name="Arial2" fo:color="#33928a" fo:font-size="100%"/>
          </text:list-level-style-bullet>
          <text:list-level-style-bullet text:level="7" text:bullet-char="»">
            <style:list-level-properties text:space-before="5.08cm" text:min-label-width="0.635cm"/>
            <style:text-properties style:font-name="Arial2" fo:color="#33928a" fo:font-size="100%"/>
          </text:list-level-style-bullet>
          <text:list-level-style-bullet text:level="8" text:bullet-char="»">
            <style:list-level-properties text:space-before="5.08cm" text:min-label-width="0.635cm"/>
            <style:text-properties style:font-name="Arial2" fo:color="#33928a" fo:font-size="100%"/>
          </text:list-level-style-bullet>
          <text:list-level-style-bullet text:level="9" text:bullet-char="»">
            <style:list-level-properties text:space-before="5.08cm" text:min-label-width="0.635cm"/>
            <style:text-properties style:font-name="Arial2" fo:color="#33928a" fo:font-size="100%"/>
          </text:list-level-style-bullet>
          <text:list-level-style-bullet text:level="10" text:bullet-char="»">
            <style:list-level-properties text:space-before="5.08cm" text:min-label-width="0.635cm"/>
            <style:text-properties style:font-name="Arial2"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style:font-name="Arial1" fo:font-size="24pt" fo:font-style="normal" fo:text-shadow="none"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style:font-name="Arial1" fo:font-size="22pt" fo:font-style="normal" fo:text-shadow="none" style:text-underline-style="none" fo:font-weight="normal" style:font-name-asian="ＭＳ Ｐゴシック1" style:font-size-asian="22pt" style:font-style-asian="normal" style:font-weight-asian="normal" style:font-name-complex="ＭＳ Ｐゴシック1"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style:font-name="Arial1"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style:font-name="Arial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style:font-name="Arial1" fo:font-size="16pt" fo:font-style="normal" fo:text-shadow="none" style:text-underline-style="none" fo:font-weight="normal" style:font-name-asian="ＭＳ Ｐゴシック1" style:font-size-asian="16pt" style:font-style-asian="normal" style:font-weight-asian="normal" style:font-name-complex="ＭＳ Ｐゴシック1"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style:font-name="Arial1" fo:font-size="16pt" fo:font-style="normal" fo:text-shadow="none" style:text-underline-style="none" fo:font-weight="normal" style:font-name-asian="ＭＳ Ｐゴシック1" style:font-size-asian="16pt" style:font-style-asian="normal" style:font-weight-asian="normal" style:font-name-complex="ＭＳ Ｐゴシック1"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style:font-name="Arial1" fo:font-size="16pt" fo:font-style="normal" fo:text-shadow="none" style:text-underline-style="none" fo:font-weight="normal" style:font-name-asian="ＭＳ Ｐゴシック1" style:font-size-asian="16pt" style:font-style-asian="normal" style:font-weight-asian="normal" style:font-name-complex="ＭＳ Ｐゴシック1"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style:font-name="Arial1" fo:font-size="16pt" fo:font-style="normal" fo:text-shadow="none" style:text-underline-style="none" fo:font-weight="normal" style:font-name-asian="ＭＳ Ｐゴシック1" style:font-size-asian="16pt" style:font-style-asian="normal" style:font-weight-asian="normal" style:font-name-complex="ＭＳ Ｐゴシック1"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style:font-name="Arial1" fo:font-size="16pt" fo:font-style="normal" fo:text-shadow="none" style:text-underline-style="none" fo:font-weight="normal" style:font-name-asian="ＭＳ Ｐゴシック1" style:font-size-asian="16pt" style:font-style-asian="normal" style:font-weight-asian="normal" style:font-name-complex="ＭＳ Ｐゴシック1"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style:font-name="Arial2" fo:color="#33928a" fo:font-size="100%"/>
          </text:list-level-style-bullet>
          <text:list-level-style-bullet text:level="3" text:bullet-char="•">
            <style:list-level-properties text:space-before="2.54cm"/>
            <style:text-properties style:font-name="Arial2" fo:color="#33928a" fo:font-size="100%"/>
          </text:list-level-style-bullet>
          <text:list-level-style-bullet text:level="4" text:bullet-char="–">
            <style:list-level-properties text:space-before="3.81cm"/>
            <style:text-properties style:font-name="Arial2" fo:color="#33928a" fo:font-size="100%"/>
          </text:list-level-style-bullet>
          <text:list-level-style-bullet text:level="5" text:bullet-char="»">
            <style:list-level-properties text:space-before="5.08cm"/>
            <style:text-properties style:font-name="Arial2" fo:color="#33928a" fo:font-size="100%"/>
          </text:list-level-style-bullet>
          <text:list-level-style-bullet text:level="6" text:bullet-char="»">
            <style:list-level-properties text:space-before="5.08cm"/>
            <style:text-properties style:font-name="Arial2" fo:color="#33928a" fo:font-size="100%"/>
          </text:list-level-style-bullet>
          <text:list-level-style-bullet text:level="7" text:bullet-char="»">
            <style:list-level-properties text:space-before="5.08cm"/>
            <style:text-properties style:font-name="Arial2" fo:color="#33928a" fo:font-size="100%"/>
          </text:list-level-style-bullet>
          <text:list-level-style-bullet text:level="8" text:bullet-char="»">
            <style:list-level-properties text:space-before="5.08cm"/>
            <style:text-properties style:font-name="Arial2" fo:color="#33928a" fo:font-size="100%"/>
          </text:list-level-style-bullet>
          <text:list-level-style-bullet text:level="9" text:bullet-char="»">
            <style:list-level-properties text:space-before="5.08cm"/>
            <style:text-properties style:font-name="Arial2" fo:color="#33928a" fo:font-size="100%"/>
          </text:list-level-style-bullet>
          <text:list-level-style-bullet text:level="10" text:bullet-char="»">
            <style:list-level-properties text:space-before="5.08cm"/>
            <style:text-properties style:font-name="Arial2"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style:font-name="Arial1" fo:font-size="24pt" fo:font-style="normal" fo:text-shadow="none"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style:font-name="Arial1" fo:font-size="32pt" fo:font-style="normal" fo:text-shadow="none" style:text-underline-style="none" fo:font-weight="normal" style:font-name-asian="ＭＳ Ｐゴシック1" style:font-size-asian="32pt" style:font-style-asian="normal" style:font-weight-asian="normal" style:font-name-complex="ＭＳ Ｐゴシック1" style:font-size-complex="32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style:font-name="Calibri1" fo:font-size="12pt" fo:font-style="normal" fo:text-shadow="none" style:text-underline-style="none" fo:font-weight="normal" style:letter-kerning="true" style:font-name-asian="ＭＳ Ｐゴシック1" style:font-size-asian="12pt" style:font-style-asian="normal" style:font-weight-asian="normal" style:font-name-complex="ＭＳ Ｐゴシック1"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left" draw:textarea-vertical-align="top" fo:padding-top="0.13cm" fo:padding-bottom="0.13cm" fo:padding-left="0.25cm" fo:padding-right="0.25cm">
        <text:list-style style:name="Title1-outline1">
          <text:list-level-style-bullet text:level="1" text:bullet-char="•">
            <style:list-level-properties text:min-label-width="0.952cm"/>
            <style:text-properties style:font-name="Arial2" fo:color="#33928a" fo:font-size="100%"/>
          </text:list-level-style-bullet>
          <text:list-level-style-bullet text:level="2" text:bullet-char="–">
            <style:list-level-properties text:space-before="1.27cm" text:min-label-width="0.793cm"/>
            <style:text-properties style:font-name="Arial2" fo:color="#33928a" fo:font-size="100%"/>
          </text:list-level-style-bullet>
          <text:list-level-style-bullet text:level="3" text:bullet-char="•">
            <style:list-level-properties text:space-before="2.54cm" text:min-label-width="0.635cm"/>
            <style:text-properties style:font-name="Arial2" fo:color="#33928a" fo:font-size="100%"/>
          </text:list-level-style-bullet>
          <text:list-level-style-bullet text:level="4" text:bullet-char="–">
            <style:list-level-properties text:space-before="3.81cm" text:min-label-width="0.635cm"/>
            <style:text-properties style:font-name="Arial2" fo:color="#33928a" fo:font-size="100%"/>
          </text:list-level-style-bullet>
          <text:list-level-style-bullet text:level="5" text:bullet-char="»">
            <style:list-level-properties text:space-before="5.08cm" text:min-label-width="0.635cm"/>
            <style:text-properties style:font-name="Arial2" fo:color="#33928a" fo:font-size="100%"/>
          </text:list-level-style-bullet>
          <text:list-level-style-bullet text:level="6" text:bullet-char="»">
            <style:list-level-properties text:space-before="5.08cm" text:min-label-width="0.635cm"/>
            <style:text-properties style:font-name="Arial2" fo:color="#33928a" fo:font-size="100%"/>
          </text:list-level-style-bullet>
          <text:list-level-style-bullet text:level="7" text:bullet-char="»">
            <style:list-level-properties text:space-before="5.08cm" text:min-label-width="0.635cm"/>
            <style:text-properties style:font-name="Arial2" fo:color="#33928a" fo:font-size="100%"/>
          </text:list-level-style-bullet>
          <text:list-level-style-bullet text:level="8" text:bullet-char="»">
            <style:list-level-properties text:space-before="5.08cm" text:min-label-width="0.635cm"/>
            <style:text-properties style:font-name="Arial2" fo:color="#33928a" fo:font-size="100%"/>
          </text:list-level-style-bullet>
          <text:list-level-style-bullet text:level="9" text:bullet-char="»">
            <style:list-level-properties text:space-before="5.08cm" text:min-label-width="0.635cm"/>
            <style:text-properties style:font-name="Arial2" fo:color="#33928a" fo:font-size="100%"/>
          </text:list-level-style-bullet>
          <text:list-level-style-bullet text:level="10" text:bullet-char="»">
            <style:list-level-properties text:space-before="5.08cm" text:min-label-width="0.635cm"/>
            <style:text-properties style:font-name="Arial2"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style:font-name="Arial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style:font-name="Arial1" fo:font-size="22pt" fo:font-style="normal" fo:text-shadow="none" style:text-underline-style="none" fo:font-weight="normal" style:font-name-asian="ＭＳ Ｐゴシック1" style:font-size-asian="22pt" style:font-style-asian="normal" style:font-weight-asian="normal" style:font-name-complex="ＭＳ Ｐゴシック1" style:font-size-complex="22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style:font-name="Arial1"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style:font-name="Arial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style:font-name="Arial1" fo:font-size="16pt" fo:font-style="normal" fo:text-shadow="none" style:text-underline-style="none" fo:font-weight="normal" style:font-name-asian="ＭＳ Ｐゴシック1" style:font-size-asian="16pt" style:font-style-asian="normal" style:font-weight-asian="normal" style:font-name-complex="ＭＳ Ｐゴシック1" style:font-size-complex="16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style:font-name="Arial1" fo:font-size="16pt" fo:font-style="normal" fo:text-shadow="none" style:text-underline-style="none" fo:font-weight="normal" style:font-name-asian="ＭＳ Ｐゴシック1" style:font-size-asian="16pt" style:font-style-asian="normal" style:font-weight-asian="normal" style:font-name-complex="ＭＳ Ｐゴシック1" style:font-size-complex="16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style:font-name="Arial1" fo:font-size="16pt" fo:font-style="normal" fo:text-shadow="none" style:text-underline-style="none" fo:font-weight="normal" style:font-name-asian="ＭＳ Ｐゴシック1" style:font-size-asian="16pt" style:font-style-asian="normal" style:font-weight-asian="normal" style:font-name-complex="ＭＳ Ｐゴシック1" style:font-size-complex="16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style:font-name="Arial1" fo:font-size="16pt" fo:font-style="normal" fo:text-shadow="none" style:text-underline-style="none" fo:font-weight="normal" style:font-name-asian="ＭＳ Ｐゴシック1" style:font-size-asian="16pt" style:font-style-asian="normal" style:font-weight-asian="normal" style:font-name-complex="ＭＳ Ｐゴシック1" style:font-size-complex="16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style:font-name="Arial1" fo:font-size="16pt" fo:font-style="normal" fo:text-shadow="none" style:text-underline-style="none" fo:font-weight="normal" style:font-name-asian="ＭＳ Ｐゴシック1" style:font-size-asian="16pt" style:font-style-asian="normal" style:font-weight-asian="normal" style:font-name-complex="ＭＳ Ｐゴシック1"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33928a" fo:font-size="100%"/>
          </text:list-level-style-number>
          <text:list-level-style-bullet text:level="2" text:bullet-char="–">
            <style:list-level-properties text:space-before="1.27cm"/>
            <style:text-properties style:font-name="Arial2" fo:color="#33928a" fo:font-size="100%"/>
          </text:list-level-style-bullet>
          <text:list-level-style-bullet text:level="3" text:bullet-char="•">
            <style:list-level-properties text:space-before="2.54cm"/>
            <style:text-properties style:font-name="Arial2" fo:color="#33928a" fo:font-size="100%"/>
          </text:list-level-style-bullet>
          <text:list-level-style-bullet text:level="4" text:bullet-char="–">
            <style:list-level-properties text:space-before="3.81cm"/>
            <style:text-properties style:font-name="Arial2" fo:color="#33928a" fo:font-size="100%"/>
          </text:list-level-style-bullet>
          <text:list-level-style-bullet text:level="5" text:bullet-char="»">
            <style:list-level-properties text:space-before="5.08cm"/>
            <style:text-properties style:font-name="Arial2" fo:color="#33928a" fo:font-size="100%"/>
          </text:list-level-style-bullet>
          <text:list-level-style-bullet text:level="6" text:bullet-char="»">
            <style:list-level-properties text:space-before="5.08cm"/>
            <style:text-properties style:font-name="Arial2" fo:color="#33928a" fo:font-size="100%"/>
          </text:list-level-style-bullet>
          <text:list-level-style-bullet text:level="7" text:bullet-char="»">
            <style:list-level-properties text:space-before="5.08cm"/>
            <style:text-properties style:font-name="Arial2" fo:color="#33928a" fo:font-size="100%"/>
          </text:list-level-style-bullet>
          <text:list-level-style-bullet text:level="8" text:bullet-char="»">
            <style:list-level-properties text:space-before="5.08cm"/>
            <style:text-properties style:font-name="Arial2" fo:color="#33928a" fo:font-size="100%"/>
          </text:list-level-style-bullet>
          <text:list-level-style-bullet text:level="9" text:bullet-char="»">
            <style:list-level-properties text:space-before="5.08cm"/>
            <style:text-properties style:font-name="Arial2" fo:color="#33928a" fo:font-size="100%"/>
          </text:list-level-style-bullet>
          <text:list-level-style-bullet text:level="10" text:bullet-char="»">
            <style:list-level-properties text:space-before="5.08cm"/>
            <style:text-properties style:font-name="Arial2"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style:font-name="Arial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left" draw:textarea-vertical-align="middle" fo:padding-top="0.13cm" fo:padding-bottom="0.13cm" fo:padding-left="0.25cm" fo:padding-right="0.25cm">
        <text:list-style style:name="Title1-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style:font-name="Arial1" fo:font-size="32pt" fo:font-style="normal" fo:text-shadow="none" style:text-underline-style="none" fo:font-weight="normal" style:letter-kerning="true" style:font-name-asian="ＭＳ Ｐゴシック1" style:font-size-asian="32pt" style:font-style-asian="normal" style:font-weight-asian="normal" style:font-name-complex="ＭＳ Ｐゴシック1" style:font-size-complex="32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style:font-name="Calibri1" fo:font-size="12pt" fo:font-style="normal" fo:text-shadow="none" style:text-underline-style="none" fo:font-weight="normal" style:letter-kerning="true" style:font-name-asian="ＭＳ Ｐゴシック1" style:font-size-asian="12pt" style:font-style-asian="normal" style:font-weight-asian="normal" style:font-name-complex="ＭＳ Ｐゴシック1"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left" draw:textarea-vertical-align="top" fo:padding-top="0.13cm" fo:padding-bottom="0.13cm" fo:padding-left="0.25cm" fo:padding-right="0.25cm">
        <text:list-style style:name="Title2-outline1">
          <text:list-level-style-bullet text:level="1" text:bullet-char="•">
            <style:list-level-properties text:min-label-width="0.952cm"/>
            <style:text-properties style:font-name="Arial2" fo:color="#33928a" fo:font-size="100%"/>
          </text:list-level-style-bullet>
          <text:list-level-style-bullet text:level="2" text:bullet-char="–">
            <style:list-level-properties text:space-before="1.27cm" text:min-label-width="0.793cm"/>
            <style:text-properties style:font-name="Arial2" fo:color="#33928a" fo:font-size="100%"/>
          </text:list-level-style-bullet>
          <text:list-level-style-bullet text:level="3" text:bullet-char="•">
            <style:list-level-properties text:space-before="2.54cm" text:min-label-width="0.635cm"/>
            <style:text-properties style:font-name="Arial2" fo:color="#33928a" fo:font-size="100%"/>
          </text:list-level-style-bullet>
          <text:list-level-style-bullet text:level="4" text:bullet-char="–">
            <style:list-level-properties text:space-before="3.81cm" text:min-label-width="0.635cm"/>
            <style:text-properties style:font-name="Arial2" fo:color="#33928a" fo:font-size="100%"/>
          </text:list-level-style-bullet>
          <text:list-level-style-bullet text:level="5" text:bullet-char="»">
            <style:list-level-properties text:space-before="5.08cm" text:min-label-width="0.635cm"/>
            <style:text-properties style:font-name="Arial2" fo:color="#33928a" fo:font-size="100%"/>
          </text:list-level-style-bullet>
          <text:list-level-style-bullet text:level="6" text:bullet-char="»">
            <style:list-level-properties text:space-before="5.08cm" text:min-label-width="0.635cm"/>
            <style:text-properties style:font-name="Arial2" fo:color="#33928a" fo:font-size="100%"/>
          </text:list-level-style-bullet>
          <text:list-level-style-bullet text:level="7" text:bullet-char="»">
            <style:list-level-properties text:space-before="5.08cm" text:min-label-width="0.635cm"/>
            <style:text-properties style:font-name="Arial2" fo:color="#33928a" fo:font-size="100%"/>
          </text:list-level-style-bullet>
          <text:list-level-style-bullet text:level="8" text:bullet-char="»">
            <style:list-level-properties text:space-before="5.08cm" text:min-label-width="0.635cm"/>
            <style:text-properties style:font-name="Arial2" fo:color="#33928a" fo:font-size="100%"/>
          </text:list-level-style-bullet>
          <text:list-level-style-bullet text:level="9" text:bullet-char="»">
            <style:list-level-properties text:space-before="5.08cm" text:min-label-width="0.635cm"/>
            <style:text-properties style:font-name="Arial2" fo:color="#33928a" fo:font-size="100%"/>
          </text:list-level-style-bullet>
          <text:list-level-style-bullet text:level="10" text:bullet-char="»">
            <style:list-level-properties text:space-before="5.08cm" text:min-label-width="0.635cm"/>
            <style:text-properties style:font-name="Arial2"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style:font-name="Arial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style:font-name="Arial1" fo:font-size="22pt" fo:font-style="normal" fo:text-shadow="none" style:text-underline-style="none" fo:font-weight="normal" style:font-name-asian="ＭＳ Ｐゴシック1" style:font-size-asian="22pt" style:font-style-asian="normal" style:font-weight-asian="normal" style:font-name-complex="ＭＳ Ｐゴシック1" style:font-size-complex="22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style:font-name="Arial1"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font-relief="none"/>
    </style:style>
    <style:style style:name="Title2-outline4" style:family="presentation" style:parent-style-name="Title2-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style:font-name="Arial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Title2-outline5" style:family="presentation" style:parent-style-name="Title2-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style:font-name="Arial1" fo:font-size="16pt" fo:font-style="normal" fo:text-shadow="none" style:text-underline-style="none" fo:font-weight="normal" style:font-name-asian="ＭＳ Ｐゴシック1" style:font-size-asian="16pt" style:font-style-asian="normal" style:font-weight-asian="normal" style:font-name-complex="ＭＳ Ｐゴシック1" style:font-size-complex="16pt" style:font-style-complex="normal" style:font-weight-complex="normal" style:font-relief="none"/>
    </style:style>
    <style:style style:name="Title2-outline6" style:family="presentation" style:parent-style-name="Title2-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style:font-name="Arial1" fo:font-size="16pt" fo:font-style="normal" fo:text-shadow="none" style:text-underline-style="none" fo:font-weight="normal" style:font-name-asian="ＭＳ Ｐゴシック1" style:font-size-asian="16pt" style:font-style-asian="normal" style:font-weight-asian="normal" style:font-name-complex="ＭＳ Ｐゴシック1" style:font-size-complex="16pt" style:font-style-complex="normal" style:font-weight-complex="normal" style:font-relief="none"/>
    </style:style>
    <style:style style:name="Title2-outline7" style:family="presentation" style:parent-style-name="Title2-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style:font-name="Arial1" fo:font-size="16pt" fo:font-style="normal" fo:text-shadow="none" style:text-underline-style="none" fo:font-weight="normal" style:font-name-asian="ＭＳ Ｐゴシック1" style:font-size-asian="16pt" style:font-style-asian="normal" style:font-weight-asian="normal" style:font-name-complex="ＭＳ Ｐゴシック1" style:font-size-complex="16pt" style:font-style-complex="normal" style:font-weight-complex="normal" style:font-relief="none"/>
    </style:style>
    <style:style style:name="Title2-outline8" style:family="presentation" style:parent-style-name="Title2-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style:font-name="Arial1" fo:font-size="16pt" fo:font-style="normal" fo:text-shadow="none" style:text-underline-style="none" fo:font-weight="normal" style:font-name-asian="ＭＳ Ｐゴシック1" style:font-size-asian="16pt" style:font-style-asian="normal" style:font-weight-asian="normal" style:font-name-complex="ＭＳ Ｐゴシック1" style:font-size-complex="16pt" style:font-style-complex="normal" style:font-weight-complex="normal" style:font-relief="none"/>
    </style:style>
    <style:style style:name="Title2-outline9" style:family="presentation" style:parent-style-name="Title2-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style:font-name="Arial1" fo:font-size="16pt" fo:font-style="normal" fo:text-shadow="none" style:text-underline-style="none" fo:font-weight="normal" style:font-name-asian="ＭＳ Ｐゴシック1" style:font-size-asian="16pt" style:font-style-asian="normal" style:font-weight-asian="normal" style:font-name-complex="ＭＳ Ｐゴシック1"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33928a" fo:font-size="100%"/>
          </text:list-level-style-number>
          <text:list-level-style-bullet text:level="2" text:bullet-char="–">
            <style:list-level-properties text:space-before="1.27cm"/>
            <style:text-properties style:font-name="Arial2" fo:color="#33928a" fo:font-size="100%"/>
          </text:list-level-style-bullet>
          <text:list-level-style-bullet text:level="3" text:bullet-char="•">
            <style:list-level-properties text:space-before="2.54cm"/>
            <style:text-properties style:font-name="Arial2" fo:color="#33928a" fo:font-size="100%"/>
          </text:list-level-style-bullet>
          <text:list-level-style-bullet text:level="4" text:bullet-char="–">
            <style:list-level-properties text:space-before="3.81cm"/>
            <style:text-properties style:font-name="Arial2" fo:color="#33928a" fo:font-size="100%"/>
          </text:list-level-style-bullet>
          <text:list-level-style-bullet text:level="5" text:bullet-char="»">
            <style:list-level-properties text:space-before="5.08cm"/>
            <style:text-properties style:font-name="Arial2" fo:color="#33928a" fo:font-size="100%"/>
          </text:list-level-style-bullet>
          <text:list-level-style-bullet text:level="6" text:bullet-char="»">
            <style:list-level-properties text:space-before="5.08cm"/>
            <style:text-properties style:font-name="Arial2" fo:color="#33928a" fo:font-size="100%"/>
          </text:list-level-style-bullet>
          <text:list-level-style-bullet text:level="7" text:bullet-char="»">
            <style:list-level-properties text:space-before="5.08cm"/>
            <style:text-properties style:font-name="Arial2" fo:color="#33928a" fo:font-size="100%"/>
          </text:list-level-style-bullet>
          <text:list-level-style-bullet text:level="8" text:bullet-char="»">
            <style:list-level-properties text:space-before="5.08cm"/>
            <style:text-properties style:font-name="Arial2" fo:color="#33928a" fo:font-size="100%"/>
          </text:list-level-style-bullet>
          <text:list-level-style-bullet text:level="9" text:bullet-char="»">
            <style:list-level-properties text:space-before="5.08cm"/>
            <style:text-properties style:font-name="Arial2" fo:color="#33928a" fo:font-size="100%"/>
          </text:list-level-style-bullet>
          <text:list-level-style-bullet text:level="10" text:bullet-char="»">
            <style:list-level-properties text:space-before="5.08cm"/>
            <style:text-properties style:font-name="Arial2"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style:font-name="Arial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solid" draw:fill="none" draw:textarea-horizontal-align="left" draw:textarea-vertical-align="middle" fo:padding-top="0.13cm" fo:padding-bottom="0.13cm" fo:padding-left="0.25cm" fo:padding-right="0.25cm">
        <text:list-style style:name="Title2-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style:font-name="Arial1" fo:font-size="32pt" fo:font-style="normal" fo:text-shadow="none" style:text-underline-style="none" fo:font-weight="normal" style:letter-kerning="true" style:font-name-asian="ＭＳ Ｐゴシック1" style:font-size-asian="32pt" style:font-style-asian="normal" style:font-weight-asian="normal" style:font-name-complex="ＭＳ Ｐゴシック1" style:font-size-complex="32pt" style:font-style-complex="normal" style:font-weight-complex="normal" style:text-emphasize="none" style:font-relief="none" style:text-overline-style="none" style:text-overline-color="font-color"/>
    </style:style>
    <style:style style:name="_5f_cfdev-pivotal-template-background" style:display-name="_cfdev-pivotal-template-background" style:family="presentation">
      <style:graphic-properties draw:stroke="none" draw:fill="solid" draw:fill-color="#ffffff" draw:textarea-horizontal-align="center" draw:textarea-vertical-align="middle" draw:shadow-color="#808080"/>
      <style:paragraph-properties fo:text-align="center"/>
    </style:style>
    <style:style style:name="_5f_cfdev-pivotal-template-backgroundobjects" style:display-name="_cfdev-pivotal-template-backgroundobjects" style:family="presentation">
      <style:graphic-properties draw:textarea-horizontal-align="justify" draw:shadow="hidden" draw:shadow-offset-x="0.2cm" draw:shadow-offset-y="0.2cm" draw:shadow-color="#808080"/>
      <style:text-properties style:letter-kerning="true"/>
    </style:style>
    <style:style style:name="_5f_cfdev-pivotal-template-notes" style:display-name="_cfdev-pivotal-template-notes" style:family="presentation">
      <style:graphic-properties draw:stroke="none" draw:fill="none">
        <text:list-style style:name="_5f_cfdev-pivotal-template-notes" style:display-name="_cfdev-pivotal-template-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style:font-name="Calibri1" fo:font-size="12pt" fo:font-style="normal" fo:text-shadow="none" style:text-underline-style="none" fo:font-weight="normal" style:letter-kerning="true" style:font-name-asian="ＭＳ Ｐゴシック1" style:font-size-asian="12pt" style:font-style-asian="normal" style:font-weight-asian="normal" style:font-name-complex="ＭＳ Ｐゴシック1" style:font-size-complex="12pt" style:font-style-complex="normal" style:font-weight-complex="normal" style:text-emphasize="none" style:font-relief="none" style:text-overline-style="none" style:text-overline-color="font-color"/>
    </style:style>
    <style:style style:name="_5f_cfdev-pivotal-template-outline1" style:display-name="_cfdev-pivotal-template-outline1" style:family="presentation">
      <style:graphic-properties draw:stroke="none" draw:fill="none" draw:textarea-horizontal-align="left" draw:textarea-vertical-align="top" fo:padding-top="0.13cm" fo:padding-bottom="0.13cm" fo:padding-left="0.25cm" fo:padding-right="0.25cm">
        <text:list-style style:name="_5f_cfdev-pivotal-template-outline1" style:display-name="_cfdev-pivotal-template-outline1">
          <text:list-level-style-bullet text:level="1" text:bullet-char="•">
            <style:list-level-properties text:min-label-width="0.952cm"/>
            <style:text-properties style:font-name="Arial2" fo:color="#33928a" fo:font-size="100%"/>
          </text:list-level-style-bullet>
          <text:list-level-style-bullet text:level="2" text:bullet-char="–">
            <style:list-level-properties text:space-before="1.27cm" text:min-label-width="0.793cm"/>
            <style:text-properties style:font-name="Arial2" fo:color="#33928a" fo:font-size="100%"/>
          </text:list-level-style-bullet>
          <text:list-level-style-bullet text:level="3" text:bullet-char="•">
            <style:list-level-properties text:space-before="2.54cm" text:min-label-width="0.635cm"/>
            <style:text-properties style:font-name="Arial2" fo:color="#33928a" fo:font-size="100%"/>
          </text:list-level-style-bullet>
          <text:list-level-style-bullet text:level="4" text:bullet-char="–">
            <style:list-level-properties text:space-before="3.81cm" text:min-label-width="0.635cm"/>
            <style:text-properties style:font-name="Arial2" fo:color="#33928a" fo:font-size="100%"/>
          </text:list-level-style-bullet>
          <text:list-level-style-bullet text:level="5" text:bullet-char="»">
            <style:list-level-properties text:space-before="5.08cm" text:min-label-width="0.635cm"/>
            <style:text-properties style:font-name="Arial2" fo:color="#33928a" fo:font-size="100%"/>
          </text:list-level-style-bullet>
          <text:list-level-style-bullet text:level="6" text:bullet-char="»">
            <style:list-level-properties text:space-before="5.08cm" text:min-label-width="0.635cm"/>
            <style:text-properties style:font-name="Arial2" fo:color="#33928a" fo:font-size="100%"/>
          </text:list-level-style-bullet>
          <text:list-level-style-bullet text:level="7" text:bullet-char="»">
            <style:list-level-properties text:space-before="5.08cm" text:min-label-width="0.635cm"/>
            <style:text-properties style:font-name="Arial2" fo:color="#33928a" fo:font-size="100%"/>
          </text:list-level-style-bullet>
          <text:list-level-style-bullet text:level="8" text:bullet-char="»">
            <style:list-level-properties text:space-before="5.08cm" text:min-label-width="0.635cm"/>
            <style:text-properties style:font-name="Arial2" fo:color="#33928a" fo:font-size="100%"/>
          </text:list-level-style-bullet>
          <text:list-level-style-bullet text:level="9" text:bullet-char="»">
            <style:list-level-properties text:space-before="5.08cm" text:min-label-width="0.635cm"/>
            <style:text-properties style:font-name="Arial2" fo:color="#33928a" fo:font-size="100%"/>
          </text:list-level-style-bullet>
          <text:list-level-style-bullet text:level="10" text:bullet-char="»">
            <style:list-level-properties text:space-before="5.08cm" text:min-label-width="0.635cm"/>
            <style:text-properties style:font-name="Arial2" fo:color="#33928a"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position="0% 100%" style:font-name="Arial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_5f_cfdev-pivotal-template-outline2" style:display-name="_cfdev-pivotal-template-outline2" style:family="presentation" style:parent-style-name="_5f_cfdev-pivotal-template-outline1">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position="0% 100%" style:font-name="Arial1" fo:font-size="22pt" fo:font-style="normal" fo:text-shadow="none" style:text-underline-style="none" fo:font-weight="normal" style:font-name-asian="ＭＳ Ｐゴシック1" style:font-size-asian="22pt" style:font-style-asian="normal" style:font-weight-asian="normal" style:font-name-complex="ＭＳ Ｐゴシック1" style:font-size-complex="22pt" style:font-style-complex="normal" style:font-weight-complex="normal" style:font-relief="none"/>
    </style:style>
    <style:style style:name="_5f_cfdev-pivotal-template-outline3" style:display-name="_cfdev-pivotal-template-outline3" style:family="presentation" style:parent-style-name="_5f_cfdev-pivotal-template-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style:font-name="Arial1" fo:font-size="20pt" fo:font-style="normal" fo:text-shadow="none" style:text-underline-style="none" fo:font-weight="normal" style:font-name-asian="ＭＳ Ｐゴシック1" style:font-size-asian="20pt" style:font-style-asian="normal" style:font-weight-asian="normal" style:font-name-complex="ＭＳ Ｐゴシック1" style:font-size-complex="20pt" style:font-style-complex="normal" style:font-weight-complex="normal" style:font-relief="none"/>
    </style:style>
    <style:style style:name="_5f_cfdev-pivotal-template-outline4" style:display-name="_cfdev-pivotal-template-outline4" style:family="presentation" style:parent-style-name="_5f_cfdev-pivotal-template-outline3">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position="0% 100%" style:font-name="Arial1" fo:font-size="18pt" fo:font-style="normal" fo:text-shadow="none" style:text-underline-style="none" fo:font-weight="normal" style:font-name-asian="ＭＳ Ｐゴシック1" style:font-size-asian="18pt" style:font-style-asian="normal" style:font-weight-asian="normal" style:font-name-complex="ＭＳ Ｐゴシック1" style:font-size-complex="18pt" style:font-style-complex="normal" style:font-weight-complex="normal" style:font-relief="none"/>
    </style:style>
    <style:style style:name="_5f_cfdev-pivotal-template-outline5" style:display-name="_cfdev-pivotal-template-outline5" style:family="presentation" style:parent-style-name="_5f_cfdev-pivotal-template-outline4">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style:font-name="Arial1" fo:font-size="16pt" fo:font-style="normal" fo:text-shadow="none" style:text-underline-style="none" fo:font-weight="normal" style:font-name-asian="ＭＳ Ｐゴシック1" style:font-size-asian="16pt" style:font-style-asian="normal" style:font-weight-asian="normal" style:font-name-complex="ＭＳ Ｐゴシック1" style:font-size-complex="16pt" style:font-style-complex="normal" style:font-weight-complex="normal" style:font-relief="none"/>
    </style:style>
    <style:style style:name="_5f_cfdev-pivotal-template-outline6" style:display-name="_cfdev-pivotal-template-outline6" style:family="presentation" style:parent-style-name="_5f_cfdev-pivotal-template-outline5">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style:font-name="Arial1" fo:font-size="16pt" fo:font-style="normal" fo:text-shadow="none" style:text-underline-style="none" fo:font-weight="normal" style:font-name-asian="ＭＳ Ｐゴシック1" style:font-size-asian="16pt" style:font-style-asian="normal" style:font-weight-asian="normal" style:font-name-complex="ＭＳ Ｐゴシック1" style:font-size-complex="16pt" style:font-style-complex="normal" style:font-weight-complex="normal" style:font-relief="none"/>
    </style:style>
    <style:style style:name="_5f_cfdev-pivotal-template-outline7" style:display-name="_cfdev-pivotal-template-outline7" style:family="presentation" style:parent-style-name="_5f_cfdev-pivotal-template-outline6">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style:font-name="Arial1" fo:font-size="16pt" fo:font-style="normal" fo:text-shadow="none" style:text-underline-style="none" fo:font-weight="normal" style:font-name-asian="ＭＳ Ｐゴシック1" style:font-size-asian="16pt" style:font-style-asian="normal" style:font-weight-asian="normal" style:font-name-complex="ＭＳ Ｐゴシック1" style:font-size-complex="16pt" style:font-style-complex="normal" style:font-weight-complex="normal" style:font-relief="none"/>
    </style:style>
    <style:style style:name="_5f_cfdev-pivotal-template-outline8" style:display-name="_cfdev-pivotal-template-outline8" style:family="presentation" style:parent-style-name="_5f_cfdev-pivotal-template-outline7">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style:font-name="Arial1" fo:font-size="16pt" fo:font-style="normal" fo:text-shadow="none" style:text-underline-style="none" fo:font-weight="normal" style:font-name-asian="ＭＳ Ｐゴシック1" style:font-size-asian="16pt" style:font-style-asian="normal" style:font-weight-asian="normal" style:font-name-complex="ＭＳ Ｐゴシック1" style:font-size-complex="16pt" style:font-style-complex="normal" style:font-weight-complex="normal" style:font-relief="none"/>
    </style:style>
    <style:style style:name="_5f_cfdev-pivotal-template-outline9" style:display-name="_cfdev-pivotal-template-outline9" style:family="presentation" style:parent-style-name="_5f_cfdev-pivotal-template-outline8">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position="0% 100%" style:font-name="Arial1" fo:font-size="16pt" fo:font-style="normal" fo:text-shadow="none" style:text-underline-style="none" fo:font-weight="normal" style:font-name-asian="ＭＳ Ｐゴシック1" style:font-size-asian="16pt" style:font-style-asian="normal" style:font-weight-asian="normal" style:font-name-complex="ＭＳ Ｐゴシック1" style:font-size-complex="16pt" style:font-style-complex="normal" style:font-weight-complex="normal" style:font-relief="none"/>
    </style:style>
    <style:style style:name="_5f_cfdev-pivotal-template-subtitle" style:display-name="_cfdev-pivotal-template-subtitle" style:family="presentation">
      <style:graphic-properties draw:stroke="none" draw:fill="none" draw:textarea-vertical-align="middle">
        <text:list-style style:name="_5f_cfdev-pivotal-template-subtitle" style:display-name="_cfdev-pivotal-template-subtitle">
          <text:list-level-style-number text:level="1" style:num-format="">
            <style:list-level-properties/>
            <style:text-properties fo:color="#33928a" fo:font-size="100%"/>
          </text:list-level-style-number>
          <text:list-level-style-bullet text:level="2" text:bullet-char="–">
            <style:list-level-properties text:space-before="1.27cm"/>
            <style:text-properties style:font-name="Arial2" fo:color="#33928a" fo:font-size="100%"/>
          </text:list-level-style-bullet>
          <text:list-level-style-bullet text:level="3" text:bullet-char="•">
            <style:list-level-properties text:space-before="2.54cm"/>
            <style:text-properties style:font-name="Arial2" fo:color="#33928a" fo:font-size="100%"/>
          </text:list-level-style-bullet>
          <text:list-level-style-bullet text:level="4" text:bullet-char="–">
            <style:list-level-properties text:space-before="3.81cm"/>
            <style:text-properties style:font-name="Arial2" fo:color="#33928a" fo:font-size="100%"/>
          </text:list-level-style-bullet>
          <text:list-level-style-bullet text:level="5" text:bullet-char="»">
            <style:list-level-properties text:space-before="5.08cm"/>
            <style:text-properties style:font-name="Arial2" fo:color="#33928a" fo:font-size="100%"/>
          </text:list-level-style-bullet>
          <text:list-level-style-bullet text:level="6" text:bullet-char="»">
            <style:list-level-properties text:space-before="5.08cm"/>
            <style:text-properties style:font-name="Arial2" fo:color="#33928a" fo:font-size="100%"/>
          </text:list-level-style-bullet>
          <text:list-level-style-bullet text:level="7" text:bullet-char="»">
            <style:list-level-properties text:space-before="5.08cm"/>
            <style:text-properties style:font-name="Arial2" fo:color="#33928a" fo:font-size="100%"/>
          </text:list-level-style-bullet>
          <text:list-level-style-bullet text:level="8" text:bullet-char="»">
            <style:list-level-properties text:space-before="5.08cm"/>
            <style:text-properties style:font-name="Arial2" fo:color="#33928a" fo:font-size="100%"/>
          </text:list-level-style-bullet>
          <text:list-level-style-bullet text:level="9" text:bullet-char="»">
            <style:list-level-properties text:space-before="5.08cm"/>
            <style:text-properties style:font-name="Arial2" fo:color="#33928a" fo:font-size="100%"/>
          </text:list-level-style-bullet>
          <text:list-level-style-bullet text:level="10" text:bullet-char="»">
            <style:list-level-properties text:space-before="5.08cm"/>
            <style:text-properties style:font-name="Arial2"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position="0% 100%" style:font-name="Arial1" fo:font-size="24pt" fo:font-style="normal" fo:text-shadow="none" style:text-underline-style="none" fo:font-weight="normal" style:letter-kerning="true" style:font-name-asian="ＭＳ Ｐゴシック1" style:font-size-asian="24pt" style:font-style-asian="normal" style:font-weight-asian="normal" style:font-name-complex="ＭＳ Ｐゴシック1" style:font-size-complex="24pt" style:font-style-complex="normal" style:font-weight-complex="normal" style:text-emphasize="none" style:font-relief="none" style:text-overline-style="none" style:text-overline-color="font-color"/>
    </style:style>
    <style:style style:name="_5f_cfdev-pivotal-template-title" style:display-name="_cfdev-pivotal-template-title" style:family="presentation">
      <style:graphic-properties draw:stroke="none" draw:fill="none" draw:textarea-horizontal-align="left" draw:textarea-vertical-align="middle" fo:padding-top="0.13cm" fo:padding-bottom="0.13cm" fo:padding-left="0.25cm" fo:padding-right="0.25cm">
        <text:list-style style:name="_5f_cfdev-pivotal-template-title" style:display-name="_cfdev-pivotal-template-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position="0% 100%" style:font-name="Arial1" fo:font-size="32pt" fo:font-style="normal" fo:text-shadow="none" style:text-underline-style="none" fo:font-weight="normal" style:letter-kerning="true" style:font-name-asian="ＭＳ Ｐゴシック1" style:font-size-asian="32pt" style:font-style-asian="normal" style:font-weight-asian="normal" style:font-name-complex="ＭＳ Ｐゴシック1"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00786e" draw:textarea-horizontal-align="left" draw:textarea-vertical-align="middle" draw:auto-grow-height="false" fo:padding-top="0.13cm" fo:padding-bottom="0.13cm" fo:padding-left="0.25cm" fo:padding-right="0.25cm" fo:wrap-option="wrap" draw:shadow-color="#808080"/>
    </style:style>
    <style:style style:name="Mgr4" style:family="graphic" style:parent-style-name="standard">
      <style:graphic-properties draw:stroke="none" draw:fill="none" draw:fill-color="#ffffff" draw:textarea-horizontal-align="right" draw:textarea-vertical-align="top" draw:auto-grow-height="true" fo:padding-top="0cm" fo:padding-bottom="0cm" fo:padding-left="0cm" fo:padding-right="0cm" fo:wrap-option="wrap" draw:shadow-color="#808080"/>
    </style:style>
    <style:style style:name="Mgr5" style:family="graphic" style:parent-style-name="standard">
      <style:graphic-properties draw:stroke="none" draw:fill="none" draw:fill-color="#ffffff" draw:textarea-horizontal-align="left" draw:textarea-vertical-align="top" draw:auto-grow-height="true" fo:padding-top="0cm" fo:padding-bottom="0cm" fo:padding-left="0cm" fo:padding-right="0cm" fo:wrap-option="wrap" draw:shadow-color="#808080"/>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7" style:family="graphic" style:parent-style-name="standard">
      <style:graphic-properties draw:stroke="solid" svg:stroke-width="0.035cm" svg:stroke-color="#000000" draw:stroke-linejoin="miter" svg:stroke-linecap="square" draw:fill="solid" draw:fill-color="#000000" draw:textarea-horizontal-align="justify" draw:textarea-vertical-align="middle" draw:auto-grow-height="false" fo:padding-top="0.13cm" fo:padding-bottom="0.13cm" fo:padding-left="0.25cm" fo:padding-right="0.25cm" fo:wrap-option="wrap" draw:shadow-color="#808080"/>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gradient" draw:fill-color="#ffffff" draw:fill-gradient-name="Gradient_20_7" draw:opacity-name="Transparency_20_1" draw:textarea-horizontal-align="justify" draw:textarea-vertical-align="middle" draw:auto-grow-height="false"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453cm, 0cm, 0cm)" draw:image-opacity="100%" style:mirror="none"/>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margin-left="0cm" fo:margin-right="0cm" fo:text-align="end" fo:text-indent="0cm"/>
    </style:style>
    <style:style style:name="MP5" style:family="paragraph">
      <style:paragraph-properties fo:margin-left="0cm" fo:margin-right="0cm" fo:text-indent="0cm"/>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text-align="center" fo:text-indent="0cm"/>
    </style:style>
    <style:style style:name="MT1" style:family="text">
      <style:text-properties fo:font-size="14pt" style:font-size-asian="14pt" style:font-size-complex="14pt"/>
    </style:style>
    <style:style style:name="MT2" style:family="text">
      <style:text-properties fo:color="#7f7f7f" fo:font-size="8pt" fo:language="en" fo:country="US" style:font-name-asian="Arial1" style:font-size-asian="8pt" style:language-asian="en" style:country-asian="US" style:font-name-complex="Arial1" style:font-size-complex="8pt" style:language-complex="en" style:country-complex="US"/>
    </style:style>
    <style:style style:name="MT3" style:family="text">
      <style:text-properties fo:color="#7f7f7f" fo:font-size="6pt" style:font-name-asian="Arial1" style:font-size-asian="6pt" style:font-name-complex="Arial1" style:font-size-complex="6pt"/>
    </style:style>
    <style:style style:name="MT4" style:family="text">
      <style:text-properties fo:color="#f27c3a" fo:font-size="25pt" style:font-name-asian="Arial1" style:font-size-asian="25pt" style:font-name-complex="Arial1" style:font-size-complex="25pt"/>
    </style:style>
    <style:style style:name="MT5" style:family="text">
      <style:text-properties fo:color="#3ea7bc" fo:font-size="25pt" style:font-name-asian="Arial1" style:font-size-asian="25pt" style:font-name-complex="Arial1" style:font-size-complex="25pt"/>
    </style:style>
    <style:style style:name="MT6" style:family="text">
      <style:text-properties fo:color="#aecf00" fo:font-size="25pt" style:font-name-asian="Arial1" style:font-size-asian="25pt" style:font-name-complex="Arial1" style:font-size-complex="25pt"/>
    </style:style>
    <text:list-style style:name="ML1">
      <text:list-level-style-number text:level="1" style:num-format="">
        <style:list-level-properties/>
        <style:text-properties fo:color="#4d4d4d" fo:font-size="100%"/>
      </text:list-level-style-number>
      <text:list-level-style-bullet text:level="2" text:bullet-char="•">
        <style:list-level-properties text:space-before="1.27cm"/>
        <style:text-properties style:font-name="Arial2" fo:color="#4d4d4d" fo:font-size="100%"/>
      </text:list-level-style-bullet>
      <text:list-level-style-bullet text:level="3" text:bullet-char="•">
        <style:list-level-properties text:space-before="2.54cm"/>
        <style:text-properties style:font-name="Arial2" fo:color="#4d4d4d" fo:font-size="100%"/>
      </text:list-level-style-bullet>
      <text:list-level-style-bullet text:level="4" text:bullet-char="•">
        <style:list-level-properties text:space-before="3.81cm"/>
        <style:text-properties style:font-name="Arial2" fo:color="#4d4d4d" fo:font-size="100%"/>
      </text:list-level-style-bullet>
      <text:list-level-style-bullet text:level="5" text:bullet-char="•">
        <style:list-level-properties text:space-before="5.08cm"/>
        <style:text-properties style:font-name="Arial2" fo:color="#4d4d4d" fo:font-size="100%"/>
      </text:list-level-style-bullet>
      <text:list-level-style-bullet text:level="6" text:bullet-char="•">
        <style:list-level-properties text:space-before="5.08cm"/>
        <style:text-properties style:font-name="Arial2" fo:color="#4d4d4d" fo:font-size="100%"/>
      </text:list-level-style-bullet>
      <text:list-level-style-bullet text:level="7" text:bullet-char="•">
        <style:list-level-properties text:space-before="5.08cm"/>
        <style:text-properties style:font-name="Arial2" fo:color="#4d4d4d" fo:font-size="100%"/>
      </text:list-level-style-bullet>
      <text:list-level-style-bullet text:level="8" text:bullet-char="•">
        <style:list-level-properties text:space-before="5.08cm"/>
        <style:text-properties style:font-name="Arial2" fo:color="#4d4d4d" fo:font-size="100%"/>
      </text:list-level-style-bullet>
      <text:list-level-style-bullet text:level="9" text:bullet-char="•">
        <style:list-level-properties text:space-before="5.08cm"/>
        <style:text-properties style:font-name="Arial2" fo:color="#4d4d4d" fo:font-size="100%"/>
      </text:list-level-style-bullet>
      <text:list-level-style-bullet text:level="10" text:bullet-char="•">
        <style:list-level-properties text:space-before="5.08cm"/>
        <style:text-properties style:font-name="Arial2" fo:color="#4d4d4d" fo:font-size="100%"/>
      </text:list-level-style-bullet>
    </text:list-style>
    <text:list-style style:name="ML2">
      <text:list-level-style-number text:level="1" style:num-format="">
        <style:list-level-properties/>
        <style:text-properties fo:color="#7f7f7f" fo:font-size="100%"/>
      </text:list-level-style-number>
      <text:list-level-style-bullet text:level="2" text:bullet-char="•">
        <style:list-level-properties text:space-before="1.27cm"/>
        <style:text-properties style:font-name="Arial2" fo:color="#4d4d4d" fo:font-size="100%"/>
      </text:list-level-style-bullet>
      <text:list-level-style-bullet text:level="3" text:bullet-char="•">
        <style:list-level-properties text:space-before="2.54cm"/>
        <style:text-properties style:font-name="Arial2" fo:color="#4d4d4d" fo:font-size="100%"/>
      </text:list-level-style-bullet>
      <text:list-level-style-bullet text:level="4" text:bullet-char="•">
        <style:list-level-properties text:space-before="3.81cm"/>
        <style:text-properties style:font-name="Arial2" fo:color="#4d4d4d" fo:font-size="100%"/>
      </text:list-level-style-bullet>
      <text:list-level-style-bullet text:level="5" text:bullet-char="•">
        <style:list-level-properties text:space-before="5.08cm"/>
        <style:text-properties style:font-name="Arial2" fo:color="#4d4d4d" fo:font-size="100%"/>
      </text:list-level-style-bullet>
      <text:list-level-style-bullet text:level="6" text:bullet-char="•">
        <style:list-level-properties text:space-before="5.08cm"/>
        <style:text-properties style:font-name="Arial2" fo:color="#4d4d4d" fo:font-size="100%"/>
      </text:list-level-style-bullet>
      <text:list-level-style-bullet text:level="7" text:bullet-char="•">
        <style:list-level-properties text:space-before="5.08cm"/>
        <style:text-properties style:font-name="Arial2" fo:color="#4d4d4d" fo:font-size="100%"/>
      </text:list-level-style-bullet>
      <text:list-level-style-bullet text:level="8" text:bullet-char="•">
        <style:list-level-properties text:space-before="5.08cm"/>
        <style:text-properties style:font-name="Arial2" fo:color="#4d4d4d" fo:font-size="100%"/>
      </text:list-level-style-bullet>
      <text:list-level-style-bullet text:level="9" text:bullet-char="•">
        <style:list-level-properties text:space-before="5.08cm"/>
        <style:text-properties style:font-name="Arial2" fo:color="#4d4d4d" fo:font-size="100%"/>
      </text:list-level-style-bullet>
      <text:list-level-style-bullet text:level="10" text:bullet-char="•">
        <style:list-level-properties text:space-before="5.08cm"/>
        <style:text-properties style:font-name="Arial2" fo:color="#4d4d4d" fo:font-size="100%"/>
      </text:list-level-style-bullet>
    </text:list-style>
    <text:list-style style:name="ML3">
      <text:list-level-style-number text:level="1" style:num-format="">
        <style:list-level-properties/>
        <style:text-properties fo:color="#f27c3a" fo:font-size="100%"/>
      </text:list-level-style-number>
      <text:list-level-style-bullet text:level="2" text:bullet-char="•">
        <style:list-level-properties text:space-before="1.27cm"/>
        <style:text-properties style:font-name="Arial2" fo:color="#4d4d4d" fo:font-size="100%"/>
      </text:list-level-style-bullet>
      <text:list-level-style-bullet text:level="3" text:bullet-char="•">
        <style:list-level-properties text:space-before="2.54cm"/>
        <style:text-properties style:font-name="Arial2" fo:color="#4d4d4d" fo:font-size="100%"/>
      </text:list-level-style-bullet>
      <text:list-level-style-bullet text:level="4" text:bullet-char="•">
        <style:list-level-properties text:space-before="3.81cm"/>
        <style:text-properties style:font-name="Arial2" fo:color="#4d4d4d" fo:font-size="100%"/>
      </text:list-level-style-bullet>
      <text:list-level-style-bullet text:level="5" text:bullet-char="•">
        <style:list-level-properties text:space-before="5.08cm"/>
        <style:text-properties style:font-name="Arial2" fo:color="#4d4d4d" fo:font-size="100%"/>
      </text:list-level-style-bullet>
      <text:list-level-style-bullet text:level="6" text:bullet-char="•">
        <style:list-level-properties text:space-before="5.08cm"/>
        <style:text-properties style:font-name="Arial2" fo:color="#4d4d4d" fo:font-size="100%"/>
      </text:list-level-style-bullet>
      <text:list-level-style-bullet text:level="7" text:bullet-char="•">
        <style:list-level-properties text:space-before="5.08cm"/>
        <style:text-properties style:font-name="Arial2" fo:color="#4d4d4d" fo:font-size="100%"/>
      </text:list-level-style-bullet>
      <text:list-level-style-bullet text:level="8" text:bullet-char="•">
        <style:list-level-properties text:space-before="5.08cm"/>
        <style:text-properties style:font-name="Arial2" fo:color="#4d4d4d" fo:font-size="100%"/>
      </text:list-level-style-bullet>
      <text:list-level-style-bullet text:level="9" text:bullet-char="•">
        <style:list-level-properties text:space-before="5.08cm"/>
        <style:text-properties style:font-name="Arial2" fo:color="#4d4d4d" fo:font-size="100%"/>
      </text:list-level-style-bullet>
      <text:list-level-style-bullet text:level="10" text:bullet-char="•">
        <style:list-level-properties text:space-before="5.08cm"/>
        <style:text-properties style:font-name="Arial2" fo:color="#4d4d4d"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175cm" svg:x="1.27cm" svg:y="0.762cm" presentation:class="title" presentation:placeholder="true">
        <draw:text-box/>
      </draw:frame>
      <draw:frame presentation:style-name="Default-outline1" draw:layer="backgroundobjects" svg:width="22.86cm" svg:height="11.309cm" svg:x="1.27cm" svg:y="4.445cm" presentation:class="outline" presentation:placeholder="true">
        <draw:text-box/>
      </draw:frame>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2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presentation:notes style:page-layout-name="PM2">
        <draw:page-thumbnail presentation:style-name="Default-title" draw:layer="backgroundobjects" svg:width="13cm" svg:height="9.75cm" svg:x="3.08cm" svg:y="1.83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2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7" draw:text-style-name="MP3" draw:layer="backgroundobjects" svg:width="25.4cm" svg:height="19.05cm" svg:x="0cm" svg:y="0cm">
        <text:p/>
        <draw:enhanced-geometry svg:viewBox="0 0 21600 21600" draw:type="rectangle" draw:enhanced-path="M 0 0 L 21600 0 21600 21600 0 21600 0 0 Z N"/>
      </draw:custom-shape>
      <draw:custom-shape draw:name="Rectangle 10"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12" draw:style-name="Mgr4" draw:text-style-name="MP3" draw:layer="backgroundobjects" svg:width="1.481cm" svg:height="0.339cm" svg:x="23.72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frame draw:name="Picture 13" draw:style-name="Mgr6" draw:text-style-name="MP6" draw:layer="backgroundobjects" svg:width="2.496cm" svg:height="0.71cm" svg:x="22.088cm" svg:y="17.74cm">
        <draw:image xlink:href="Pictures/100002010000009B0000002C8E21A43E.png" xlink:type="simple" xlink:show="embed" xlink:actuate="onLoad">
          <text:p/>
        </draw:image>
        <svg:desc>EMC logo white-lg.png</svg:desc>
      </draw:frame>
      <draw:custom-shape draw:name="TextBox 14"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1.309cm" svg:x="1.27cm" svg:y="4.445cm" presentation:class="outline" presentation:placeholder="true">
        <draw:text-box/>
      </draw:frame>
      <draw:frame draw:style-name="Mgr8" draw:text-style-name="MP7" draw:layer="backgroundobjects" svg:width="5cm" svg:height="5cm" svg:x="20.02cm" svg:y="0cm">
        <draw:image xlink:href="Pictures/100002010000012C0000012CEEDE4DB9.png" xlink:type="simple" xlink:show="embed" xlink:actuate="onLoad">
          <text:p/>
        </draw:image>
      </draw:frame>
      <presentation:notes style:page-layout-name="PM2">
        <draw:page-thumbnail presentation:style-name="Title1-title" draw:layer="backgroundobjects" svg:width="13cm" svg:height="9.75cm" svg:x="3.08cm" svg:y="1.83cm" presentation:class="page"/>
        <draw:frame presentation:style-name="Title1-notes" draw:layer="backgroundobjects" svg:width="15.239cm" svg:height="11.429cm" svg:x="1.905cm" svg:y="12.065cm" presentation:class="notes" presentation:placeholder="true">
          <draw:text-box/>
        </draw:frame>
      </presentation:notes>
    </style:master-page>
    <style:master-page style:name="Title2"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2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9" draw:text-style-name="MP3" draw:layer="backgroundobjects" svg:width="25.4cm" svg:height="6.024cm" svg:x="0cm" svg:y="0cm">
        <text:p/>
        <draw:enhanced-geometry svg:viewBox="0 0 21600 21600" draw:type="rectangle" draw:enhanced-path="M 0 0 L 21600 0 21600 21600 0 21600 0 0 Z N"/>
      </draw:custom-shape>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1.309cm" svg:x="1.27cm" svg:y="4.445cm" presentation:class="outline" presentation:placeholder="true">
        <draw:text-box/>
      </draw:frame>
      <presentation:notes style:page-layout-name="PM2">
        <draw:page-thumbnail presentation:style-name="Title2-title" draw:layer="backgroundobjects" svg:width="13cm" svg:height="9.75cm" svg:x="3.08cm" svg:y="1.83cm" presentation:class="page"/>
        <draw:frame presentation:style-name="Title2-notes" draw:layer="backgroundobjects" svg:width="15.239cm" svg:height="11.429cm" svg:x="1.905cm" svg:y="12.065cm" presentation:class="notes" presentation:placeholder="true">
          <draw:text-box/>
        </draw:frame>
      </presentation:notes>
    </style:master-page>
    <style:master-page style:name="_5f_cfdev-pivotal-template" style:display-name="_cfdev-pivotal-template" style:page-layout-name="PM1" draw:style-name="Mdp1">
      <draw:custom-shape draw:name="Rectangle 6" draw:style-name="Mgr3" draw:text-style-name="MP3" draw:layer="backgroundobjects" svg:width="25.4cm" svg:height="1.071cm" svg:x="0cm" svg:y="17.582cm">
        <text:p/>
        <draw:enhanced-geometry svg:viewBox="0 0 21600 21600" draw:type="rectangle" draw:enhanced-path="M 0 0 L 21600 0 21600 21600 0 21600 0 0 Z N"/>
      </draw:custom-shape>
      <draw:custom-shape draw:name="TextBox 7" draw:style-name="Mgr4" draw:text-style-name="MP3" draw:layer="backgroundobjects" svg:width="1.481cm" svg:height="0.339cm" svg:x="23.724cm" svg:y="18.675cm">
        <text:list text:style-name="ML2">
          <text:list-header>
            <text:p text:style-name="MP4"><text:span text:style-name="MT2"><text:page-number>&lt;number&gt;</text:page-number></text:span></text:p>
          </text:list-header>
        </text:list>
        <draw:enhanced-geometry svg:viewBox="0 0 21600 21600" draw:mirror-horizontal="true" draw:type="mso-spt202" draw:enhanced-path="M 0 0 L 21600 0 21600 21600 0 21600 0 0 Z N"/>
      </draw:custom-shape>
      <draw:custom-shape draw:name="TextBox 9" draw:style-name="Mgr5" draw:text-style-name="MP3" draw:layer="backgroundobjects" svg:width="6.319cm" svg:height="0.255cm" svg:x="1.019cm" svg:y="18.666cm">
        <text:list text:style-name="ML2">
          <text:list-header>
            <text:p text:style-name="MP5"><text:span text:style-name="MT3">© Copyright 2014 Pivotal. All rights reserved.</text:span></text:p>
          </text:list-header>
        </text:list>
        <draw:enhanced-geometry svg:viewBox="0 0 21600 21600" draw:type="mso-spt202" draw:enhanced-path="M 0 0 L 21600 0 21600 21600 0 21600 0 0 Z N"/>
      </draw:custom-shape>
      <draw:frame draw:name="Picture 11" draw:style-name="Mgr6" draw:text-style-name="MP6" draw:layer="backgroundobjects" svg:width="2.659cm" svg:height="0.609cm" svg:x="22.115cm" svg:y="17.784cm">
        <draw:image xlink:href="Pictures/10000201000003C4000000DD60ED5A73.png" xlink:type="simple" xlink:show="embed" xlink:actuate="onLoad">
          <text:p/>
        </draw:image>
        <svg:desc>Pivotal_Logo_white.png</svg:desc>
      </draw:frame>
      <draw:custom-shape draw:name="Rectangle 8" draw:style-name="Mgr7" draw:text-style-name="MP3" draw:layer="backgroundobjects" svg:width="25.4cm" svg:height="19.05cm" svg:x="0cm" svg:y="0cm">
        <text:p/>
        <draw:enhanced-geometry svg:viewBox="0 0 21600 21600" draw:type="rectangle" draw:enhanced-path="M 0 0 L 21600 0 21600 21600 0 21600 0 0 Z N"/>
      </draw:custom-shape>
      <draw:custom-shape draw:name="TextBox 10" draw:style-name="Mgr10" draw:text-style-name="MP3" draw:layer="backgroundobjects" svg:width="17.357cm" svg:height="1.319cm" svg:x="3.986cm" svg:y="10.676cm">
        <text:list text:style-name="ML3">
          <text:list-header>
            <text:p text:style-name="MP8"><text:span text:style-name="MT4">BUILT FOR THE </text:span><text:span text:style-name="MT5">SPEED OF </text:span><text:span text:style-name="MT6">BUSINESS</text:span></text:p>
          </text:list-header>
        </text:list>
        <draw:enhanced-geometry svg:viewBox="0 0 21600 21600" draw:type="mso-spt202" draw:enhanced-path="M 0 0 L 21600 0 21600 21600 0 21600 0 0 Z N"/>
      </draw:custom-shape>
      <draw:frame draw:name="Picture 12" draw:style-name="Mgr11" draw:text-style-name="MP6" draw:layer="backgroundobjects" svg:width="16.546cm" svg:height="4.013cm" svg:x="4.427cm" svg:y="6.068cm">
        <draw:image xlink:href="Pictures/10000201000003C4000000DD60ED5A73.png" xlink:type="simple" xlink:show="embed" xlink:actuate="onLoad">
          <text:p/>
        </draw:image>
        <svg:desc>Pivotal_Logo_white.png</svg:desc>
      </draw:frame>
      <draw:frame presentation:style-name="_5f_cfdev-pivotal-template-title" draw:layer="backgroundobjects" svg:width="22.86cm" svg:height="3.175cm" svg:x="1.27cm" svg:y="0.762cm" presentation:class="title" presentation:placeholder="true">
        <draw:text-box/>
      </draw:frame>
      <draw:frame presentation:style-name="_5f_cfdev-pivotal-template-outline1" draw:layer="backgroundobjects" svg:width="22.86cm" svg:height="11.309cm" svg:x="1.27cm" svg:y="4.445cm" presentation:class="outline" presentation:placeholder="true">
        <draw:text-box/>
      </draw:frame>
      <presentation:notes style:page-layout-name="PM2">
        <draw:page-thumbnail presentation:style-name="_5f_cfdev-pivotal-template-title" draw:layer="backgroundobjects" svg:width="13cm" svg:height="9.75cm" svg:x="3.08cm" svg:y="1.83cm" presentation:class="page"/>
        <draw:frame presentation:style-name="_5f_cfdev-pivotal-templat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creation-date>2014-03-19T17:03:03</meta:creation-date>
    <meta:editing-cycles>32</meta:editing-cycles>
    <meta:editing-duration>P1DT2H7M43S</meta:editing-duration>
    <meta:generator>LibreOffice/4.1.1.2$MacOSX_x86 LibreOffice_project/7e4286b58adc75a14f6d83f53a03b6c11fa2903</meta:generator>
    <meta:initial-creator>Paul Chapman</meta:initial-creator>
    <dc:date>2014-04-27T00:52:54.481841000</dc:date>
    <meta:document-statistic meta:object-count="489"/>
  </office:meta>
</office:document-meta>
</file>